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8.71pt"/>
    </style:style>
    <style:style style:name="co4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64.01pt"/>
    </style:style>
    <style:style style:name="ro4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31.29pt" fo:break-before="auto" style:use-optimal-row-height="false"/>
    </style:style>
    <style:style style:name="ro3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33.5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3" table:number-columns-repeated="1015" table:default-cell-style-name="Default"/>
        <table:table-row table:style-name="ro2">
          <table:table-cell table:style-name="ce1" office:value-type="string" calcext:value-type="string">
            <text:p>Motor Step</text:p>
            <text:p>Angle (<text:span text:style-name="T1">°)</text:span></text:p>
          </table:table-cell>
          <table:table-cell table:style-name="ce1" office:value-type="string" calcext:value-type="string">
            <text:p>Controller Step</text:p>
            <text:p>Size/Pulse</text:p>
          </table:table-cell>
          <table:table-cell table:style-name="ce1" office:value-type="string" calcext:value-type="string">
            <text:p>Step Angle/Pulse</text:p>
            <text:p>(<text:span text:style-name="T1">°)</text:span></text:p>
          </table:table-cell>
          <table:table-cell table:style-name="ce1" office:value-type="string" calcext:value-type="string">
            <text:p>Pulses/Full Rotation</text:p>
            <text:p/>
          </table:table-cell>
          <table:table-cell table:style-name="ce1" office:value-type="string" calcext:value-type="string">
            <text:p>Wheel Diameter</text:p>
            <text:p>(cm)</text:p>
          </table:table-cell>
          <table:table-cell table:style-name="ce1" office:value-type="string" calcext:value-type="string">
            <text:p>Distance/Pulse</text:p>
            <text:p>(cm)</text:p>
          </table:table-cell>
          <table:table-cell table:style-name="ce1" office:value-type="string" calcext:value-type="string">
            <text:p>Distance/Rev.</text:p>
            <text:p>(cm)</text:p>
          </table:table-cell>
          <table:table-cell table:style-name="ce1"/>
          <table:table-cell table:style-name="ce1">
            <draw:frame table:end-cell-address="Sheet1.O20" table:end-x="36.57pt" table:end-y="3.2pt" draw:z-index="0" draw:style-name="gr1" draw:text-style-name="P1" svg:width="455.16pt" svg:height="255.63pt" svg:x="10.66pt" svg:y="30.87pt">
              <draw:object draw:notify-on-update-of-ranges="Sheet1.B6:Sheet1.B40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15"/>
        </table:table-row>
        <table:table-row table:style-name="ro3"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formula="of:=[.A2]*[.B2]" office:value-type="float" office:value="0.45" calcext:value-type="float">
            <text:p>0.45</text:p>
          </table:table-cell>
          <table:table-cell table:style-name="ce1" table:formula="of:=360/[.C2]" office:value-type="float" office:value="800" calcext:value-type="float">
            <text:p>800</text:p>
          </table:table-cell>
          <table:table-cell table:style-name="ce1" office:value-type="float" office:value="5.1" calcext:value-type="float">
            <text:p>5.1</text:p>
          </table:table-cell>
          <table:table-cell table:style-name="ce3" table:formula="of:=([.E2]*3.14159)/[.D2]" office:value-type="float" office:value="0.02002763625" calcext:value-type="float">
            <text:p>0.02</text:p>
          </table:table-cell>
          <table:table-cell table:style-name="ce3" table:formula="of:=[.F2]*[.D2]" office:value-type="float" office:value="16.022109" calcext:value-type="float">
            <text:p>16.02</text:p>
          </table:table-cell>
          <table:table-cell table:style-name="ce1" table:number-columns-repeated="1017"/>
        </table:table-row>
        <table:table-row table:style-name="ro3" table:number-rows-repeated="2">
          <table:table-cell table:style-name="ce1" table:number-columns-repeated="1024"/>
        </table:table-row>
        <table:table-row table:style-name="ro5">
          <table:table-cell table:style-name="ce1" office:value-type="string" calcext:value-type="string">
            <text:p>Delay Between</text:p>
            <text:p>Pulses (ms)</text:p>
          </table:table-cell>
          <table:table-cell table:style-name="ce1" office:value-type="string" calcext:value-type="string">
            <text:p>Pulses/Second</text:p>
            <text:p/>
          </table:table-cell>
          <table:table-cell table:style-name="ce1" office:value-type="string" calcext:value-type="string">
            <text:p>Distance</text:p>
            <text:p>Travelled (cm/s)</text:p>
          </table:table-cell>
          <table:table-cell table:style-name="ce1"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1/([.A6]/1000)" office:value-type="float" office:value="1000" calcext:value-type="float">
            <text:p>1000.00</text:p>
          </table:table-cell>
          <table:table-cell table:formula="of:=[.$F$2]*[.B6]" office:value-type="float" office:value="20.02763625" calcext:value-type="float">
            <text:p>20.03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1/([.A7]/1000)" office:value-type="float" office:value="500" calcext:value-type="float">
            <text:p>500.00</text:p>
          </table:table-cell>
          <table:table-cell table:formula="of:=[.$F$2]*[.B7]" office:value-type="float" office:value="10.013818125" calcext:value-type="float">
            <text:p>10.01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1/([.A8]/1000)" office:value-type="float" office:value="333.333333333333" calcext:value-type="float">
            <text:p>333.33</text:p>
          </table:table-cell>
          <table:table-cell table:formula="of:=[.$F$2]*[.B8]" office:value-type="float" office:value="6.67587875" calcext:value-type="float">
            <text:p>6.68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1/([.A9]/1000)" office:value-type="float" office:value="250" calcext:value-type="float">
            <text:p>250.00</text:p>
          </table:table-cell>
          <table:table-cell table:formula="of:=[.$F$2]*[.B9]" office:value-type="float" office:value="5.0069090625" calcext:value-type="float">
            <text:p>5.01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1/([.A10]/1000)" office:value-type="float" office:value="200" calcext:value-type="float">
            <text:p>200.00</text:p>
          </table:table-cell>
          <table:table-cell table:formula="of:=[.$F$2]*[.B10]" office:value-type="float" office:value="4.00552725" calcext:value-type="float">
            <text:p>4.01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1/([.A11]/1000)" office:value-type="float" office:value="166.666666666667" calcext:value-type="float">
            <text:p>166.67</text:p>
          </table:table-cell>
          <table:table-cell table:formula="of:=[.$F$2]*[.B11]" office:value-type="float" office:value="3.337939375" calcext:value-type="float">
            <text:p>3.34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1/([.A12]/1000)" office:value-type="float" office:value="142.857142857143" calcext:value-type="float">
            <text:p>142.86</text:p>
          </table:table-cell>
          <table:table-cell table:formula="of:=[.$F$2]*[.B12]" office:value-type="float" office:value="2.86109089285714" calcext:value-type="float">
            <text:p>2.86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1/([.A13]/1000)" office:value-type="float" office:value="125" calcext:value-type="float">
            <text:p>125.00</text:p>
          </table:table-cell>
          <table:table-cell table:formula="of:=[.$F$2]*[.B13]" office:value-type="float" office:value="2.50345453125" calcext:value-type="float">
            <text:p>2.50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1/([.A14]/1000)" office:value-type="float" office:value="111.111111111111" calcext:value-type="float">
            <text:p>111.11</text:p>
          </table:table-cell>
          <table:table-cell table:formula="of:=[.$F$2]*[.B14]" office:value-type="float" office:value="2.22529291666667" calcext:value-type="float">
            <text:p>2.23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1/([.A15]/1000)" office:value-type="float" office:value="100" calcext:value-type="float">
            <text:p>100.00</text:p>
          </table:table-cell>
          <table:table-cell table:formula="of:=[.$F$2]*[.B15]" office:value-type="float" office:value="2.002763625" calcext:value-type="float">
            <text:p>2.00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1/([.A16]/1000)" office:value-type="float" office:value="90.9090909090909" calcext:value-type="float">
            <text:p>90.91</text:p>
          </table:table-cell>
          <table:table-cell table:formula="of:=[.$F$2]*[.B16]" office:value-type="float" office:value="1.82069420454545" calcext:value-type="float">
            <text:p>1.82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1/([.A17]/1000)" office:value-type="float" office:value="83.3333333333333" calcext:value-type="float">
            <text:p>83.33</text:p>
          </table:table-cell>
          <table:table-cell table:formula="of:=[.$F$2]*[.B17]" office:value-type="float" office:value="1.6689696875" calcext:value-type="float">
            <text:p>1.67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1/([.A18]/1000)" office:value-type="float" office:value="76.9230769230769" calcext:value-type="float">
            <text:p>76.92</text:p>
          </table:table-cell>
          <table:table-cell table:formula="of:=[.$F$2]*[.B18]" office:value-type="float" office:value="1.54058740384615" calcext:value-type="float">
            <text:p>1.54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formula="of:=1/([.A19]/1000)" office:value-type="float" office:value="71.4285714285714" calcext:value-type="float">
            <text:p>71.43</text:p>
          </table:table-cell>
          <table:table-cell table:formula="of:=[.$F$2]*[.B19]" office:value-type="float" office:value="1.43054544642857" calcext:value-type="float">
            <text:p>1.43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1/([.A20]/1000)" office:value-type="float" office:value="66.6666666666667" calcext:value-type="float">
            <text:p>66.67</text:p>
          </table:table-cell>
          <table:table-cell table:formula="of:=[.$F$2]*[.B20]" office:value-type="float" office:value="1.33517575" calcext:value-type="float">
            <text:p>1.34</text:p>
          </table:table-cell>
          <table:table-cell table:number-columns-repeated="1021"/>
        </table:table-row>
        <table:table-row table:style-name="ro4">
          <table:table-cell office:value-type="float" office:value="16" calcext:value-type="float">
            <text:p>16</text:p>
          </table:table-cell>
          <table:table-cell table:formula="of:=1/([.A21]/1000)" office:value-type="float" office:value="62.5" calcext:value-type="float">
            <text:p>62.50</text:p>
          </table:table-cell>
          <table:table-cell table:formula="of:=[.$F$2]*[.B21]" office:value-type="float" office:value="1.251727265625" calcext:value-type="float">
            <text:p>1.25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formula="of:=1/([.A22]/1000)" office:value-type="float" office:value="58.8235294117647" calcext:value-type="float">
            <text:p>58.82</text:p>
          </table:table-cell>
          <table:table-cell table:formula="of:=[.$F$2]*[.B22]" office:value-type="float" office:value="1.17809625" calcext:value-type="float">
            <text:p>1.18</text:p>
          </table:table-cell>
          <table:table-cell table:number-columns-repeated="5"/>
          <table:table-cell>
            <draw:frame table:end-cell-address="Sheet1.O42" table:end-x="37.36pt" table:end-y="7.68pt" draw:z-index="1" draw:style-name="gr1" draw:text-style-name="P1" svg:width="455.19pt" svg:height="255.46pt" svg:x="11.42pt" svg:y="9.24pt">
              <draw:object draw:notify-on-update-of-ranges="Sheet1.C6:Sheet1.C40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4">
          <table:table-cell office:value-type="float" office:value="18" calcext:value-type="float">
            <text:p>18</text:p>
          </table:table-cell>
          <table:table-cell table:formula="of:=1/([.A23]/1000)" office:value-type="float" office:value="55.5555555555556" calcext:value-type="float">
            <text:p>55.56</text:p>
          </table:table-cell>
          <table:table-cell table:formula="of:=[.$F$2]*[.B23]" office:value-type="float" office:value="1.11264645833333" calcext:value-type="float">
            <text:p>1.11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formula="of:=1/([.A24]/1000)" office:value-type="float" office:value="52.6315789473684" calcext:value-type="float">
            <text:p>52.63</text:p>
          </table:table-cell>
          <table:table-cell table:formula="of:=[.$F$2]*[.B24]" office:value-type="float" office:value="1.05408611842105" calcext:value-type="float">
            <text:p>1.05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1/([.A25]/1000)" office:value-type="float" office:value="50" calcext:value-type="float">
            <text:p>50.00</text:p>
          </table:table-cell>
          <table:table-cell table:formula="of:=[.$F$2]*[.B25]" office:value-type="float" office:value="1.0013818125" calcext:value-type="float">
            <text:p>1.00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formula="of:=1/([.A26]/1000)" office:value-type="float" office:value="47.6190476190476" calcext:value-type="float">
            <text:p>47.62</text:p>
          </table:table-cell>
          <table:table-cell table:formula="of:=[.$F$2]*[.B26]" office:value-type="float" office:value="0.953696964285714" calcext:value-type="float">
            <text:p>0.95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formula="of:=1/([.A27]/1000)" office:value-type="float" office:value="45.4545454545455" calcext:value-type="float">
            <text:p>45.45</text:p>
          </table:table-cell>
          <table:table-cell table:formula="of:=[.$F$2]*[.B27]" office:value-type="float" office:value="0.910347102272727" calcext:value-type="float">
            <text:p>0.91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formula="of:=1/([.A28]/1000)" office:value-type="float" office:value="43.4782608695652" calcext:value-type="float">
            <text:p>43.48</text:p>
          </table:table-cell>
          <table:table-cell table:formula="of:=[.$F$2]*[.B28]" office:value-type="float" office:value="0.870766793478261" calcext:value-type="float">
            <text:p>0.87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1/([.A29]/1000)" office:value-type="float" office:value="41.6666666666667" calcext:value-type="float">
            <text:p>41.67</text:p>
          </table:table-cell>
          <table:table-cell table:formula="of:=[.$F$2]*[.B29]" office:value-type="float" office:value="0.83448484375" calcext:value-type="float">
            <text:p>0.83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1/([.A30]/1000)" office:value-type="float" office:value="40" calcext:value-type="float">
            <text:p>40.00</text:p>
          </table:table-cell>
          <table:table-cell table:formula="of:=[.$F$2]*[.B30]" office:value-type="float" office:value="0.80110545" calcext:value-type="float">
            <text:p>0.80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1/([.A31]/1000)" office:value-type="float" office:value="38.4615384615385" calcext:value-type="float">
            <text:p>38.46</text:p>
          </table:table-cell>
          <table:table-cell table:formula="of:=[.$F$2]*[.B31]" office:value-type="float" office:value="0.770293701923077" calcext:value-type="float">
            <text:p>0.77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formula="of:=1/([.A32]/1000)" office:value-type="float" office:value="37.037037037037" calcext:value-type="float">
            <text:p>37.04</text:p>
          </table:table-cell>
          <table:table-cell table:formula="of:=[.$F$2]*[.B32]" office:value-type="float" office:value="0.741764305555555" calcext:value-type="float">
            <text:p>0.74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formula="of:=1/([.A33]/1000)" office:value-type="float" office:value="35.7142857142857" calcext:value-type="float">
            <text:p>35.71</text:p>
          </table:table-cell>
          <table:table-cell table:formula="of:=[.$F$2]*[.B33]" office:value-type="float" office:value="0.715272723214286" calcext:value-type="float">
            <text:p>0.72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formula="of:=1/([.A34]/1000)" office:value-type="float" office:value="34.4827586206897" calcext:value-type="float">
            <text:p>34.48</text:p>
          </table:table-cell>
          <table:table-cell table:formula="of:=[.$F$2]*[.B34]" office:value-type="float" office:value="0.690608146551724" calcext:value-type="float">
            <text:p>0.69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1/([.A35]/1000)" office:value-type="float" office:value="33.3333333333333" calcext:value-type="float">
            <text:p>33.33</text:p>
          </table:table-cell>
          <table:table-cell table:formula="of:=[.$F$2]*[.B35]" office:value-type="float" office:value="0.667587875" calcext:value-type="float">
            <text:p>0.67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1/([.A36]/1000)" office:value-type="float" office:value="32.258064516129" calcext:value-type="float">
            <text:p>32.26</text:p>
          </table:table-cell>
          <table:table-cell table:formula="of:=[.$F$2]*[.B36]" office:value-type="float" office:value="0.646052782258064" calcext:value-type="float">
            <text:p>0.65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1/([.A37]/1000)" office:value-type="float" office:value="31.25" calcext:value-type="float">
            <text:p>31.25</text:p>
          </table:table-cell>
          <table:table-cell table:formula="of:=[.$F$2]*[.B37]" office:value-type="float" office:value="0.6258636328125" calcext:value-type="float">
            <text:p>0.63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1/([.A38]/1000)" office:value-type="float" office:value="30.3030303030303" calcext:value-type="float">
            <text:p>30.30</text:p>
          </table:table-cell>
          <table:table-cell table:formula="of:=[.$F$2]*[.B38]" office:value-type="float" office:value="0.606898068181818" calcext:value-type="float">
            <text:p>0.61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1/([.A39]/1000)" office:value-type="float" office:value="29.4117647058823" calcext:value-type="float">
            <text:p>29.41</text:p>
          </table:table-cell>
          <table:table-cell table:formula="of:=[.$F$2]*[.B39]" office:value-type="float" office:value="0.589048125" calcext:value-type="float">
            <text:p>0.59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formula="of:=1/([.A40]/1000)" office:value-type="float" office:value="28.5714285714286" calcext:value-type="float">
            <text:p>28.57</text:p>
          </table:table-cell>
          <table:table-cell table:formula="of:=[.$F$2]*[.B40]" office:value-type="float" office:value="0.572218178571428" calcext:value-type="float">
            <text:p>0.57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formula="of:=1/([.A41]/1000)" office:value-type="float" office:value="27.7777777777778" calcext:value-type="float">
            <text:p>27.78</text:p>
          </table:table-cell>
          <table:table-cell table:formula="of:=[.$F$2]*[.B41]" office:value-type="float" office:value="0.556323229166667" calcext:value-type="float">
            <text:p>0.56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formula="of:=1/([.A42]/1000)" office:value-type="float" office:value="27.027027027027" calcext:value-type="float">
            <text:p>27.03</text:p>
          </table:table-cell>
          <table:table-cell table:formula="of:=[.$F$2]*[.B42]" office:value-type="float" office:value="0.541287466216216" calcext:value-type="float">
            <text:p>0.54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formula="of:=1/([.A43]/1000)" office:value-type="float" office:value="26.3157894736842" calcext:value-type="float">
            <text:p>26.32</text:p>
          </table:table-cell>
          <table:table-cell table:formula="of:=[.$F$2]*[.B43]" office:value-type="float" office:value="0.527043059210526" calcext:value-type="float">
            <text:p>0.53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formula="of:=1/([.A44]/1000)" office:value-type="float" office:value="25.6410256410256" calcext:value-type="float">
            <text:p>25.64</text:p>
          </table:table-cell>
          <table:table-cell table:formula="of:=[.$F$2]*[.B44]" office:value-type="float" office:value="0.513529134615385" calcext:value-type="float">
            <text:p>0.51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formula="of:=1/([.A45]/1000)" office:value-type="float" office:value="25" calcext:value-type="float">
            <text:p>25.00</text:p>
          </table:table-cell>
          <table:table-cell table:formula="of:=[.$F$2]*[.B45]" office:value-type="float" office:value="0.50069090625" calcext:value-type="float">
            <text:p>0.50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formula="of:=1/([.A46]/1000)" office:value-type="float" office:value="24.390243902439" calcext:value-type="float">
            <text:p>24.39</text:p>
          </table:table-cell>
          <table:table-cell table:formula="of:=[.$F$2]*[.B46]" office:value-type="float" office:value="0.488478932926829" calcext:value-type="float">
            <text:p>0.49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formula="of:=1/([.A47]/1000)" office:value-type="float" office:value="23.8095238095238" calcext:value-type="float">
            <text:p>23.81</text:p>
          </table:table-cell>
          <table:table-cell table:formula="of:=[.$F$2]*[.B47]" office:value-type="float" office:value="0.476848482142857" calcext:value-type="float">
            <text:p>0.48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formula="of:=1/([.A48]/1000)" office:value-type="float" office:value="23.2558139534884" calcext:value-type="float">
            <text:p>23.26</text:p>
          </table:table-cell>
          <table:table-cell table:formula="of:=[.$F$2]*[.B48]" office:value-type="float" office:value="0.465758982558139" calcext:value-type="float">
            <text:p>0.47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formula="of:=1/([.A49]/1000)" office:value-type="float" office:value="22.7272727272727" calcext:value-type="float">
            <text:p>22.73</text:p>
          </table:table-cell>
          <table:table-cell table:formula="of:=[.$F$2]*[.B49]" office:value-type="float" office:value="0.455173551136364" calcext:value-type="float">
            <text:p>0.46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formula="of:=1/([.A50]/1000)" office:value-type="float" office:value="22.2222222222222" calcext:value-type="float">
            <text:p>22.22</text:p>
          </table:table-cell>
          <table:table-cell table:formula="of:=[.$F$2]*[.B50]" office:value-type="float" office:value="0.445058583333333" calcext:value-type="float">
            <text:p>0.45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formula="of:=1/([.A51]/1000)" office:value-type="float" office:value="21.7391304347826" calcext:value-type="float">
            <text:p>21.74</text:p>
          </table:table-cell>
          <table:table-cell table:formula="of:=[.$F$2]*[.B51]" office:value-type="float" office:value="0.43538339673913" calcext:value-type="float">
            <text:p>0.44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formula="of:=1/([.A52]/1000)" office:value-type="float" office:value="21.2765957446808" calcext:value-type="float">
            <text:p>21.28</text:p>
          </table:table-cell>
          <table:table-cell table:formula="of:=[.$F$2]*[.B52]" office:value-type="float" office:value="0.426119920212766" calcext:value-type="float">
            <text:p>0.43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formula="of:=1/([.A53]/1000)" office:value-type="float" office:value="20.8333333333333" calcext:value-type="float">
            <text:p>20.83</text:p>
          </table:table-cell>
          <table:table-cell table:formula="of:=[.$F$2]*[.B53]" office:value-type="float" office:value="0.417242421875" calcext:value-type="float">
            <text:p>0.42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formula="of:=1/([.A54]/1000)" office:value-type="float" office:value="20.4081632653061" calcext:value-type="float">
            <text:p>20.41</text:p>
          </table:table-cell>
          <table:table-cell table:formula="of:=[.$F$2]*[.B54]" office:value-type="float" office:value="0.408727270408163" calcext:value-type="float">
            <text:p>0.41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formula="of:=1/([.A55]/1000)" office:value-type="float" office:value="20" calcext:value-type="float">
            <text:p>20.00</text:p>
          </table:table-cell>
          <table:table-cell table:formula="of:=[.$F$2]*[.B55]" office:value-type="float" office:value="0.400552725" calcext:value-type="float">
            <text:p>0.40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formula="of:=1/([.A56]/1000)" office:value-type="float" office:value="19.6078431372549" calcext:value-type="float">
            <text:p>19.61</text:p>
          </table:table-cell>
          <table:table-cell table:formula="of:=[.$F$2]*[.B56]" office:value-type="float" office:value="0.39269875" calcext:value-type="float">
            <text:p>0.39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formula="of:=1/([.A57]/1000)" office:value-type="float" office:value="19.2307692307692" calcext:value-type="float">
            <text:p>19.23</text:p>
          </table:table-cell>
          <table:table-cell table:formula="of:=[.$F$2]*[.B57]" office:value-type="float" office:value="0.385146850961538" calcext:value-type="float">
            <text:p>0.39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formula="of:=1/([.A58]/1000)" office:value-type="float" office:value="18.8679245283019" calcext:value-type="float">
            <text:p>18.87</text:p>
          </table:table-cell>
          <table:table-cell table:formula="of:=[.$F$2]*[.B58]" office:value-type="float" office:value="0.377879929245283" calcext:value-type="float">
            <text:p>0.38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formula="of:=1/([.A59]/1000)" office:value-type="float" office:value="18.5185185185185" calcext:value-type="float">
            <text:p>18.52</text:p>
          </table:table-cell>
          <table:table-cell table:formula="of:=[.$F$2]*[.B59]" office:value-type="float" office:value="0.370882152777778" calcext:value-type="float">
            <text:p>0.37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formula="of:=1/([.A60]/1000)" office:value-type="float" office:value="18.1818181818182" calcext:value-type="float">
            <text:p>18.18</text:p>
          </table:table-cell>
          <table:table-cell table:formula="of:=[.$F$2]*[.B60]" office:value-type="float" office:value="0.364138840909091" calcext:value-type="float">
            <text:p>0.36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formula="of:=1/([.A61]/1000)" office:value-type="float" office:value="17.8571428571429" calcext:value-type="float">
            <text:p>17.86</text:p>
          </table:table-cell>
          <table:table-cell table:formula="of:=[.$F$2]*[.B61]" office:value-type="float" office:value="0.357636361607143" calcext:value-type="float">
            <text:p>0.36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formula="of:=1/([.A62]/1000)" office:value-type="float" office:value="17.5438596491228" calcext:value-type="float">
            <text:p>17.54</text:p>
          </table:table-cell>
          <table:table-cell table:formula="of:=[.$F$2]*[.B62]" office:value-type="float" office:value="0.351362039473684" calcext:value-type="float">
            <text:p>0.35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formula="of:=1/([.A63]/1000)" office:value-type="float" office:value="17.2413793103448" calcext:value-type="float">
            <text:p>17.24</text:p>
          </table:table-cell>
          <table:table-cell table:formula="of:=[.$F$2]*[.B63]" office:value-type="float" office:value="0.345304073275862" calcext:value-type="float">
            <text:p>0.35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formula="of:=1/([.A64]/1000)" office:value-type="float" office:value="16.9491525423729" calcext:value-type="float">
            <text:p>16.95</text:p>
          </table:table-cell>
          <table:table-cell table:formula="of:=[.$F$2]*[.B64]" office:value-type="float" office:value="0.339451461864407" calcext:value-type="float">
            <text:p>0.34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formula="of:=1/([.A65]/1000)" office:value-type="float" office:value="16.6666666666667" calcext:value-type="float">
            <text:p>16.67</text:p>
          </table:table-cell>
          <table:table-cell table:formula="of:=[.$F$2]*[.B65]" office:value-type="float" office:value="0.3337939375" calcext:value-type="float">
            <text:p>0.33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table:formula="of:=1/([.A66]/1000)" office:value-type="float" office:value="16.3934426229508" calcext:value-type="float">
            <text:p>16.39</text:p>
          </table:table-cell>
          <table:table-cell table:formula="of:=[.$F$2]*[.B66]" office:value-type="float" office:value="0.328321905737705" calcext:value-type="float">
            <text:p>0.33</text:p>
          </table:table-cell>
          <table:table-cell table:number-columns-repeated="1021"/>
        </table:table-row>
        <table:table-row table:style-name="ro4">
          <table:table-cell office:value-type="float" office:value="62" calcext:value-type="float">
            <text:p>62</text:p>
          </table:table-cell>
          <table:table-cell table:formula="of:=1/([.A67]/1000)" office:value-type="float" office:value="16.1290322580645" calcext:value-type="float">
            <text:p>16.13</text:p>
          </table:table-cell>
          <table:table-cell table:formula="of:=[.$F$2]*[.B67]" office:value-type="float" office:value="0.323026391129032" calcext:value-type="float">
            <text:p>0.32</text:p>
          </table:table-cell>
          <table:table-cell table:number-columns-repeated="1021"/>
        </table:table-row>
        <table:table-row table:style-name="ro4">
          <table:table-cell office:value-type="float" office:value="63" calcext:value-type="float">
            <text:p>63</text:p>
          </table:table-cell>
          <table:table-cell table:formula="of:=1/([.A68]/1000)" office:value-type="float" office:value="15.8730158730159" calcext:value-type="float">
            <text:p>15.87</text:p>
          </table:table-cell>
          <table:table-cell table:formula="of:=[.$F$2]*[.B68]" office:value-type="float" office:value="0.317898988095238" calcext:value-type="float">
            <text:p>0.32</text:p>
          </table:table-cell>
          <table:table-cell table:number-columns-repeated="1021"/>
        </table:table-row>
        <table:table-row table:style-name="ro4">
          <table:table-cell office:value-type="float" office:value="64" calcext:value-type="float">
            <text:p>64</text:p>
          </table:table-cell>
          <table:table-cell table:formula="of:=1/([.A69]/1000)" office:value-type="float" office:value="15.625" calcext:value-type="float">
            <text:p>15.63</text:p>
          </table:table-cell>
          <table:table-cell table:formula="of:=[.$F$2]*[.B69]" office:value-type="float" office:value="0.31293181640625" calcext:value-type="float">
            <text:p>0.31</text:p>
          </table:table-cell>
          <table:table-cell table:number-columns-repeated="1021"/>
        </table:table-row>
        <table:table-row table:style-name="ro4">
          <table:table-cell office:value-type="float" office:value="65" calcext:value-type="float">
            <text:p>65</text:p>
          </table:table-cell>
          <table:table-cell table:formula="of:=1/([.A70]/1000)" office:value-type="float" office:value="15.3846153846154" calcext:value-type="float">
            <text:p>15.38</text:p>
          </table:table-cell>
          <table:table-cell table:formula="of:=[.$F$2]*[.B70]" office:value-type="float" office:value="0.308117480769231" calcext:value-type="float">
            <text:p>0.31</text:p>
          </table:table-cell>
          <table:table-cell table:number-columns-repeated="1021"/>
        </table:table-row>
        <table:table-row table:style-name="ro4">
          <table:table-cell office:value-type="float" office:value="66" calcext:value-type="float">
            <text:p>66</text:p>
          </table:table-cell>
          <table:table-cell table:formula="of:=1/([.A71]/1000)" office:value-type="float" office:value="15.1515151515152" calcext:value-type="float">
            <text:p>15.15</text:p>
          </table:table-cell>
          <table:table-cell table:formula="of:=[.$F$2]*[.B71]" office:value-type="float" office:value="0.303449034090909" calcext:value-type="float">
            <text:p>0.30</text:p>
          </table:table-cell>
          <table:table-cell table:number-columns-repeated="1021"/>
        </table:table-row>
        <table:table-row table:style-name="ro4">
          <table:table-cell office:value-type="float" office:value="67" calcext:value-type="float">
            <text:p>67</text:p>
          </table:table-cell>
          <table:table-cell table:formula="of:=1/([.A72]/1000)" office:value-type="float" office:value="14.9253731343284" calcext:value-type="float">
            <text:p>14.93</text:p>
          </table:table-cell>
          <table:table-cell table:formula="of:=[.$F$2]*[.B72]" office:value-type="float" office:value="0.298919944029851" calcext:value-type="float">
            <text:p>0.30</text:p>
          </table:table-cell>
          <table:table-cell table:number-columns-repeated="1021"/>
        </table:table-row>
        <table:table-row table:style-name="ro4">
          <table:table-cell office:value-type="float" office:value="68" calcext:value-type="float">
            <text:p>68</text:p>
          </table:table-cell>
          <table:table-cell table:formula="of:=1/([.A73]/1000)" office:value-type="float" office:value="14.7058823529412" calcext:value-type="float">
            <text:p>14.71</text:p>
          </table:table-cell>
          <table:table-cell table:formula="of:=[.$F$2]*[.B73]" office:value-type="float" office:value="0.2945240625" calcext:value-type="float">
            <text:p>0.29</text:p>
          </table:table-cell>
          <table:table-cell table:number-columns-repeated="1021"/>
        </table:table-row>
        <table:table-row table:style-name="ro4">
          <table:table-cell office:value-type="float" office:value="69" calcext:value-type="float">
            <text:p>69</text:p>
          </table:table-cell>
          <table:table-cell table:formula="of:=1/([.A74]/1000)" office:value-type="float" office:value="14.4927536231884" calcext:value-type="float">
            <text:p>14.49</text:p>
          </table:table-cell>
          <table:table-cell table:formula="of:=[.$F$2]*[.B74]" office:value-type="float" office:value="0.290255597826087" calcext:value-type="float">
            <text:p>0.29</text:p>
          </table:table-cell>
          <table:table-cell table:number-columns-repeated="1021"/>
        </table:table-row>
        <table:table-row table:style-name="ro4">
          <table:table-cell office:value-type="float" office:value="70" calcext:value-type="float">
            <text:p>70</text:p>
          </table:table-cell>
          <table:table-cell table:formula="of:=1/([.A75]/1000)" office:value-type="float" office:value="14.2857142857143" calcext:value-type="float">
            <text:p>14.29</text:p>
          </table:table-cell>
          <table:table-cell table:formula="of:=[.$F$2]*[.B75]" office:value-type="float" office:value="0.286109089285714" calcext:value-type="float">
            <text:p>0.29</text:p>
          </table:table-cell>
          <table:table-cell table:number-columns-repeated="1021"/>
        </table:table-row>
        <table:table-row table:style-name="ro4">
          <table:table-cell office:value-type="float" office:value="71" calcext:value-type="float">
            <text:p>71</text:p>
          </table:table-cell>
          <table:table-cell table:formula="of:=1/([.A76]/1000)" office:value-type="float" office:value="14.0845070422535" calcext:value-type="float">
            <text:p>14.08</text:p>
          </table:table-cell>
          <table:table-cell table:formula="of:=[.$F$2]*[.B76]" office:value-type="float" office:value="0.282079383802817" calcext:value-type="float">
            <text:p>0.28</text:p>
          </table:table-cell>
          <table:table-cell table:number-columns-repeated="1021"/>
        </table:table-row>
        <table:table-row table:style-name="ro4">
          <table:table-cell office:value-type="float" office:value="72" calcext:value-type="float">
            <text:p>72</text:p>
          </table:table-cell>
          <table:table-cell table:formula="of:=1/([.A77]/1000)" office:value-type="float" office:value="13.8888888888889" calcext:value-type="float">
            <text:p>13.89</text:p>
          </table:table-cell>
          <table:table-cell table:formula="of:=[.$F$2]*[.B77]" office:value-type="float" office:value="0.278161614583333" calcext:value-type="float">
            <text:p>0.28</text:p>
          </table:table-cell>
          <table:table-cell table:number-columns-repeated="1021"/>
        </table:table-row>
        <table:table-row table:style-name="ro4">
          <table:table-cell office:value-type="float" office:value="73" calcext:value-type="float">
            <text:p>73</text:p>
          </table:table-cell>
          <table:table-cell table:formula="of:=1/([.A78]/1000)" office:value-type="float" office:value="13.6986301369863" calcext:value-type="float">
            <text:p>13.70</text:p>
          </table:table-cell>
          <table:table-cell table:formula="of:=[.$F$2]*[.B78]" office:value-type="float" office:value="0.274351181506849" calcext:value-type="float">
            <text:p>0.27</text:p>
          </table:table-cell>
          <table:table-cell table:number-columns-repeated="1021"/>
        </table:table-row>
        <table:table-row table:style-name="ro4">
          <table:table-cell office:value-type="float" office:value="74" calcext:value-type="float">
            <text:p>74</text:p>
          </table:table-cell>
          <table:table-cell table:formula="of:=1/([.A79]/1000)" office:value-type="float" office:value="13.5135135135135" calcext:value-type="float">
            <text:p>13.51</text:p>
          </table:table-cell>
          <table:table-cell table:formula="of:=[.$F$2]*[.B79]" office:value-type="float" office:value="0.270643733108108" calcext:value-type="float">
            <text:p>0.27</text:p>
          </table:table-cell>
          <table:table-cell table:number-columns-repeated="1021"/>
        </table:table-row>
        <table:table-row table:style-name="ro4">
          <table:table-cell office:value-type="float" office:value="75" calcext:value-type="float">
            <text:p>75</text:p>
          </table:table-cell>
          <table:table-cell table:formula="of:=1/([.A80]/1000)" office:value-type="float" office:value="13.3333333333333" calcext:value-type="float">
            <text:p>13.33</text:p>
          </table:table-cell>
          <table:table-cell table:formula="of:=[.$F$2]*[.B80]" office:value-type="float" office:value="0.26703515" calcext:value-type="float">
            <text:p>0.27</text:p>
          </table:table-cell>
          <table:table-cell table:number-columns-repeated="1021"/>
        </table:table-row>
        <table:table-row table:style-name="ro4">
          <table:table-cell office:value-type="float" office:value="76" calcext:value-type="float">
            <text:p>76</text:p>
          </table:table-cell>
          <table:table-cell table:formula="of:=1/([.A81]/1000)" office:value-type="float" office:value="13.1578947368421" calcext:value-type="float">
            <text:p>13.16</text:p>
          </table:table-cell>
          <table:table-cell table:formula="of:=[.$F$2]*[.B81]" office:value-type="float" office:value="0.263521529605263" calcext:value-type="float">
            <text:p>0.26</text:p>
          </table:table-cell>
          <table:table-cell table:number-columns-repeated="1021"/>
        </table:table-row>
        <table:table-row table:style-name="ro4">
          <table:table-cell office:value-type="float" office:value="77" calcext:value-type="float">
            <text:p>77</text:p>
          </table:table-cell>
          <table:table-cell table:formula="of:=1/([.A82]/1000)" office:value-type="float" office:value="12.987012987013" calcext:value-type="float">
            <text:p>12.99</text:p>
          </table:table-cell>
          <table:table-cell table:formula="of:=[.$F$2]*[.B82]" office:value-type="float" office:value="0.260099172077922" calcext:value-type="float">
            <text:p>0.26</text:p>
          </table:table-cell>
          <table:table-cell table:number-columns-repeated="1021"/>
        </table:table-row>
        <table:table-row table:style-name="ro4">
          <table:table-cell office:value-type="float" office:value="78" calcext:value-type="float">
            <text:p>78</text:p>
          </table:table-cell>
          <table:table-cell table:formula="of:=1/([.A83]/1000)" office:value-type="float" office:value="12.8205128205128" calcext:value-type="float">
            <text:p>12.82</text:p>
          </table:table-cell>
          <table:table-cell table:formula="of:=[.$F$2]*[.B83]" office:value-type="float" office:value="0.256764567307692" calcext:value-type="float">
            <text:p>0.26</text:p>
          </table:table-cell>
          <table:table-cell table:number-columns-repeated="1021"/>
        </table:table-row>
        <table:table-row table:style-name="ro4">
          <table:table-cell office:value-type="float" office:value="79" calcext:value-type="float">
            <text:p>79</text:p>
          </table:table-cell>
          <table:table-cell table:formula="of:=1/([.A84]/1000)" office:value-type="float" office:value="12.6582278481013" calcext:value-type="float">
            <text:p>12.66</text:p>
          </table:table-cell>
          <table:table-cell table:formula="of:=[.$F$2]*[.B84]" office:value-type="float" office:value="0.253514382911392" calcext:value-type="float">
            <text:p>0.25</text:p>
          </table:table-cell>
          <table:table-cell table:number-columns-repeated="1021"/>
        </table:table-row>
        <table:table-row table:style-name="ro4">
          <table:table-cell office:value-type="float" office:value="80" calcext:value-type="float">
            <text:p>80</text:p>
          </table:table-cell>
          <table:table-cell table:formula="of:=1/([.A85]/1000)" office:value-type="float" office:value="12.5" calcext:value-type="float">
            <text:p>12.50</text:p>
          </table:table-cell>
          <table:table-cell table:formula="of:=[.$F$2]*[.B85]" office:value-type="float" office:value="0.250345453125" calcext:value-type="float">
            <text:p>0.25</text:p>
          </table:table-cell>
          <table:table-cell table:number-columns-repeated="1021"/>
        </table:table-row>
        <table:table-row table:style-name="ro4">
          <table:table-cell office:value-type="float" office:value="81" calcext:value-type="float">
            <text:p>81</text:p>
          </table:table-cell>
          <table:table-cell table:formula="of:=1/([.A86]/1000)" office:value-type="float" office:value="12.3456790123457" calcext:value-type="float">
            <text:p>12.35</text:p>
          </table:table-cell>
          <table:table-cell table:formula="of:=[.$F$2]*[.B86]" office:value-type="float" office:value="0.247254768518518" calcext:value-type="float">
            <text:p>0.25</text:p>
          </table:table-cell>
          <table:table-cell table:number-columns-repeated="1021"/>
        </table:table-row>
        <table:table-row table:style-name="ro4">
          <table:table-cell office:value-type="float" office:value="82" calcext:value-type="float">
            <text:p>82</text:p>
          </table:table-cell>
          <table:table-cell table:formula="of:=1/([.A87]/1000)" office:value-type="float" office:value="12.1951219512195" calcext:value-type="float">
            <text:p>12.20</text:p>
          </table:table-cell>
          <table:table-cell table:formula="of:=[.$F$2]*[.B87]" office:value-type="float" office:value="0.244239466463415" calcext:value-type="float">
            <text:p>0.24</text:p>
          </table:table-cell>
          <table:table-cell table:number-columns-repeated="1021"/>
        </table:table-row>
        <table:table-row table:style-name="ro4">
          <table:table-cell office:value-type="float" office:value="83" calcext:value-type="float">
            <text:p>83</text:p>
          </table:table-cell>
          <table:table-cell table:formula="of:=1/([.A88]/1000)" office:value-type="float" office:value="12.0481927710843" calcext:value-type="float">
            <text:p>12.05</text:p>
          </table:table-cell>
          <table:table-cell table:formula="of:=[.$F$2]*[.B88]" office:value-type="float" office:value="0.241296822289156" calcext:value-type="float">
            <text:p>0.24</text:p>
          </table:table-cell>
          <table:table-cell table:number-columns-repeated="1021"/>
        </table:table-row>
        <table:table-row table:style-name="ro4">
          <table:table-cell office:value-type="float" office:value="84" calcext:value-type="float">
            <text:p>84</text:p>
          </table:table-cell>
          <table:table-cell table:formula="of:=1/([.A89]/1000)" office:value-type="float" office:value="11.9047619047619" calcext:value-type="float">
            <text:p>11.90</text:p>
          </table:table-cell>
          <table:table-cell table:formula="of:=[.$F$2]*[.B89]" office:value-type="float" office:value="0.238424241071428" calcext:value-type="float">
            <text:p>0.24</text:p>
          </table:table-cell>
          <table:table-cell table:number-columns-repeated="1021"/>
        </table:table-row>
        <table:table-row table:style-name="ro4">
          <table:table-cell office:value-type="float" office:value="85" calcext:value-type="float">
            <text:p>85</text:p>
          </table:table-cell>
          <table:table-cell table:formula="of:=1/([.A90]/1000)" office:value-type="float" office:value="11.7647058823529" calcext:value-type="float">
            <text:p>11.76</text:p>
          </table:table-cell>
          <table:table-cell table:formula="of:=[.$F$2]*[.B90]" office:value-type="float" office:value="0.23561925" calcext:value-type="float">
            <text:p>0.24</text:p>
          </table:table-cell>
          <table:table-cell table:number-columns-repeated="1021"/>
        </table:table-row>
        <table:table-row table:style-name="ro4">
          <table:table-cell office:value-type="float" office:value="86" calcext:value-type="float">
            <text:p>86</text:p>
          </table:table-cell>
          <table:table-cell table:formula="of:=1/([.A91]/1000)" office:value-type="float" office:value="11.6279069767442" calcext:value-type="float">
            <text:p>11.63</text:p>
          </table:table-cell>
          <table:table-cell table:formula="of:=[.$F$2]*[.B91]" office:value-type="float" office:value="0.23287949127907" calcext:value-type="float">
            <text:p>0.23</text:p>
          </table:table-cell>
          <table:table-cell table:number-columns-repeated="1021"/>
        </table:table-row>
        <table:table-row table:style-name="ro4">
          <table:table-cell office:value-type="float" office:value="87" calcext:value-type="float">
            <text:p>87</text:p>
          </table:table-cell>
          <table:table-cell table:formula="of:=1/([.A92]/1000)" office:value-type="float" office:value="11.4942528735632" calcext:value-type="float">
            <text:p>11.49</text:p>
          </table:table-cell>
          <table:table-cell table:formula="of:=[.$F$2]*[.B92]" office:value-type="float" office:value="0.230202715517241" calcext:value-type="float">
            <text:p>0.23</text:p>
          </table:table-cell>
          <table:table-cell table:number-columns-repeated="1021"/>
        </table:table-row>
        <table:table-row table:style-name="ro4">
          <table:table-cell office:value-type="float" office:value="88" calcext:value-type="float">
            <text:p>88</text:p>
          </table:table-cell>
          <table:table-cell table:formula="of:=1/([.A93]/1000)" office:value-type="float" office:value="11.3636363636364" calcext:value-type="float">
            <text:p>11.36</text:p>
          </table:table-cell>
          <table:table-cell table:formula="of:=[.$F$2]*[.B93]" office:value-type="float" office:value="0.227586775568182" calcext:value-type="float">
            <text:p>0.23</text:p>
          </table:table-cell>
          <table:table-cell table:number-columns-repeated="1021"/>
        </table:table-row>
        <table:table-row table:style-name="ro4">
          <table:table-cell office:value-type="float" office:value="89" calcext:value-type="float">
            <text:p>89</text:p>
          </table:table-cell>
          <table:table-cell table:formula="of:=1/([.A94]/1000)" office:value-type="float" office:value="11.2359550561798" calcext:value-type="float">
            <text:p>11.24</text:p>
          </table:table-cell>
          <table:table-cell table:formula="of:=[.$F$2]*[.B94]" office:value-type="float" office:value="0.225029620786517" calcext:value-type="float">
            <text:p>0.23</text:p>
          </table:table-cell>
          <table:table-cell table:number-columns-repeated="1021"/>
        </table:table-row>
        <table:table-row table:style-name="ro4">
          <table:table-cell office:value-type="float" office:value="90" calcext:value-type="float">
            <text:p>90</text:p>
          </table:table-cell>
          <table:table-cell table:formula="of:=1/([.A95]/1000)" office:value-type="float" office:value="11.1111111111111" calcext:value-type="float">
            <text:p>11.11</text:p>
          </table:table-cell>
          <table:table-cell table:formula="of:=[.$F$2]*[.B95]" office:value-type="float" office:value="0.222529291666667" calcext:value-type="float">
            <text:p>0.22</text:p>
          </table:table-cell>
          <table:table-cell table:number-columns-repeated="1021"/>
        </table:table-row>
        <table:table-row table:style-name="ro4">
          <table:table-cell office:value-type="float" office:value="91" calcext:value-type="float">
            <text:p>91</text:p>
          </table:table-cell>
          <table:table-cell table:formula="of:=1/([.A96]/1000)" office:value-type="float" office:value="10.989010989011" calcext:value-type="float">
            <text:p>10.99</text:p>
          </table:table-cell>
          <table:table-cell table:formula="of:=[.$F$2]*[.B96]" office:value-type="float" office:value="0.220083914835165" calcext:value-type="float">
            <text:p>0.22</text:p>
          </table:table-cell>
          <table:table-cell table:number-columns-repeated="1021"/>
        </table:table-row>
        <table:table-row table:style-name="ro4">
          <table:table-cell office:value-type="float" office:value="92" calcext:value-type="float">
            <text:p>92</text:p>
          </table:table-cell>
          <table:table-cell table:formula="of:=1/([.A97]/1000)" office:value-type="float" office:value="10.8695652173913" calcext:value-type="float">
            <text:p>10.87</text:p>
          </table:table-cell>
          <table:table-cell table:formula="of:=[.$F$2]*[.B97]" office:value-type="float" office:value="0.217691698369565" calcext:value-type="float">
            <text:p>0.22</text:p>
          </table:table-cell>
          <table:table-cell table:number-columns-repeated="1021"/>
        </table:table-row>
        <table:table-row table:style-name="ro4">
          <table:table-cell office:value-type="float" office:value="93" calcext:value-type="float">
            <text:p>93</text:p>
          </table:table-cell>
          <table:table-cell table:formula="of:=1/([.A98]/1000)" office:value-type="float" office:value="10.752688172043" calcext:value-type="float">
            <text:p>10.75</text:p>
          </table:table-cell>
          <table:table-cell table:formula="of:=[.$F$2]*[.B98]" office:value-type="float" office:value="0.215350927419355" calcext:value-type="float">
            <text:p>0.22</text:p>
          </table:table-cell>
          <table:table-cell table:number-columns-repeated="1021"/>
        </table:table-row>
        <table:table-row table:style-name="ro4">
          <table:table-cell office:value-type="float" office:value="94" calcext:value-type="float">
            <text:p>94</text:p>
          </table:table-cell>
          <table:table-cell table:formula="of:=1/([.A99]/1000)" office:value-type="float" office:value="10.6382978723404" calcext:value-type="float">
            <text:p>10.64</text:p>
          </table:table-cell>
          <table:table-cell table:formula="of:=[.$F$2]*[.B99]" office:value-type="float" office:value="0.213059960106383" calcext:value-type="float">
            <text:p>0.21</text:p>
          </table:table-cell>
          <table:table-cell table:number-columns-repeated="1021"/>
        </table:table-row>
        <table:table-row table:style-name="ro4">
          <table:table-cell office:value-type="float" office:value="95" calcext:value-type="float">
            <text:p>95</text:p>
          </table:table-cell>
          <table:table-cell table:formula="of:=1/([.A100]/1000)" office:value-type="float" office:value="10.5263157894737" calcext:value-type="float">
            <text:p>10.53</text:p>
          </table:table-cell>
          <table:table-cell table:formula="of:=[.$F$2]*[.B100]" office:value-type="float" office:value="0.21081722368421" calcext:value-type="float">
            <text:p>0.21</text:p>
          </table:table-cell>
          <table:table-cell table:number-columns-repeated="1021"/>
        </table:table-row>
        <table:table-row table:style-name="ro4">
          <table:table-cell office:value-type="float" office:value="96" calcext:value-type="float">
            <text:p>96</text:p>
          </table:table-cell>
          <table:table-cell table:formula="of:=1/([.A101]/1000)" office:value-type="float" office:value="10.4166666666667" calcext:value-type="float">
            <text:p>10.42</text:p>
          </table:table-cell>
          <table:table-cell table:formula="of:=[.$F$2]*[.B101]" office:value-type="float" office:value="0.2086212109375" calcext:value-type="float">
            <text:p>0.21</text:p>
          </table:table-cell>
          <table:table-cell table:number-columns-repeated="1021"/>
        </table:table-row>
        <table:table-row table:style-name="ro4">
          <table:table-cell office:value-type="float" office:value="97" calcext:value-type="float">
            <text:p>97</text:p>
          </table:table-cell>
          <table:table-cell table:formula="of:=1/([.A102]/1000)" office:value-type="float" office:value="10.3092783505155" calcext:value-type="float">
            <text:p>10.31</text:p>
          </table:table-cell>
          <table:table-cell table:formula="of:=[.$F$2]*[.B102]" office:value-type="float" office:value="0.206470476804124" calcext:value-type="float">
            <text:p>0.21</text:p>
          </table:table-cell>
          <table:table-cell table:number-columns-repeated="1021"/>
        </table:table-row>
        <table:table-row table:style-name="ro4">
          <table:table-cell office:value-type="float" office:value="98" calcext:value-type="float">
            <text:p>98</text:p>
          </table:table-cell>
          <table:table-cell table:formula="of:=1/([.A103]/1000)" office:value-type="float" office:value="10.2040816326531" calcext:value-type="float">
            <text:p>10.20</text:p>
          </table:table-cell>
          <table:table-cell table:formula="of:=[.$F$2]*[.B103]" office:value-type="float" office:value="0.204363635204082" calcext:value-type="float">
            <text:p>0.20</text:p>
          </table:table-cell>
          <table:table-cell table:number-columns-repeated="1021"/>
        </table:table-row>
        <table:table-row table:style-name="ro4">
          <table:table-cell office:value-type="float" office:value="99" calcext:value-type="float">
            <text:p>99</text:p>
          </table:table-cell>
          <table:table-cell table:formula="of:=1/([.A104]/1000)" office:value-type="float" office:value="10.1010101010101" calcext:value-type="float">
            <text:p>10.10</text:p>
          </table:table-cell>
          <table:table-cell table:formula="of:=[.$F$2]*[.B104]" office:value-type="float" office:value="0.202299356060606" calcext:value-type="float">
            <text:p>0.20</text:p>
          </table:table-cell>
          <table:table-cell table:number-columns-repeated="1021"/>
        </table:table-row>
        <table:table-row table:style-name="ro4">
          <table:table-cell office:value-type="float" office:value="100" calcext:value-type="float">
            <text:p>100</text:p>
          </table:table-cell>
          <table:table-cell table:formula="of:=1/([.A105]/1000)" office:value-type="float" office:value="10" calcext:value-type="float">
            <text:p>10.00</text:p>
          </table:table-cell>
          <table:table-cell table:formula="of:=[.$F$2]*[.B105]" office:value-type="float" office:value="0.2002763625" calcext:value-type="float">
            <text:p>0.20</text:p>
          </table:table-cell>
          <table:table-cell table:number-columns-repeated="1021"/>
        </table:table-row>
        <table:table-row table:style-name="ro4">
          <table:table-cell office:value-type="float" office:value="101" calcext:value-type="float">
            <text:p>101</text:p>
          </table:table-cell>
          <table:table-cell table:formula="of:=1/([.A106]/1000)" office:value-type="float" office:value="9.9009900990099" calcext:value-type="float">
            <text:p>9.90</text:p>
          </table:table-cell>
          <table:table-cell table:formula="of:=[.$F$2]*[.B106]" office:value-type="float" office:value="0.198293428217822" calcext:value-type="float">
            <text:p>0.20</text:p>
          </table:table-cell>
          <table:table-cell table:number-columns-repeated="1021"/>
        </table:table-row>
        <table:table-row table:style-name="ro4">
          <table:table-cell office:value-type="float" office:value="102" calcext:value-type="float">
            <text:p>102</text:p>
          </table:table-cell>
          <table:table-cell table:formula="of:=1/([.A107]/1000)" office:value-type="float" office:value="9.80392156862745" calcext:value-type="float">
            <text:p>9.80</text:p>
          </table:table-cell>
          <table:table-cell table:formula="of:=[.$F$2]*[.B107]" office:value-type="float" office:value="0.196349375" calcext:value-type="float">
            <text:p>0.20</text:p>
          </table:table-cell>
          <table:table-cell table:number-columns-repeated="1021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1/([.A108]/1000)" office:value-type="float" office:value="9.70873786407767" calcext:value-type="float">
            <text:p>9.71</text:p>
          </table:table-cell>
          <table:table-cell table:formula="of:=[.$F$2]*[.B108]" office:value-type="float" office:value="0.194443070388349" calcext:value-type="float">
            <text:p>0.19</text:p>
          </table:table-cell>
          <table:table-cell table:number-columns-repeated="1021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1/([.A109]/1000)" office:value-type="float" office:value="9.61538461538462" calcext:value-type="float">
            <text:p>9.62</text:p>
          </table:table-cell>
          <table:table-cell table:formula="of:=[.$F$2]*[.B109]" office:value-type="float" office:value="0.192573425480769" calcext:value-type="float">
            <text:p>0.19</text:p>
          </table:table-cell>
          <table:table-cell table:number-columns-repeated="1021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1/([.A110]/1000)" office:value-type="float" office:value="9.52380952380952" calcext:value-type="float">
            <text:p>9.52</text:p>
          </table:table-cell>
          <table:table-cell table:formula="of:=[.$F$2]*[.B110]" office:value-type="float" office:value="0.190739392857143" calcext:value-type="float">
            <text:p>0.19</text:p>
          </table:table-cell>
          <table:table-cell table:number-columns-repeated="1021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1/([.A111]/1000)" office:value-type="float" office:value="9.43396226415094" calcext:value-type="float">
            <text:p>9.43</text:p>
          </table:table-cell>
          <table:table-cell table:formula="of:=[.$F$2]*[.B111]" office:value-type="float" office:value="0.188939964622641" calcext:value-type="float">
            <text:p>0.19</text:p>
          </table:table-cell>
          <table:table-cell table:number-columns-repeated="1021"/>
        </table:table-row>
        <table:table-row table:style-name="ro4">
          <table:table-cell office:value-type="float" office:value="107" calcext:value-type="float">
            <text:p>107</text:p>
          </table:table-cell>
          <table:table-cell table:formula="of:=1/([.A112]/1000)" office:value-type="float" office:value="9.34579439252336" calcext:value-type="float">
            <text:p>9.35</text:p>
          </table:table-cell>
          <table:table-cell table:formula="of:=[.$F$2]*[.B112]" office:value-type="float" office:value="0.187174170560748" calcext:value-type="float">
            <text:p>0.19</text:p>
          </table:table-cell>
          <table:table-cell table:number-columns-repeated="1021"/>
        </table:table-row>
        <table:table-row table:style-name="ro4">
          <table:table-cell office:value-type="float" office:value="108" calcext:value-type="float">
            <text:p>108</text:p>
          </table:table-cell>
          <table:table-cell table:formula="of:=1/([.A113]/1000)" office:value-type="float" office:value="9.25925925925926" calcext:value-type="float">
            <text:p>9.26</text:p>
          </table:table-cell>
          <table:table-cell table:formula="of:=[.$F$2]*[.B113]" office:value-type="float" office:value="0.185441076388889" calcext:value-type="float">
            <text:p>0.19</text:p>
          </table:table-cell>
          <table:table-cell table:number-columns-repeated="1021"/>
        </table:table-row>
        <table:table-row table:style-name="ro4">
          <table:table-cell office:value-type="float" office:value="109" calcext:value-type="float">
            <text:p>109</text:p>
          </table:table-cell>
          <table:table-cell table:formula="of:=1/([.A114]/1000)" office:value-type="float" office:value="9.1743119266055" calcext:value-type="float">
            <text:p>9.17</text:p>
          </table:table-cell>
          <table:table-cell table:formula="of:=[.$F$2]*[.B114]" office:value-type="float" office:value="0.183739782110092" calcext:value-type="float">
            <text:p>0.18</text:p>
          </table:table-cell>
          <table:table-cell table:number-columns-repeated="1021"/>
        </table:table-row>
        <table:table-row table:style-name="ro4">
          <table:table-cell office:value-type="float" office:value="110" calcext:value-type="float">
            <text:p>110</text:p>
          </table:table-cell>
          <table:table-cell table:formula="of:=1/([.A115]/1000)" office:value-type="float" office:value="9.09090909090909" calcext:value-type="float">
            <text:p>9.09</text:p>
          </table:table-cell>
          <table:table-cell table:formula="of:=[.$F$2]*[.B115]" office:value-type="float" office:value="0.182069420454545" calcext:value-type="float">
            <text:p>0.18</text:p>
          </table:table-cell>
          <table:table-cell table:number-columns-repeated="1021"/>
        </table:table-row>
        <table:table-row table:style-name="ro4">
          <table:table-cell office:value-type="float" office:value="111" calcext:value-type="float">
            <text:p>111</text:p>
          </table:table-cell>
          <table:table-cell table:formula="of:=1/([.A116]/1000)" office:value-type="float" office:value="9.00900900900901" calcext:value-type="float">
            <text:p>9.01</text:p>
          </table:table-cell>
          <table:table-cell table:formula="of:=[.$F$2]*[.B116]" office:value-type="float" office:value="0.180429155405405" calcext:value-type="float">
            <text:p>0.18</text:p>
          </table:table-cell>
          <table:table-cell table:number-columns-repeated="1021"/>
        </table:table-row>
        <table:table-row table:style-name="ro4">
          <table:table-cell office:value-type="float" office:value="112" calcext:value-type="float">
            <text:p>112</text:p>
          </table:table-cell>
          <table:table-cell table:formula="of:=1/([.A117]/1000)" office:value-type="float" office:value="8.92857142857143" calcext:value-type="float">
            <text:p>8.93</text:p>
          </table:table-cell>
          <table:table-cell table:formula="of:=[.$F$2]*[.B117]" office:value-type="float" office:value="0.178818180803571" calcext:value-type="float">
            <text:p>0.18</text:p>
          </table:table-cell>
          <table:table-cell table:number-columns-repeated="1021"/>
        </table:table-row>
        <table:table-row table:style-name="ro4">
          <table:table-cell office:value-type="float" office:value="113" calcext:value-type="float">
            <text:p>113</text:p>
          </table:table-cell>
          <table:table-cell table:formula="of:=1/([.A118]/1000)" office:value-type="float" office:value="8.84955752212389" calcext:value-type="float">
            <text:p>8.85</text:p>
          </table:table-cell>
          <table:table-cell table:formula="of:=[.$F$2]*[.B118]" office:value-type="float" office:value="0.177235719026549" calcext:value-type="float">
            <text:p>0.18</text:p>
          </table:table-cell>
          <table:table-cell table:number-columns-repeated="1021"/>
        </table:table-row>
        <table:table-row table:style-name="ro4">
          <table:table-cell office:value-type="float" office:value="114" calcext:value-type="float">
            <text:p>114</text:p>
          </table:table-cell>
          <table:table-cell table:formula="of:=1/([.A119]/1000)" office:value-type="float" office:value="8.7719298245614" calcext:value-type="float">
            <text:p>8.77</text:p>
          </table:table-cell>
          <table:table-cell table:formula="of:=[.$F$2]*[.B119]" office:value-type="float" office:value="0.175681019736842" calcext:value-type="float">
            <text:p>0.18</text:p>
          </table:table-cell>
          <table:table-cell table:number-columns-repeated="1021"/>
        </table:table-row>
        <table:table-row table:style-name="ro4">
          <table:table-cell office:value-type="float" office:value="115" calcext:value-type="float">
            <text:p>115</text:p>
          </table:table-cell>
          <table:table-cell table:formula="of:=1/([.A120]/1000)" office:value-type="float" office:value="8.69565217391304" calcext:value-type="float">
            <text:p>8.70</text:p>
          </table:table-cell>
          <table:table-cell table:formula="of:=[.$F$2]*[.B120]" office:value-type="float" office:value="0.174153358695652" calcext:value-type="float">
            <text:p>0.17</text:p>
          </table:table-cell>
          <table:table-cell table:number-columns-repeated="1021"/>
        </table:table-row>
        <table:table-row table:style-name="ro4">
          <table:table-cell office:value-type="float" office:value="116" calcext:value-type="float">
            <text:p>116</text:p>
          </table:table-cell>
          <table:table-cell table:formula="of:=1/([.A121]/1000)" office:value-type="float" office:value="8.62068965517241" calcext:value-type="float">
            <text:p>8.62</text:p>
          </table:table-cell>
          <table:table-cell table:formula="of:=[.$F$2]*[.B121]" office:value-type="float" office:value="0.172652036637931" calcext:value-type="float">
            <text:p>0.17</text:p>
          </table:table-cell>
          <table:table-cell table:number-columns-repeated="1021"/>
        </table:table-row>
        <table:table-row table:style-name="ro4">
          <table:table-cell office:value-type="float" office:value="117" calcext:value-type="float">
            <text:p>117</text:p>
          </table:table-cell>
          <table:table-cell table:formula="of:=1/([.A122]/1000)" office:value-type="float" office:value="8.54700854700855" calcext:value-type="float">
            <text:p>8.55</text:p>
          </table:table-cell>
          <table:table-cell table:formula="of:=[.$F$2]*[.B122]" office:value-type="float" office:value="0.171176378205128" calcext:value-type="float">
            <text:p>0.17</text:p>
          </table:table-cell>
          <table:table-cell table:number-columns-repeated="1021"/>
        </table:table-row>
        <table:table-row table:style-name="ro4">
          <table:table-cell office:value-type="float" office:value="118" calcext:value-type="float">
            <text:p>118</text:p>
          </table:table-cell>
          <table:table-cell table:formula="of:=1/([.A123]/1000)" office:value-type="float" office:value="8.47457627118644" calcext:value-type="float">
            <text:p>8.47</text:p>
          </table:table-cell>
          <table:table-cell table:formula="of:=[.$F$2]*[.B123]" office:value-type="float" office:value="0.169725730932203" calcext:value-type="float">
            <text:p>0.17</text:p>
          </table:table-cell>
          <table:table-cell table:number-columns-repeated="1021"/>
        </table:table-row>
        <table:table-row table:style-name="ro4">
          <table:table-cell office:value-type="float" office:value="119" calcext:value-type="float">
            <text:p>119</text:p>
          </table:table-cell>
          <table:table-cell table:formula="of:=1/([.A124]/1000)" office:value-type="float" office:value="8.40336134453782" calcext:value-type="float">
            <text:p>8.40</text:p>
          </table:table-cell>
          <table:table-cell table:formula="of:=[.$F$2]*[.B124]" office:value-type="float" office:value="0.168299464285714" calcext:value-type="float">
            <text:p>0.17</text:p>
          </table:table-cell>
          <table:table-cell table:number-columns-repeated="1021"/>
        </table:table-row>
        <table:table-row table:style-name="ro4">
          <table:table-cell office:value-type="float" office:value="120" calcext:value-type="float">
            <text:p>120</text:p>
          </table:table-cell>
          <table:table-cell table:formula="of:=1/([.A125]/1000)" office:value-type="float" office:value="8.33333333333333" calcext:value-type="float">
            <text:p>8.33</text:p>
          </table:table-cell>
          <table:table-cell table:formula="of:=[.$F$2]*[.B125]" office:value-type="float" office:value="0.16689696875" calcext:value-type="float">
            <text:p>0.17</text:p>
          </table:table-cell>
          <table:table-cell table:number-columns-repeated="1021"/>
        </table:table-row>
        <table:table-row table:style-name="ro4">
          <table:table-cell office:value-type="float" office:value="121" calcext:value-type="float">
            <text:p>121</text:p>
          </table:table-cell>
          <table:table-cell table:formula="of:=1/([.A126]/1000)" office:value-type="float" office:value="8.26446280991736" calcext:value-type="float">
            <text:p>8.26</text:p>
          </table:table-cell>
          <table:table-cell table:formula="of:=[.$F$2]*[.B126]" office:value-type="float" office:value="0.165517654958678" calcext:value-type="float">
            <text:p>0.17</text:p>
          </table:table-cell>
          <table:table-cell table:number-columns-repeated="1021"/>
        </table:table-row>
        <table:table-row table:style-name="ro4">
          <table:table-cell office:value-type="float" office:value="122" calcext:value-type="float">
            <text:p>122</text:p>
          </table:table-cell>
          <table:table-cell table:formula="of:=1/([.A127]/1000)" office:value-type="float" office:value="8.19672131147541" calcext:value-type="float">
            <text:p>8.20</text:p>
          </table:table-cell>
          <table:table-cell table:formula="of:=[.$F$2]*[.B127]" office:value-type="float" office:value="0.164160952868852" calcext:value-type="float">
            <text:p>0.16</text:p>
          </table:table-cell>
          <table:table-cell table:number-columns-repeated="1021"/>
        </table:table-row>
        <table:table-row table:style-name="ro4">
          <table:table-cell office:value-type="float" office:value="123" calcext:value-type="float">
            <text:p>123</text:p>
          </table:table-cell>
          <table:table-cell table:formula="of:=1/([.A128]/1000)" office:value-type="float" office:value="8.13008130081301" calcext:value-type="float">
            <text:p>8.13</text:p>
          </table:table-cell>
          <table:table-cell table:formula="of:=[.$F$2]*[.B128]" office:value-type="float" office:value="0.16282631097561" calcext:value-type="float">
            <text:p>0.16</text:p>
          </table:table-cell>
          <table:table-cell table:number-columns-repeated="1021"/>
        </table:table-row>
        <table:table-row table:style-name="ro4">
          <table:table-cell office:value-type="float" office:value="124" calcext:value-type="float">
            <text:p>124</text:p>
          </table:table-cell>
          <table:table-cell table:formula="of:=1/([.A129]/1000)" office:value-type="float" office:value="8.06451612903226" calcext:value-type="float">
            <text:p>8.06</text:p>
          </table:table-cell>
          <table:table-cell table:formula="of:=[.$F$2]*[.B129]" office:value-type="float" office:value="0.161513195564516" calcext:value-type="float">
            <text:p>0.16</text:p>
          </table:table-cell>
          <table:table-cell table:number-columns-repeated="1021"/>
        </table:table-row>
        <table:table-row table:style-name="ro4">
          <table:table-cell office:value-type="float" office:value="125" calcext:value-type="float">
            <text:p>125</text:p>
          </table:table-cell>
          <table:table-cell table:formula="of:=1/([.A130]/1000)" office:value-type="float" office:value="8" calcext:value-type="float">
            <text:p>8.00</text:p>
          </table:table-cell>
          <table:table-cell table:formula="of:=[.$F$2]*[.B130]" office:value-type="float" office:value="0.16022109" calcext:value-type="float">
            <text:p>0.16</text:p>
          </table:table-cell>
          <table:table-cell table:number-columns-repeated="1021"/>
        </table:table-row>
        <table:table-row table:style-name="ro4">
          <table:table-cell office:value-type="float" office:value="126" calcext:value-type="float">
            <text:p>126</text:p>
          </table:table-cell>
          <table:table-cell table:formula="of:=1/([.A131]/1000)" office:value-type="float" office:value="7.93650793650794" calcext:value-type="float">
            <text:p>7.94</text:p>
          </table:table-cell>
          <table:table-cell table:formula="of:=[.$F$2]*[.B131]" office:value-type="float" office:value="0.158949494047619" calcext:value-type="float">
            <text:p>0.16</text:p>
          </table:table-cell>
          <table:table-cell table:number-columns-repeated="1021"/>
        </table:table-row>
        <table:table-row table:style-name="ro4">
          <table:table-cell office:value-type="float" office:value="127" calcext:value-type="float">
            <text:p>127</text:p>
          </table:table-cell>
          <table:table-cell table:formula="of:=1/([.A132]/1000)" office:value-type="float" office:value="7.8740157480315" calcext:value-type="float">
            <text:p>7.87</text:p>
          </table:table-cell>
          <table:table-cell table:formula="of:=[.$F$2]*[.B132]" office:value-type="float" office:value="0.157697923228346" calcext:value-type="float">
            <text:p>0.16</text:p>
          </table:table-cell>
          <table:table-cell table:number-columns-repeated="1021"/>
        </table:table-row>
        <table:table-row table:style-name="ro4">
          <table:table-cell office:value-type="float" office:value="128" calcext:value-type="float">
            <text:p>128</text:p>
          </table:table-cell>
          <table:table-cell table:formula="of:=1/([.A133]/1000)" office:value-type="float" office:value="7.8125" calcext:value-type="float">
            <text:p>7.81</text:p>
          </table:table-cell>
          <table:table-cell table:formula="of:=[.$F$2]*[.B133]" office:value-type="float" office:value="0.156465908203125" calcext:value-type="float">
            <text:p>0.16</text:p>
          </table:table-cell>
          <table:table-cell table:number-columns-repeated="1021"/>
        </table:table-row>
        <table:table-row table:style-name="ro4">
          <table:table-cell office:value-type="float" office:value="129" calcext:value-type="float">
            <text:p>129</text:p>
          </table:table-cell>
          <table:table-cell table:formula="of:=1/([.A134]/1000)" office:value-type="float" office:value="7.75193798449612" calcext:value-type="float">
            <text:p>7.75</text:p>
          </table:table-cell>
          <table:table-cell table:formula="of:=[.$F$2]*[.B134]" office:value-type="float" office:value="0.155252994186046" calcext:value-type="float">
            <text:p>0.16</text:p>
          </table:table-cell>
          <table:table-cell table:number-columns-repeated="1021"/>
        </table:table-row>
        <table:table-row table:style-name="ro4">
          <table:table-cell office:value-type="float" office:value="130" calcext:value-type="float">
            <text:p>130</text:p>
          </table:table-cell>
          <table:table-cell table:formula="of:=1/([.A135]/1000)" office:value-type="float" office:value="7.69230769230769" calcext:value-type="float">
            <text:p>7.69</text:p>
          </table:table-cell>
          <table:table-cell table:formula="of:=[.$F$2]*[.B135]" office:value-type="float" office:value="0.154058740384615" calcext:value-type="float">
            <text:p>0.15</text:p>
          </table:table-cell>
          <table:table-cell table:number-columns-repeated="1021"/>
        </table:table-row>
        <table:table-row table:style-name="ro4">
          <table:table-cell office:value-type="float" office:value="131" calcext:value-type="float">
            <text:p>131</text:p>
          </table:table-cell>
          <table:table-cell table:formula="of:=1/([.A136]/1000)" office:value-type="float" office:value="7.63358778625954" calcext:value-type="float">
            <text:p>7.63</text:p>
          </table:table-cell>
          <table:table-cell table:formula="of:=[.$F$2]*[.B136]" office:value-type="float" office:value="0.152882719465649" calcext:value-type="float">
            <text:p>0.15</text:p>
          </table:table-cell>
          <table:table-cell table:number-columns-repeated="1021"/>
        </table:table-row>
        <table:table-row table:style-name="ro4">
          <table:table-cell office:value-type="float" office:value="132" calcext:value-type="float">
            <text:p>132</text:p>
          </table:table-cell>
          <table:table-cell table:formula="of:=1/([.A137]/1000)" office:value-type="float" office:value="7.57575757575758" calcext:value-type="float">
            <text:p>7.58</text:p>
          </table:table-cell>
          <table:table-cell table:formula="of:=[.$F$2]*[.B137]" office:value-type="float" office:value="0.151724517045454" calcext:value-type="float">
            <text:p>0.15</text:p>
          </table:table-cell>
          <table:table-cell table:number-columns-repeated="1021"/>
        </table:table-row>
        <table:table-row table:style-name="ro4">
          <table:table-cell office:value-type="float" office:value="133" calcext:value-type="float">
            <text:p>133</text:p>
          </table:table-cell>
          <table:table-cell table:formula="of:=1/([.A138]/1000)" office:value-type="float" office:value="7.5187969924812" calcext:value-type="float">
            <text:p>7.52</text:p>
          </table:table-cell>
          <table:table-cell table:formula="of:=[.$F$2]*[.B138]" office:value-type="float" office:value="0.150583731203007" calcext:value-type="float">
            <text:p>0.15</text:p>
          </table:table-cell>
          <table:table-cell table:number-columns-repeated="1021"/>
        </table:table-row>
        <table:table-row table:style-name="ro4">
          <table:table-cell office:value-type="float" office:value="134" calcext:value-type="float">
            <text:p>134</text:p>
          </table:table-cell>
          <table:table-cell table:formula="of:=1/([.A139]/1000)" office:value-type="float" office:value="7.46268656716418" calcext:value-type="float">
            <text:p>7.46</text:p>
          </table:table-cell>
          <table:table-cell table:formula="of:=[.$F$2]*[.B139]" office:value-type="float" office:value="0.149459972014925" calcext:value-type="float">
            <text:p>0.15</text:p>
          </table:table-cell>
          <table:table-cell table:number-columns-repeated="1021"/>
        </table:table-row>
        <table:table-row table:style-name="ro4">
          <table:table-cell office:value-type="float" office:value="135" calcext:value-type="float">
            <text:p>135</text:p>
          </table:table-cell>
          <table:table-cell table:formula="of:=1/([.A140]/1000)" office:value-type="float" office:value="7.40740740740741" calcext:value-type="float">
            <text:p>7.41</text:p>
          </table:table-cell>
          <table:table-cell table:formula="of:=[.$F$2]*[.B140]" office:value-type="float" office:value="0.148352861111111" calcext:value-type="float">
            <text:p>0.15</text:p>
          </table:table-cell>
          <table:table-cell table:number-columns-repeated="1021"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1/([.A141]/1000)" office:value-type="float" office:value="7.35294117647059" calcext:value-type="float">
            <text:p>7.35</text:p>
          </table:table-cell>
          <table:table-cell table:formula="of:=[.$F$2]*[.B141]" office:value-type="float" office:value="0.14726203125" calcext:value-type="float">
            <text:p>0.15</text:p>
          </table:table-cell>
          <table:table-cell table:number-columns-repeated="1021"/>
        </table:table-row>
        <table:table-row table:style-name="ro4">
          <table:table-cell office:value-type="float" office:value="137" calcext:value-type="float">
            <text:p>137</text:p>
          </table:table-cell>
          <table:table-cell table:formula="of:=1/([.A142]/1000)" office:value-type="float" office:value="7.2992700729927" calcext:value-type="float">
            <text:p>7.30</text:p>
          </table:table-cell>
          <table:table-cell table:formula="of:=[.$F$2]*[.B142]" office:value-type="float" office:value="0.146187125912409" calcext:value-type="float">
            <text:p>0.15</text:p>
          </table:table-cell>
          <table:table-cell table:number-columns-repeated="1021"/>
        </table:table-row>
        <table:table-row table:style-name="ro4">
          <table:table-cell office:value-type="float" office:value="138" calcext:value-type="float">
            <text:p>138</text:p>
          </table:table-cell>
          <table:table-cell table:formula="of:=1/([.A143]/1000)" office:value-type="float" office:value="7.2463768115942" calcext:value-type="float">
            <text:p>7.25</text:p>
          </table:table-cell>
          <table:table-cell table:formula="of:=[.$F$2]*[.B143]" office:value-type="float" office:value="0.145127798913043" calcext:value-type="float">
            <text:p>0.15</text:p>
          </table:table-cell>
          <table:table-cell table:number-columns-repeated="1021"/>
        </table:table-row>
        <table:table-row table:style-name="ro4">
          <table:table-cell office:value-type="float" office:value="139" calcext:value-type="float">
            <text:p>139</text:p>
          </table:table-cell>
          <table:table-cell table:formula="of:=1/([.A144]/1000)" office:value-type="float" office:value="7.19424460431655" calcext:value-type="float">
            <text:p>7.19</text:p>
          </table:table-cell>
          <table:table-cell table:formula="of:=[.$F$2]*[.B144]" office:value-type="float" office:value="0.144083714028777" calcext:value-type="float">
            <text:p>0.14</text:p>
          </table:table-cell>
          <table:table-cell table:number-columns-repeated="1021"/>
        </table:table-row>
        <table:table-row table:style-name="ro4">
          <table:table-cell office:value-type="float" office:value="140" calcext:value-type="float">
            <text:p>140</text:p>
          </table:table-cell>
          <table:table-cell table:formula="of:=1/([.A145]/1000)" office:value-type="float" office:value="7.14285714285714" calcext:value-type="float">
            <text:p>7.14</text:p>
          </table:table-cell>
          <table:table-cell table:formula="of:=[.$F$2]*[.B145]" office:value-type="float" office:value="0.143054544642857" calcext:value-type="float">
            <text:p>0.14</text:p>
          </table:table-cell>
          <table:table-cell table:number-columns-repeated="1021"/>
        </table:table-row>
        <table:table-row table:style-name="ro4">
          <table:table-cell office:value-type="float" office:value="141" calcext:value-type="float">
            <text:p>141</text:p>
          </table:table-cell>
          <table:table-cell table:formula="of:=1/([.A146]/1000)" office:value-type="float" office:value="7.09219858156028" calcext:value-type="float">
            <text:p>7.09</text:p>
          </table:table-cell>
          <table:table-cell table:formula="of:=[.$F$2]*[.B146]" office:value-type="float" office:value="0.142039973404255" calcext:value-type="float">
            <text:p>0.14</text:p>
          </table:table-cell>
          <table:table-cell table:number-columns-repeated="1021"/>
        </table:table-row>
        <table:table-row table:style-name="ro4">
          <table:table-cell office:value-type="float" office:value="142" calcext:value-type="float">
            <text:p>142</text:p>
          </table:table-cell>
          <table:table-cell table:formula="of:=1/([.A147]/1000)" office:value-type="float" office:value="7.04225352112676" calcext:value-type="float">
            <text:p>7.04</text:p>
          </table:table-cell>
          <table:table-cell table:formula="of:=[.$F$2]*[.B147]" office:value-type="float" office:value="0.141039691901408" calcext:value-type="float">
            <text:p>0.14</text:p>
          </table:table-cell>
          <table:table-cell table:number-columns-repeated="1021"/>
        </table:table-row>
        <table:table-row table:style-name="ro4">
          <table:table-cell office:value-type="float" office:value="143" calcext:value-type="float">
            <text:p>143</text:p>
          </table:table-cell>
          <table:table-cell table:formula="of:=1/([.A148]/1000)" office:value-type="float" office:value="6.99300699300699" calcext:value-type="float">
            <text:p>6.99</text:p>
          </table:table-cell>
          <table:table-cell table:formula="of:=[.$F$2]*[.B148]" office:value-type="float" office:value="0.14005340034965" calcext:value-type="float">
            <text:p>0.14</text:p>
          </table:table-cell>
          <table:table-cell table:number-columns-repeated="1021"/>
        </table:table-row>
        <table:table-row table:style-name="ro4">
          <table:table-cell office:value-type="float" office:value="144" calcext:value-type="float">
            <text:p>144</text:p>
          </table:table-cell>
          <table:table-cell table:formula="of:=1/([.A149]/1000)" office:value-type="float" office:value="6.94444444444444" calcext:value-type="float">
            <text:p>6.94</text:p>
          </table:table-cell>
          <table:table-cell table:formula="of:=[.$F$2]*[.B149]" office:value-type="float" office:value="0.139080807291667" calcext:value-type="float">
            <text:p>0.14</text:p>
          </table:table-cell>
          <table:table-cell table:number-columns-repeated="1021"/>
        </table:table-row>
        <table:table-row table:style-name="ro4">
          <table:table-cell office:value-type="float" office:value="145" calcext:value-type="float">
            <text:p>145</text:p>
          </table:table-cell>
          <table:table-cell table:formula="of:=1/([.A150]/1000)" office:value-type="float" office:value="6.89655172413793" calcext:value-type="float">
            <text:p>6.90</text:p>
          </table:table-cell>
          <table:table-cell table:formula="of:=[.$F$2]*[.B150]" office:value-type="float" office:value="0.138121629310345" calcext:value-type="float">
            <text:p>0.14</text:p>
          </table:table-cell>
          <table:table-cell table:number-columns-repeated="1021"/>
        </table:table-row>
        <table:table-row table:style-name="ro4">
          <table:table-cell office:value-type="float" office:value="146" calcext:value-type="float">
            <text:p>146</text:p>
          </table:table-cell>
          <table:table-cell table:formula="of:=1/([.A151]/1000)" office:value-type="float" office:value="6.84931506849315" calcext:value-type="float">
            <text:p>6.85</text:p>
          </table:table-cell>
          <table:table-cell table:formula="of:=[.$F$2]*[.B151]" office:value-type="float" office:value="0.137175590753425" calcext:value-type="float">
            <text:p>0.14</text:p>
          </table:table-cell>
          <table:table-cell table:number-columns-repeated="1021"/>
        </table:table-row>
        <table:table-row table:style-name="ro4">
          <table:table-cell office:value-type="float" office:value="147" calcext:value-type="float">
            <text:p>147</text:p>
          </table:table-cell>
          <table:table-cell table:formula="of:=1/([.A152]/1000)" office:value-type="float" office:value="6.80272108843537" calcext:value-type="float">
            <text:p>6.80</text:p>
          </table:table-cell>
          <table:table-cell table:formula="of:=[.$F$2]*[.B152]" office:value-type="float" office:value="0.136242423469388" calcext:value-type="float">
            <text:p>0.14</text:p>
          </table:table-cell>
          <table:table-cell table:number-columns-repeated="1021"/>
        </table:table-row>
        <table:table-row table:style-name="ro4">
          <table:table-cell office:value-type="float" office:value="148" calcext:value-type="float">
            <text:p>148</text:p>
          </table:table-cell>
          <table:table-cell table:formula="of:=1/([.A153]/1000)" office:value-type="float" office:value="6.75675675675676" calcext:value-type="float">
            <text:p>6.76</text:p>
          </table:table-cell>
          <table:table-cell table:formula="of:=[.$F$2]*[.B153]" office:value-type="float" office:value="0.135321866554054" calcext:value-type="float">
            <text:p>0.14</text:p>
          </table:table-cell>
          <table:table-cell table:number-columns-repeated="1021"/>
        </table:table-row>
        <table:table-row table:style-name="ro4">
          <table:table-cell office:value-type="float" office:value="149" calcext:value-type="float">
            <text:p>149</text:p>
          </table:table-cell>
          <table:table-cell table:formula="of:=1/([.A154]/1000)" office:value-type="float" office:value="6.71140939597315" calcext:value-type="float">
            <text:p>6.71</text:p>
          </table:table-cell>
          <table:table-cell table:formula="of:=[.$F$2]*[.B154]" office:value-type="float" office:value="0.134413666107383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50" calcext:value-type="float">
            <text:p>150</text:p>
          </table:table-cell>
          <table:table-cell table:formula="of:=1/([.A155]/1000)" office:value-type="float" office:value="6.66666666666667" calcext:value-type="float">
            <text:p>6.67</text:p>
          </table:table-cell>
          <table:table-cell table:formula="of:=[.$F$2]*[.B155]" office:value-type="float" office:value="0.133517575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51" calcext:value-type="float">
            <text:p>151</text:p>
          </table:table-cell>
          <table:table-cell table:formula="of:=1/([.A156]/1000)" office:value-type="float" office:value="6.62251655629139" calcext:value-type="float">
            <text:p>6.62</text:p>
          </table:table-cell>
          <table:table-cell table:formula="of:=[.$F$2]*[.B156]" office:value-type="float" office:value="0.132633352649007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52" calcext:value-type="float">
            <text:p>152</text:p>
          </table:table-cell>
          <table:table-cell table:formula="of:=1/([.A157]/1000)" office:value-type="float" office:value="6.57894736842105" calcext:value-type="float">
            <text:p>6.58</text:p>
          </table:table-cell>
          <table:table-cell table:formula="of:=[.$F$2]*[.B157]" office:value-type="float" office:value="0.131760764802632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53" calcext:value-type="float">
            <text:p>153</text:p>
          </table:table-cell>
          <table:table-cell table:formula="of:=1/([.A158]/1000)" office:value-type="float" office:value="6.5359477124183" calcext:value-type="float">
            <text:p>6.54</text:p>
          </table:table-cell>
          <table:table-cell table:formula="of:=[.$F$2]*[.B158]" office:value-type="float" office:value="0.130899583333333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54" calcext:value-type="float">
            <text:p>154</text:p>
          </table:table-cell>
          <table:table-cell table:formula="of:=1/([.A159]/1000)" office:value-type="float" office:value="6.49350649350649" calcext:value-type="float">
            <text:p>6.49</text:p>
          </table:table-cell>
          <table:table-cell table:formula="of:=[.$F$2]*[.B159]" office:value-type="float" office:value="0.130049586038961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55" calcext:value-type="float">
            <text:p>155</text:p>
          </table:table-cell>
          <table:table-cell table:formula="of:=1/([.A160]/1000)" office:value-type="float" office:value="6.45161290322581" calcext:value-type="float">
            <text:p>6.45</text:p>
          </table:table-cell>
          <table:table-cell table:formula="of:=[.$F$2]*[.B160]" office:value-type="float" office:value="0.129210556451613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56" calcext:value-type="float">
            <text:p>156</text:p>
          </table:table-cell>
          <table:table-cell table:formula="of:=1/([.A161]/1000)" office:value-type="float" office:value="6.41025641025641" calcext:value-type="float">
            <text:p>6.41</text:p>
          </table:table-cell>
          <table:table-cell table:formula="of:=[.$F$2]*[.B161]" office:value-type="float" office:value="0.128382283653846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57" calcext:value-type="float">
            <text:p>157</text:p>
          </table:table-cell>
          <table:table-cell table:formula="of:=1/([.A162]/1000)" office:value-type="float" office:value="6.36942675159236" calcext:value-type="float">
            <text:p>6.37</text:p>
          </table:table-cell>
          <table:table-cell table:formula="of:=[.$F$2]*[.B162]" office:value-type="float" office:value="0.127564562101911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58" calcext:value-type="float">
            <text:p>158</text:p>
          </table:table-cell>
          <table:table-cell table:formula="of:=1/([.A163]/1000)" office:value-type="float" office:value="6.32911392405063" calcext:value-type="float">
            <text:p>6.33</text:p>
          </table:table-cell>
          <table:table-cell table:formula="of:=[.$F$2]*[.B163]" office:value-type="float" office:value="0.126757191455696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59" calcext:value-type="float">
            <text:p>159</text:p>
          </table:table-cell>
          <table:table-cell table:formula="of:=1/([.A164]/1000)" office:value-type="float" office:value="6.28930817610063" calcext:value-type="float">
            <text:p>6.29</text:p>
          </table:table-cell>
          <table:table-cell table:formula="of:=[.$F$2]*[.B164]" office:value-type="float" office:value="0.125959976415094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60" calcext:value-type="float">
            <text:p>160</text:p>
          </table:table-cell>
          <table:table-cell table:formula="of:=1/([.A165]/1000)" office:value-type="float" office:value="6.25" calcext:value-type="float">
            <text:p>6.25</text:p>
          </table:table-cell>
          <table:table-cell table:formula="of:=[.$F$2]*[.B165]" office:value-type="float" office:value="0.1251727265625" calcext:value-type="float">
            <text:p>0.13</text:p>
          </table:table-cell>
          <table:table-cell table:number-columns-repeated="1021"/>
        </table:table-row>
        <table:table-row table:style-name="ro4">
          <table:table-cell office:value-type="float" office:value="161" calcext:value-type="float">
            <text:p>161</text:p>
          </table:table-cell>
          <table:table-cell table:formula="of:=1/([.A166]/1000)" office:value-type="float" office:value="6.2111801242236" calcext:value-type="float">
            <text:p>6.21</text:p>
          </table:table-cell>
          <table:table-cell table:formula="of:=[.$F$2]*[.B166]" office:value-type="float" office:value="0.12439525621118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1/([.A167]/1000)" office:value-type="float" office:value="6.17283950617284" calcext:value-type="float">
            <text:p>6.17</text:p>
          </table:table-cell>
          <table:table-cell table:formula="of:=[.$F$2]*[.B167]" office:value-type="float" office:value="0.123627384259259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63" calcext:value-type="float">
            <text:p>163</text:p>
          </table:table-cell>
          <table:table-cell table:formula="of:=1/([.A168]/1000)" office:value-type="float" office:value="6.13496932515337" calcext:value-type="float">
            <text:p>6.13</text:p>
          </table:table-cell>
          <table:table-cell table:formula="of:=[.$F$2]*[.B168]" office:value-type="float" office:value="0.12286893404908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64" calcext:value-type="float">
            <text:p>164</text:p>
          </table:table-cell>
          <table:table-cell table:formula="of:=1/([.A169]/1000)" office:value-type="float" office:value="6.09756097560976" calcext:value-type="float">
            <text:p>6.10</text:p>
          </table:table-cell>
          <table:table-cell table:formula="of:=[.$F$2]*[.B169]" office:value-type="float" office:value="0.122119733231707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65" calcext:value-type="float">
            <text:p>165</text:p>
          </table:table-cell>
          <table:table-cell table:formula="of:=1/([.A170]/1000)" office:value-type="float" office:value="6.06060606060606" calcext:value-type="float">
            <text:p>6.06</text:p>
          </table:table-cell>
          <table:table-cell table:formula="of:=[.$F$2]*[.B170]" office:value-type="float" office:value="0.121379613636364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66" calcext:value-type="float">
            <text:p>166</text:p>
          </table:table-cell>
          <table:table-cell table:formula="of:=1/([.A171]/1000)" office:value-type="float" office:value="6.02409638554217" calcext:value-type="float">
            <text:p>6.02</text:p>
          </table:table-cell>
          <table:table-cell table:formula="of:=[.$F$2]*[.B171]" office:value-type="float" office:value="0.120648411144578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67" calcext:value-type="float">
            <text:p>167</text:p>
          </table:table-cell>
          <table:table-cell table:formula="of:=1/([.A172]/1000)" office:value-type="float" office:value="5.98802395209581" calcext:value-type="float">
            <text:p>5.99</text:p>
          </table:table-cell>
          <table:table-cell table:formula="of:=[.$F$2]*[.B172]" office:value-type="float" office:value="0.119925965568862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68" calcext:value-type="float">
            <text:p>168</text:p>
          </table:table-cell>
          <table:table-cell table:formula="of:=1/([.A173]/1000)" office:value-type="float" office:value="5.95238095238095" calcext:value-type="float">
            <text:p>5.95</text:p>
          </table:table-cell>
          <table:table-cell table:formula="of:=[.$F$2]*[.B173]" office:value-type="float" office:value="0.119212120535714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1/([.A174]/1000)" office:value-type="float" office:value="5.91715976331361" calcext:value-type="float">
            <text:p>5.92</text:p>
          </table:table-cell>
          <table:table-cell table:formula="of:=[.$F$2]*[.B174]" office:value-type="float" office:value="0.118506723372781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70" calcext:value-type="float">
            <text:p>170</text:p>
          </table:table-cell>
          <table:table-cell table:formula="of:=1/([.A175]/1000)" office:value-type="float" office:value="5.88235294117647" calcext:value-type="float">
            <text:p>5.88</text:p>
          </table:table-cell>
          <table:table-cell table:formula="of:=[.$F$2]*[.B175]" office:value-type="float" office:value="0.117809625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71" calcext:value-type="float">
            <text:p>171</text:p>
          </table:table-cell>
          <table:table-cell table:formula="of:=1/([.A176]/1000)" office:value-type="float" office:value="5.84795321637427" calcext:value-type="float">
            <text:p>5.85</text:p>
          </table:table-cell>
          <table:table-cell table:formula="of:=[.$F$2]*[.B176]" office:value-type="float" office:value="0.117120679824561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1/([.A177]/1000)" office:value-type="float" office:value="5.81395348837209" calcext:value-type="float">
            <text:p>5.81</text:p>
          </table:table-cell>
          <table:table-cell table:formula="of:=[.$F$2]*[.B177]" office:value-type="float" office:value="0.116439745639535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73" calcext:value-type="float">
            <text:p>173</text:p>
          </table:table-cell>
          <table:table-cell table:formula="of:=1/([.A178]/1000)" office:value-type="float" office:value="5.78034682080925" calcext:value-type="float">
            <text:p>5.78</text:p>
          </table:table-cell>
          <table:table-cell table:formula="of:=[.$F$2]*[.B178]" office:value-type="float" office:value="0.115766683526012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74" calcext:value-type="float">
            <text:p>174</text:p>
          </table:table-cell>
          <table:table-cell table:formula="of:=1/([.A179]/1000)" office:value-type="float" office:value="5.74712643678161" calcext:value-type="float">
            <text:p>5.75</text:p>
          </table:table-cell>
          <table:table-cell table:formula="of:=[.$F$2]*[.B179]" office:value-type="float" office:value="0.115101357758621" calcext:value-type="float">
            <text:p>0.12</text:p>
          </table:table-cell>
          <table:table-cell table:number-columns-repeated="1021"/>
        </table:table-row>
        <table:table-row table:style-name="ro4">
          <table:table-cell office:value-type="float" office:value="175" calcext:value-type="float">
            <text:p>175</text:p>
          </table:table-cell>
          <table:table-cell table:formula="of:=1/([.A180]/1000)" office:value-type="float" office:value="5.71428571428571" calcext:value-type="float">
            <text:p>5.71</text:p>
          </table:table-cell>
          <table:table-cell table:formula="of:=[.$F$2]*[.B180]" office:value-type="float" office:value="0.114443635714286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76" calcext:value-type="float">
            <text:p>176</text:p>
          </table:table-cell>
          <table:table-cell table:formula="of:=1/([.A181]/1000)" office:value-type="float" office:value="5.68181818181818" calcext:value-type="float">
            <text:p>5.68</text:p>
          </table:table-cell>
          <table:table-cell table:formula="of:=[.$F$2]*[.B181]" office:value-type="float" office:value="0.113793387784091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77" calcext:value-type="float">
            <text:p>177</text:p>
          </table:table-cell>
          <table:table-cell table:formula="of:=1/([.A182]/1000)" office:value-type="float" office:value="5.64971751412429" calcext:value-type="float">
            <text:p>5.65</text:p>
          </table:table-cell>
          <table:table-cell table:formula="of:=[.$F$2]*[.B182]" office:value-type="float" office:value="0.113150487288136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78" calcext:value-type="float">
            <text:p>178</text:p>
          </table:table-cell>
          <table:table-cell table:formula="of:=1/([.A183]/1000)" office:value-type="float" office:value="5.61797752808989" calcext:value-type="float">
            <text:p>5.62</text:p>
          </table:table-cell>
          <table:table-cell table:formula="of:=[.$F$2]*[.B183]" office:value-type="float" office:value="0.112514810393258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1/([.A184]/1000)" office:value-type="float" office:value="5.58659217877095" calcext:value-type="float">
            <text:p>5.59</text:p>
          </table:table-cell>
          <table:table-cell table:formula="of:=[.$F$2]*[.B184]" office:value-type="float" office:value="0.11188623603352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80" calcext:value-type="float">
            <text:p>180</text:p>
          </table:table-cell>
          <table:table-cell table:formula="of:=1/([.A185]/1000)" office:value-type="float" office:value="5.55555555555556" calcext:value-type="float">
            <text:p>5.56</text:p>
          </table:table-cell>
          <table:table-cell table:formula="of:=[.$F$2]*[.B185]" office:value-type="float" office:value="0.111264645833333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1/([.A186]/1000)" office:value-type="float" office:value="5.52486187845304" calcext:value-type="float">
            <text:p>5.52</text:p>
          </table:table-cell>
          <table:table-cell table:formula="of:=[.$F$2]*[.B186]" office:value-type="float" office:value="0.110649924033149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82" calcext:value-type="float">
            <text:p>182</text:p>
          </table:table-cell>
          <table:table-cell table:formula="of:=1/([.A187]/1000)" office:value-type="float" office:value="5.49450549450549" calcext:value-type="float">
            <text:p>5.49</text:p>
          </table:table-cell>
          <table:table-cell table:formula="of:=[.$F$2]*[.B187]" office:value-type="float" office:value="0.110041957417582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83" calcext:value-type="float">
            <text:p>183</text:p>
          </table:table-cell>
          <table:table-cell table:formula="of:=1/([.A188]/1000)" office:value-type="float" office:value="5.46448087431694" calcext:value-type="float">
            <text:p>5.46</text:p>
          </table:table-cell>
          <table:table-cell table:formula="of:=[.$F$2]*[.B188]" office:value-type="float" office:value="0.109440635245902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84" calcext:value-type="float">
            <text:p>184</text:p>
          </table:table-cell>
          <table:table-cell table:formula="of:=1/([.A189]/1000)" office:value-type="float" office:value="5.43478260869565" calcext:value-type="float">
            <text:p>5.43</text:p>
          </table:table-cell>
          <table:table-cell table:formula="of:=[.$F$2]*[.B189]" office:value-type="float" office:value="0.108845849184783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85" calcext:value-type="float">
            <text:p>185</text:p>
          </table:table-cell>
          <table:table-cell table:formula="of:=1/([.A190]/1000)" office:value-type="float" office:value="5.40540540540541" calcext:value-type="float">
            <text:p>5.41</text:p>
          </table:table-cell>
          <table:table-cell table:formula="of:=[.$F$2]*[.B190]" office:value-type="float" office:value="0.108257493243243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86" calcext:value-type="float">
            <text:p>186</text:p>
          </table:table-cell>
          <table:table-cell table:formula="of:=1/([.A191]/1000)" office:value-type="float" office:value="5.37634408602151" calcext:value-type="float">
            <text:p>5.38</text:p>
          </table:table-cell>
          <table:table-cell table:formula="of:=[.$F$2]*[.B191]" office:value-type="float" office:value="0.107675463709677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87" calcext:value-type="float">
            <text:p>187</text:p>
          </table:table-cell>
          <table:table-cell table:formula="of:=1/([.A192]/1000)" office:value-type="float" office:value="5.3475935828877" calcext:value-type="float">
            <text:p>5.35</text:p>
          </table:table-cell>
          <table:table-cell table:formula="of:=[.$F$2]*[.B192]" office:value-type="float" office:value="0.107099659090909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88" calcext:value-type="float">
            <text:p>188</text:p>
          </table:table-cell>
          <table:table-cell table:formula="of:=1/([.A193]/1000)" office:value-type="float" office:value="5.31914893617021" calcext:value-type="float">
            <text:p>5.32</text:p>
          </table:table-cell>
          <table:table-cell table:formula="of:=[.$F$2]*[.B193]" office:value-type="float" office:value="0.106529980053191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89" calcext:value-type="float">
            <text:p>189</text:p>
          </table:table-cell>
          <table:table-cell table:formula="of:=1/([.A194]/1000)" office:value-type="float" office:value="5.29100529100529" calcext:value-type="float">
            <text:p>5.29</text:p>
          </table:table-cell>
          <table:table-cell table:formula="of:=[.$F$2]*[.B194]" office:value-type="float" office:value="0.105966329365079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90" calcext:value-type="float">
            <text:p>190</text:p>
          </table:table-cell>
          <table:table-cell table:formula="of:=1/([.A195]/1000)" office:value-type="float" office:value="5.26315789473684" calcext:value-type="float">
            <text:p>5.26</text:p>
          </table:table-cell>
          <table:table-cell table:formula="of:=[.$F$2]*[.B195]" office:value-type="float" office:value="0.105408611842105" calcext:value-type="float">
            <text:p>0.11</text:p>
          </table:table-cell>
          <table:table-cell table:number-columns-repeated="1021"/>
        </table:table-row>
        <table:table-row table:style-name="ro4">
          <table:table-cell office:value-type="float" office:value="191" calcext:value-type="float">
            <text:p>191</text:p>
          </table:table-cell>
          <table:table-cell table:formula="of:=1/([.A196]/1000)" office:value-type="float" office:value="5.23560209424084" calcext:value-type="float">
            <text:p>5.24</text:p>
          </table:table-cell>
          <table:table-cell table:formula="of:=[.$F$2]*[.B196]" office:value-type="float" office:value="0.104856734293194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192" calcext:value-type="float">
            <text:p>192</text:p>
          </table:table-cell>
          <table:table-cell table:formula="of:=1/([.A197]/1000)" office:value-type="float" office:value="5.20833333333333" calcext:value-type="float">
            <text:p>5.21</text:p>
          </table:table-cell>
          <table:table-cell table:formula="of:=[.$F$2]*[.B197]" office:value-type="float" office:value="0.10431060546875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193" calcext:value-type="float">
            <text:p>193</text:p>
          </table:table-cell>
          <table:table-cell table:formula="of:=1/([.A198]/1000)" office:value-type="float" office:value="5.18134715025907" calcext:value-type="float">
            <text:p>5.18</text:p>
          </table:table-cell>
          <table:table-cell table:formula="of:=[.$F$2]*[.B198]" office:value-type="float" office:value="0.103770136010363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1/([.A199]/1000)" office:value-type="float" office:value="5.15463917525773" calcext:value-type="float">
            <text:p>5.15</text:p>
          </table:table-cell>
          <table:table-cell table:formula="of:=[.$F$2]*[.B199]" office:value-type="float" office:value="0.103235238402062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195" calcext:value-type="float">
            <text:p>195</text:p>
          </table:table-cell>
          <table:table-cell table:formula="of:=1/([.A200]/1000)" office:value-type="float" office:value="5.12820512820513" calcext:value-type="float">
            <text:p>5.13</text:p>
          </table:table-cell>
          <table:table-cell table:formula="of:=[.$F$2]*[.B200]" office:value-type="float" office:value="0.102705826923077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196" calcext:value-type="float">
            <text:p>196</text:p>
          </table:table-cell>
          <table:table-cell table:formula="of:=1/([.A201]/1000)" office:value-type="float" office:value="5.10204081632653" calcext:value-type="float">
            <text:p>5.10</text:p>
          </table:table-cell>
          <table:table-cell table:formula="of:=[.$F$2]*[.B201]" office:value-type="float" office:value="0.102181817602041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197" calcext:value-type="float">
            <text:p>197</text:p>
          </table:table-cell>
          <table:table-cell table:formula="of:=1/([.A202]/1000)" office:value-type="float" office:value="5.0761421319797" calcext:value-type="float">
            <text:p>5.08</text:p>
          </table:table-cell>
          <table:table-cell table:formula="of:=[.$F$2]*[.B202]" office:value-type="float" office:value="0.101663128172589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198" calcext:value-type="float">
            <text:p>198</text:p>
          </table:table-cell>
          <table:table-cell table:formula="of:=1/([.A203]/1000)" office:value-type="float" office:value="5.05050505050505" calcext:value-type="float">
            <text:p>5.05</text:p>
          </table:table-cell>
          <table:table-cell table:formula="of:=[.$F$2]*[.B203]" office:value-type="float" office:value="0.101149678030303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199" calcext:value-type="float">
            <text:p>199</text:p>
          </table:table-cell>
          <table:table-cell table:formula="of:=1/([.A204]/1000)" office:value-type="float" office:value="5.0251256281407" calcext:value-type="float">
            <text:p>5.03</text:p>
          </table:table-cell>
          <table:table-cell table:formula="of:=[.$F$2]*[.B204]" office:value-type="float" office:value="0.100641388190955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1/([.A205]/1000)" office:value-type="float" office:value="5" calcext:value-type="float">
            <text:p>5.00</text:p>
          </table:table-cell>
          <table:table-cell table:formula="of:=[.$F$2]*[.B205]" office:value-type="float" office:value="0.10013818125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01" calcext:value-type="float">
            <text:p>201</text:p>
          </table:table-cell>
          <table:table-cell table:formula="of:=1/([.A206]/1000)" office:value-type="float" office:value="4.97512437810945" calcext:value-type="float">
            <text:p>4.98</text:p>
          </table:table-cell>
          <table:table-cell table:formula="of:=[.$F$2]*[.B206]" office:value-type="float" office:value="0.0996399813432836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02" calcext:value-type="float">
            <text:p>202</text:p>
          </table:table-cell>
          <table:table-cell table:formula="of:=1/([.A207]/1000)" office:value-type="float" office:value="4.95049504950495" calcext:value-type="float">
            <text:p>4.95</text:p>
          </table:table-cell>
          <table:table-cell table:formula="of:=[.$F$2]*[.B207]" office:value-type="float" office:value="0.0991467141089109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1/([.A208]/1000)" office:value-type="float" office:value="4.92610837438424" calcext:value-type="float">
            <text:p>4.93</text:p>
          </table:table-cell>
          <table:table-cell table:formula="of:=[.$F$2]*[.B208]" office:value-type="float" office:value="0.0986583066502463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04" calcext:value-type="float">
            <text:p>204</text:p>
          </table:table-cell>
          <table:table-cell table:formula="of:=1/([.A209]/1000)" office:value-type="float" office:value="4.90196078431373" calcext:value-type="float">
            <text:p>4.90</text:p>
          </table:table-cell>
          <table:table-cell table:formula="of:=[.$F$2]*[.B209]" office:value-type="float" office:value="0.0981746875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05" calcext:value-type="float">
            <text:p>205</text:p>
          </table:table-cell>
          <table:table-cell table:formula="of:=1/([.A210]/1000)" office:value-type="float" office:value="4.87804878048781" calcext:value-type="float">
            <text:p>4.88</text:p>
          </table:table-cell>
          <table:table-cell table:formula="of:=[.$F$2]*[.B210]" office:value-type="float" office:value="0.0976957865853658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06" calcext:value-type="float">
            <text:p>206</text:p>
          </table:table-cell>
          <table:table-cell table:formula="of:=1/([.A211]/1000)" office:value-type="float" office:value="4.85436893203884" calcext:value-type="float">
            <text:p>4.85</text:p>
          </table:table-cell>
          <table:table-cell table:formula="of:=[.$F$2]*[.B211]" office:value-type="float" office:value="0.0972215351941748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07" calcext:value-type="float">
            <text:p>207</text:p>
          </table:table-cell>
          <table:table-cell table:formula="of:=1/([.A212]/1000)" office:value-type="float" office:value="4.83091787439614" calcext:value-type="float">
            <text:p>4.83</text:p>
          </table:table-cell>
          <table:table-cell table:formula="of:=[.$F$2]*[.B212]" office:value-type="float" office:value="0.096751865942029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08" calcext:value-type="float">
            <text:p>208</text:p>
          </table:table-cell>
          <table:table-cell table:formula="of:=1/([.A213]/1000)" office:value-type="float" office:value="4.80769230769231" calcext:value-type="float">
            <text:p>4.81</text:p>
          </table:table-cell>
          <table:table-cell table:formula="of:=[.$F$2]*[.B213]" office:value-type="float" office:value="0.0962867127403846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09" calcext:value-type="float">
            <text:p>209</text:p>
          </table:table-cell>
          <table:table-cell table:formula="of:=1/([.A214]/1000)" office:value-type="float" office:value="4.78468899521531" calcext:value-type="float">
            <text:p>4.78</text:p>
          </table:table-cell>
          <table:table-cell table:formula="of:=[.$F$2]*[.B214]" office:value-type="float" office:value="0.0958260107655502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10" calcext:value-type="float">
            <text:p>210</text:p>
          </table:table-cell>
          <table:table-cell table:formula="of:=1/([.A215]/1000)" office:value-type="float" office:value="4.76190476190476" calcext:value-type="float">
            <text:p>4.76</text:p>
          </table:table-cell>
          <table:table-cell table:formula="of:=[.$F$2]*[.B215]" office:value-type="float" office:value="0.0953696964285714" calcext:value-type="float">
            <text:p>0.10</text:p>
          </table:table-cell>
          <table:table-cell table:number-columns-repeated="1021"/>
        </table:table-row>
        <table:table-row table:style-name="ro4">
          <table:table-cell office:value-type="float" office:value="211" calcext:value-type="float">
            <text:p>211</text:p>
          </table:table-cell>
          <table:table-cell table:formula="of:=1/([.A216]/1000)" office:value-type="float" office:value="4.739336492891" calcext:value-type="float">
            <text:p>4.74</text:p>
          </table:table-cell>
          <table:table-cell table:formula="of:=[.$F$2]*[.B216]" office:value-type="float" office:value="0.0949177073459715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12" calcext:value-type="float">
            <text:p>212</text:p>
          </table:table-cell>
          <table:table-cell table:formula="of:=1/([.A217]/1000)" office:value-type="float" office:value="4.71698113207547" calcext:value-type="float">
            <text:p>4.72</text:p>
          </table:table-cell>
          <table:table-cell table:formula="of:=[.$F$2]*[.B217]" office:value-type="float" office:value="0.0944699823113207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13" calcext:value-type="float">
            <text:p>213</text:p>
          </table:table-cell>
          <table:table-cell table:formula="of:=1/([.A218]/1000)" office:value-type="float" office:value="4.69483568075117" calcext:value-type="float">
            <text:p>4.69</text:p>
          </table:table-cell>
          <table:table-cell table:formula="of:=[.$F$2]*[.B218]" office:value-type="float" office:value="0.0940264612676056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14" calcext:value-type="float">
            <text:p>214</text:p>
          </table:table-cell>
          <table:table-cell table:formula="of:=1/([.A219]/1000)" office:value-type="float" office:value="4.67289719626168" calcext:value-type="float">
            <text:p>4.67</text:p>
          </table:table-cell>
          <table:table-cell table:formula="of:=[.$F$2]*[.B219]" office:value-type="float" office:value="0.0935870852803738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15" calcext:value-type="float">
            <text:p>215</text:p>
          </table:table-cell>
          <table:table-cell table:formula="of:=1/([.A220]/1000)" office:value-type="float" office:value="4.65116279069768" calcext:value-type="float">
            <text:p>4.65</text:p>
          </table:table-cell>
          <table:table-cell table:formula="of:=[.$F$2]*[.B220]" office:value-type="float" office:value="0.0931517965116279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16" calcext:value-type="float">
            <text:p>216</text:p>
          </table:table-cell>
          <table:table-cell table:formula="of:=1/([.A221]/1000)" office:value-type="float" office:value="4.62962962962963" calcext:value-type="float">
            <text:p>4.63</text:p>
          </table:table-cell>
          <table:table-cell table:formula="of:=[.$F$2]*[.B221]" office:value-type="float" office:value="0.0927205381944444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17" calcext:value-type="float">
            <text:p>217</text:p>
          </table:table-cell>
          <table:table-cell table:formula="of:=1/([.A222]/1000)" office:value-type="float" office:value="4.60829493087558" calcext:value-type="float">
            <text:p>4.61</text:p>
          </table:table-cell>
          <table:table-cell table:formula="of:=[.$F$2]*[.B222]" office:value-type="float" office:value="0.0922932546082949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18" calcext:value-type="float">
            <text:p>218</text:p>
          </table:table-cell>
          <table:table-cell table:formula="of:=1/([.A223]/1000)" office:value-type="float" office:value="4.58715596330275" calcext:value-type="float">
            <text:p>4.59</text:p>
          </table:table-cell>
          <table:table-cell table:formula="of:=[.$F$2]*[.B223]" office:value-type="float" office:value="0.0918698910550459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19" calcext:value-type="float">
            <text:p>219</text:p>
          </table:table-cell>
          <table:table-cell table:formula="of:=1/([.A224]/1000)" office:value-type="float" office:value="4.5662100456621" calcext:value-type="float">
            <text:p>4.57</text:p>
          </table:table-cell>
          <table:table-cell table:formula="of:=[.$F$2]*[.B224]" office:value-type="float" office:value="0.0914503938356164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20" calcext:value-type="float">
            <text:p>220</text:p>
          </table:table-cell>
          <table:table-cell table:formula="of:=1/([.A225]/1000)" office:value-type="float" office:value="4.54545454545455" calcext:value-type="float">
            <text:p>4.55</text:p>
          </table:table-cell>
          <table:table-cell table:formula="of:=[.$F$2]*[.B225]" office:value-type="float" office:value="0.0910347102272727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21" calcext:value-type="float">
            <text:p>221</text:p>
          </table:table-cell>
          <table:table-cell table:formula="of:=1/([.A226]/1000)" office:value-type="float" office:value="4.52488687782805" calcext:value-type="float">
            <text:p>4.52</text:p>
          </table:table-cell>
          <table:table-cell table:formula="of:=[.$F$2]*[.B226]" office:value-type="float" office:value="0.0906227884615384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22" calcext:value-type="float">
            <text:p>222</text:p>
          </table:table-cell>
          <table:table-cell table:formula="of:=1/([.A227]/1000)" office:value-type="float" office:value="4.50450450450451" calcext:value-type="float">
            <text:p>4.50</text:p>
          </table:table-cell>
          <table:table-cell table:formula="of:=[.$F$2]*[.B227]" office:value-type="float" office:value="0.0902145777027027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23" calcext:value-type="float">
            <text:p>223</text:p>
          </table:table-cell>
          <table:table-cell table:formula="of:=1/([.A228]/1000)" office:value-type="float" office:value="4.48430493273543" calcext:value-type="float">
            <text:p>4.48</text:p>
          </table:table-cell>
          <table:table-cell table:formula="of:=[.$F$2]*[.B228]" office:value-type="float" office:value="0.0898100280269058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24" calcext:value-type="float">
            <text:p>224</text:p>
          </table:table-cell>
          <table:table-cell table:formula="of:=1/([.A229]/1000)" office:value-type="float" office:value="4.46428571428571" calcext:value-type="float">
            <text:p>4.46</text:p>
          </table:table-cell>
          <table:table-cell table:formula="of:=[.$F$2]*[.B229]" office:value-type="float" office:value="0.0894090904017857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25" calcext:value-type="float">
            <text:p>225</text:p>
          </table:table-cell>
          <table:table-cell table:formula="of:=1/([.A230]/1000)" office:value-type="float" office:value="4.44444444444444" calcext:value-type="float">
            <text:p>4.44</text:p>
          </table:table-cell>
          <table:table-cell table:formula="of:=[.$F$2]*[.B230]" office:value-type="float" office:value="0.0890117166666667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26" calcext:value-type="float">
            <text:p>226</text:p>
          </table:table-cell>
          <table:table-cell table:formula="of:=1/([.A231]/1000)" office:value-type="float" office:value="4.42477876106195" calcext:value-type="float">
            <text:p>4.42</text:p>
          </table:table-cell>
          <table:table-cell table:formula="of:=[.$F$2]*[.B231]" office:value-type="float" office:value="0.0886178595132743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27" calcext:value-type="float">
            <text:p>227</text:p>
          </table:table-cell>
          <table:table-cell table:formula="of:=1/([.A232]/1000)" office:value-type="float" office:value="4.40528634361233" calcext:value-type="float">
            <text:p>4.41</text:p>
          </table:table-cell>
          <table:table-cell table:formula="of:=[.$F$2]*[.B232]" office:value-type="float" office:value="0.0882274724669603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28" calcext:value-type="float">
            <text:p>228</text:p>
          </table:table-cell>
          <table:table-cell table:formula="of:=1/([.A233]/1000)" office:value-type="float" office:value="4.3859649122807" calcext:value-type="float">
            <text:p>4.39</text:p>
          </table:table-cell>
          <table:table-cell table:formula="of:=[.$F$2]*[.B233]" office:value-type="float" office:value="0.087840509868421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29" calcext:value-type="float">
            <text:p>229</text:p>
          </table:table-cell>
          <table:table-cell table:formula="of:=1/([.A234]/1000)" office:value-type="float" office:value="4.36681222707424" calcext:value-type="float">
            <text:p>4.37</text:p>
          </table:table-cell>
          <table:table-cell table:formula="of:=[.$F$2]*[.B234]" office:value-type="float" office:value="0.0874569268558952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30" calcext:value-type="float">
            <text:p>230</text:p>
          </table:table-cell>
          <table:table-cell table:formula="of:=1/([.A235]/1000)" office:value-type="float" office:value="4.34782608695652" calcext:value-type="float">
            <text:p>4.35</text:p>
          </table:table-cell>
          <table:table-cell table:formula="of:=[.$F$2]*[.B235]" office:value-type="float" office:value="0.0870766793478261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31" calcext:value-type="float">
            <text:p>231</text:p>
          </table:table-cell>
          <table:table-cell table:formula="of:=1/([.A236]/1000)" office:value-type="float" office:value="4.32900432900433" calcext:value-type="float">
            <text:p>4.33</text:p>
          </table:table-cell>
          <table:table-cell table:formula="of:=[.$F$2]*[.B236]" office:value-type="float" office:value="0.086699724025974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1/([.A237]/1000)" office:value-type="float" office:value="4.31034482758621" calcext:value-type="float">
            <text:p>4.31</text:p>
          </table:table-cell>
          <table:table-cell table:formula="of:=[.$F$2]*[.B237]" office:value-type="float" office:value="0.0863260183189655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33" calcext:value-type="float">
            <text:p>233</text:p>
          </table:table-cell>
          <table:table-cell table:formula="of:=1/([.A238]/1000)" office:value-type="float" office:value="4.29184549356223" calcext:value-type="float">
            <text:p>4.29</text:p>
          </table:table-cell>
          <table:table-cell table:formula="of:=[.$F$2]*[.B238]" office:value-type="float" office:value="0.0859555203862661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34" calcext:value-type="float">
            <text:p>234</text:p>
          </table:table-cell>
          <table:table-cell table:formula="of:=1/([.A239]/1000)" office:value-type="float" office:value="4.27350427350427" calcext:value-type="float">
            <text:p>4.27</text:p>
          </table:table-cell>
          <table:table-cell table:formula="of:=[.$F$2]*[.B239]" office:value-type="float" office:value="0.0855881891025641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1/([.A240]/1000)" office:value-type="float" office:value="4.25531914893617" calcext:value-type="float">
            <text:p>4.26</text:p>
          </table:table-cell>
          <table:table-cell table:formula="of:=[.$F$2]*[.B240]" office:value-type="float" office:value="0.0852239840425532" calcext:value-type="float">
            <text:p>0.09</text:p>
          </table:table-cell>
          <table:table-cell table:number-columns-repeated="1021"/>
        </table:table-row>
        <table:table-row table:style-name="ro4">
          <table:table-cell office:value-type="float" office:value="236" calcext:value-type="float">
            <text:p>236</text:p>
          </table:table-cell>
          <table:table-cell table:formula="of:=1/([.A241]/1000)" office:value-type="float" office:value="4.23728813559322" calcext:value-type="float">
            <text:p>4.24</text:p>
          </table:table-cell>
          <table:table-cell table:formula="of:=[.$F$2]*[.B241]" office:value-type="float" office:value="0.0848628654661017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37" calcext:value-type="float">
            <text:p>237</text:p>
          </table:table-cell>
          <table:table-cell table:formula="of:=1/([.A242]/1000)" office:value-type="float" office:value="4.21940928270042" calcext:value-type="float">
            <text:p>4.22</text:p>
          </table:table-cell>
          <table:table-cell table:formula="of:=[.$F$2]*[.B242]" office:value-type="float" office:value="0.0845047943037974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38" calcext:value-type="float">
            <text:p>238</text:p>
          </table:table-cell>
          <table:table-cell table:formula="of:=1/([.A243]/1000)" office:value-type="float" office:value="4.20168067226891" calcext:value-type="float">
            <text:p>4.20</text:p>
          </table:table-cell>
          <table:table-cell table:formula="of:=[.$F$2]*[.B243]" office:value-type="float" office:value="0.0841497321428571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39" calcext:value-type="float">
            <text:p>239</text:p>
          </table:table-cell>
          <table:table-cell table:formula="of:=1/([.A244]/1000)" office:value-type="float" office:value="4.18410041841004" calcext:value-type="float">
            <text:p>4.18</text:p>
          </table:table-cell>
          <table:table-cell table:formula="of:=[.$F$2]*[.B244]" office:value-type="float" office:value="0.0837976412133891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1/([.A245]/1000)" office:value-type="float" office:value="4.16666666666667" calcext:value-type="float">
            <text:p>4.17</text:p>
          </table:table-cell>
          <table:table-cell table:formula="of:=[.$F$2]*[.B245]" office:value-type="float" office:value="0.083448484375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41" calcext:value-type="float">
            <text:p>241</text:p>
          </table:table-cell>
          <table:table-cell table:formula="of:=1/([.A246]/1000)" office:value-type="float" office:value="4.149377593361" calcext:value-type="float">
            <text:p>4.15</text:p>
          </table:table-cell>
          <table:table-cell table:formula="of:=[.$F$2]*[.B246]" office:value-type="float" office:value="0.0831022251037344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42" calcext:value-type="float">
            <text:p>242</text:p>
          </table:table-cell>
          <table:table-cell table:formula="of:=1/([.A247]/1000)" office:value-type="float" office:value="4.13223140495868" calcext:value-type="float">
            <text:p>4.13</text:p>
          </table:table-cell>
          <table:table-cell table:formula="of:=[.$F$2]*[.B247]" office:value-type="float" office:value="0.0827588274793388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43" calcext:value-type="float">
            <text:p>243</text:p>
          </table:table-cell>
          <table:table-cell table:formula="of:=1/([.A248]/1000)" office:value-type="float" office:value="4.11522633744856" calcext:value-type="float">
            <text:p>4.12</text:p>
          </table:table-cell>
          <table:table-cell table:formula="of:=[.$F$2]*[.B248]" office:value-type="float" office:value="0.0824182561728395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44" calcext:value-type="float">
            <text:p>244</text:p>
          </table:table-cell>
          <table:table-cell table:formula="of:=1/([.A249]/1000)" office:value-type="float" office:value="4.0983606557377" calcext:value-type="float">
            <text:p>4.10</text:p>
          </table:table-cell>
          <table:table-cell table:formula="of:=[.$F$2]*[.B249]" office:value-type="float" office:value="0.0820804764344262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1/([.A250]/1000)" office:value-type="float" office:value="4.08163265306122" calcext:value-type="float">
            <text:p>4.08</text:p>
          </table:table-cell>
          <table:table-cell table:formula="of:=[.$F$2]*[.B250]" office:value-type="float" office:value="0.0817454540816326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46" calcext:value-type="float">
            <text:p>246</text:p>
          </table:table-cell>
          <table:table-cell table:formula="of:=1/([.A251]/1000)" office:value-type="float" office:value="4.0650406504065" calcext:value-type="float">
            <text:p>4.07</text:p>
          </table:table-cell>
          <table:table-cell table:formula="of:=[.$F$2]*[.B251]" office:value-type="float" office:value="0.0814131554878049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1/([.A252]/1000)" office:value-type="float" office:value="4.04858299595142" calcext:value-type="float">
            <text:p>4.05</text:p>
          </table:table-cell>
          <table:table-cell table:formula="of:=[.$F$2]*[.B252]" office:value-type="float" office:value="0.0810835475708502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48" calcext:value-type="float">
            <text:p>248</text:p>
          </table:table-cell>
          <table:table-cell table:formula="of:=1/([.A253]/1000)" office:value-type="float" office:value="4.03225806451613" calcext:value-type="float">
            <text:p>4.03</text:p>
          </table:table-cell>
          <table:table-cell table:formula="of:=[.$F$2]*[.B253]" office:value-type="float" office:value="0.080756597782258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49" calcext:value-type="float">
            <text:p>249</text:p>
          </table:table-cell>
          <table:table-cell table:formula="of:=1/([.A254]/1000)" office:value-type="float" office:value="4.01606425702811" calcext:value-type="float">
            <text:p>4.02</text:p>
          </table:table-cell>
          <table:table-cell table:formula="of:=[.$F$2]*[.B254]" office:value-type="float" office:value="0.0804322740963855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50" calcext:value-type="float">
            <text:p>250</text:p>
          </table:table-cell>
          <table:table-cell table:formula="of:=1/([.A255]/1000)" office:value-type="float" office:value="4" calcext:value-type="float">
            <text:p>4.00</text:p>
          </table:table-cell>
          <table:table-cell table:formula="of:=[.$F$2]*[.B255]" office:value-type="float" office:value="0.080110545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51" calcext:value-type="float">
            <text:p>251</text:p>
          </table:table-cell>
          <table:table-cell table:formula="of:=1/([.A256]/1000)" office:value-type="float" office:value="3.98406374501992" calcext:value-type="float">
            <text:p>3.98</text:p>
          </table:table-cell>
          <table:table-cell table:formula="of:=[.$F$2]*[.B256]" office:value-type="float" office:value="0.0797913794820717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52" calcext:value-type="float">
            <text:p>252</text:p>
          </table:table-cell>
          <table:table-cell table:formula="of:=1/([.A257]/1000)" office:value-type="float" office:value="3.96825396825397" calcext:value-type="float">
            <text:p>3.97</text:p>
          </table:table-cell>
          <table:table-cell table:formula="of:=[.$F$2]*[.B257]" office:value-type="float" office:value="0.0794747470238095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53" calcext:value-type="float">
            <text:p>253</text:p>
          </table:table-cell>
          <table:table-cell table:formula="of:=1/([.A258]/1000)" office:value-type="float" office:value="3.95256916996047" calcext:value-type="float">
            <text:p>3.95</text:p>
          </table:table-cell>
          <table:table-cell table:formula="of:=[.$F$2]*[.B258]" office:value-type="float" office:value="0.0791606175889328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54" calcext:value-type="float">
            <text:p>254</text:p>
          </table:table-cell>
          <table:table-cell table:formula="of:=1/([.A259]/1000)" office:value-type="float" office:value="3.93700787401575" calcext:value-type="float">
            <text:p>3.94</text:p>
          </table:table-cell>
          <table:table-cell table:formula="of:=[.$F$2]*[.B259]" office:value-type="float" office:value="0.0788489616141732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55" calcext:value-type="float">
            <text:p>255</text:p>
          </table:table-cell>
          <table:table-cell table:formula="of:=1/([.A260]/1000)" office:value-type="float" office:value="3.92156862745098" calcext:value-type="float">
            <text:p>3.92</text:p>
          </table:table-cell>
          <table:table-cell table:formula="of:=[.$F$2]*[.B260]" office:value-type="float" office:value="0.07853975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56" calcext:value-type="float">
            <text:p>256</text:p>
          </table:table-cell>
          <table:table-cell table:formula="of:=1/([.A261]/1000)" office:value-type="float" office:value="3.90625" calcext:value-type="float">
            <text:p>3.91</text:p>
          </table:table-cell>
          <table:table-cell table:formula="of:=[.$F$2]*[.B261]" office:value-type="float" office:value="0.0782329541015625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57" calcext:value-type="float">
            <text:p>257</text:p>
          </table:table-cell>
          <table:table-cell table:formula="of:=1/([.A262]/1000)" office:value-type="float" office:value="3.89105058365759" calcext:value-type="float">
            <text:p>3.89</text:p>
          </table:table-cell>
          <table:table-cell table:formula="of:=[.$F$2]*[.B262]" office:value-type="float" office:value="0.0779285457198443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58" calcext:value-type="float">
            <text:p>258</text:p>
          </table:table-cell>
          <table:table-cell table:formula="of:=1/([.A263]/1000)" office:value-type="float" office:value="3.87596899224806" calcext:value-type="float">
            <text:p>3.88</text:p>
          </table:table-cell>
          <table:table-cell table:formula="of:=[.$F$2]*[.B263]" office:value-type="float" office:value="0.0776264970930232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59" calcext:value-type="float">
            <text:p>259</text:p>
          </table:table-cell>
          <table:table-cell table:formula="of:=1/([.A264]/1000)" office:value-type="float" office:value="3.86100386100386" calcext:value-type="float">
            <text:p>3.86</text:p>
          </table:table-cell>
          <table:table-cell table:formula="of:=[.$F$2]*[.B264]" office:value-type="float" office:value="0.0773267808880309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60" calcext:value-type="float">
            <text:p>260</text:p>
          </table:table-cell>
          <table:table-cell table:formula="of:=1/([.A265]/1000)" office:value-type="float" office:value="3.84615384615385" calcext:value-type="float">
            <text:p>3.85</text:p>
          </table:table-cell>
          <table:table-cell table:formula="of:=[.$F$2]*[.B265]" office:value-type="float" office:value="0.0770293701923077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61" calcext:value-type="float">
            <text:p>261</text:p>
          </table:table-cell>
          <table:table-cell table:formula="of:=1/([.A266]/1000)" office:value-type="float" office:value="3.83141762452107" calcext:value-type="float">
            <text:p>3.83</text:p>
          </table:table-cell>
          <table:table-cell table:formula="of:=[.$F$2]*[.B266]" office:value-type="float" office:value="0.0767342385057471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62" calcext:value-type="float">
            <text:p>262</text:p>
          </table:table-cell>
          <table:table-cell table:formula="of:=1/([.A267]/1000)" office:value-type="float" office:value="3.81679389312977" calcext:value-type="float">
            <text:p>3.82</text:p>
          </table:table-cell>
          <table:table-cell table:formula="of:=[.$F$2]*[.B267]" office:value-type="float" office:value="0.0764413597328244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63" calcext:value-type="float">
            <text:p>263</text:p>
          </table:table-cell>
          <table:table-cell table:formula="of:=1/([.A268]/1000)" office:value-type="float" office:value="3.80228136882129" calcext:value-type="float">
            <text:p>3.80</text:p>
          </table:table-cell>
          <table:table-cell table:formula="of:=[.$F$2]*[.B268]" office:value-type="float" office:value="0.0761507081749049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64" calcext:value-type="float">
            <text:p>264</text:p>
          </table:table-cell>
          <table:table-cell table:formula="of:=1/([.A269]/1000)" office:value-type="float" office:value="3.78787878787879" calcext:value-type="float">
            <text:p>3.79</text:p>
          </table:table-cell>
          <table:table-cell table:formula="of:=[.$F$2]*[.B269]" office:value-type="float" office:value="0.0758622585227273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65" calcext:value-type="float">
            <text:p>265</text:p>
          </table:table-cell>
          <table:table-cell table:formula="of:=1/([.A270]/1000)" office:value-type="float" office:value="3.77358490566038" calcext:value-type="float">
            <text:p>3.77</text:p>
          </table:table-cell>
          <table:table-cell table:formula="of:=[.$F$2]*[.B270]" office:value-type="float" office:value="0.0755759858490566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66" calcext:value-type="float">
            <text:p>266</text:p>
          </table:table-cell>
          <table:table-cell table:formula="of:=1/([.A271]/1000)" office:value-type="float" office:value="3.7593984962406" calcext:value-type="float">
            <text:p>3.76</text:p>
          </table:table-cell>
          <table:table-cell table:formula="of:=[.$F$2]*[.B271]" office:value-type="float" office:value="0.0752918656015037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67" calcext:value-type="float">
            <text:p>267</text:p>
          </table:table-cell>
          <table:table-cell table:formula="of:=1/([.A272]/1000)" office:value-type="float" office:value="3.74531835205992" calcext:value-type="float">
            <text:p>3.75</text:p>
          </table:table-cell>
          <table:table-cell table:formula="of:=[.$F$2]*[.B272]" office:value-type="float" office:value="0.0750098735955056" calcext:value-type="float">
            <text:p>0.08</text:p>
          </table:table-cell>
          <table:table-cell table:number-columns-repeated="1021"/>
        </table:table-row>
        <table:table-row table:style-name="ro4">
          <table:table-cell office:value-type="float" office:value="268" calcext:value-type="float">
            <text:p>268</text:p>
          </table:table-cell>
          <table:table-cell table:formula="of:=1/([.A273]/1000)" office:value-type="float" office:value="3.73134328358209" calcext:value-type="float">
            <text:p>3.73</text:p>
          </table:table-cell>
          <table:table-cell table:formula="of:=[.$F$2]*[.B273]" office:value-type="float" office:value="0.0747299860074627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69" calcext:value-type="float">
            <text:p>269</text:p>
          </table:table-cell>
          <table:table-cell table:formula="of:=1/([.A274]/1000)" office:value-type="float" office:value="3.71747211895911" calcext:value-type="float">
            <text:p>3.72</text:p>
          </table:table-cell>
          <table:table-cell table:formula="of:=[.$F$2]*[.B274]" office:value-type="float" office:value="0.0744521793680297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70" calcext:value-type="float">
            <text:p>270</text:p>
          </table:table-cell>
          <table:table-cell table:formula="of:=1/([.A275]/1000)" office:value-type="float" office:value="3.7037037037037" calcext:value-type="float">
            <text:p>3.70</text:p>
          </table:table-cell>
          <table:table-cell table:formula="of:=[.$F$2]*[.B275]" office:value-type="float" office:value="0.0741764305555555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71" calcext:value-type="float">
            <text:p>271</text:p>
          </table:table-cell>
          <table:table-cell table:formula="of:=1/([.A276]/1000)" office:value-type="float" office:value="3.690036900369" calcext:value-type="float">
            <text:p>3.69</text:p>
          </table:table-cell>
          <table:table-cell table:formula="of:=[.$F$2]*[.B276]" office:value-type="float" office:value="0.0739027167896679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72" calcext:value-type="float">
            <text:p>272</text:p>
          </table:table-cell>
          <table:table-cell table:formula="of:=1/([.A277]/1000)" office:value-type="float" office:value="3.67647058823529" calcext:value-type="float">
            <text:p>3.68</text:p>
          </table:table-cell>
          <table:table-cell table:formula="of:=[.$F$2]*[.B277]" office:value-type="float" office:value="0.073631015625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73" calcext:value-type="float">
            <text:p>273</text:p>
          </table:table-cell>
          <table:table-cell table:formula="of:=1/([.A278]/1000)" office:value-type="float" office:value="3.66300366300366" calcext:value-type="float">
            <text:p>3.66</text:p>
          </table:table-cell>
          <table:table-cell table:formula="of:=[.$F$2]*[.B278]" office:value-type="float" office:value="0.0733613049450549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74" calcext:value-type="float">
            <text:p>274</text:p>
          </table:table-cell>
          <table:table-cell table:formula="of:=1/([.A279]/1000)" office:value-type="float" office:value="3.64963503649635" calcext:value-type="float">
            <text:p>3.65</text:p>
          </table:table-cell>
          <table:table-cell table:formula="of:=[.$F$2]*[.B279]" office:value-type="float" office:value="0.0730935629562044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75" calcext:value-type="float">
            <text:p>275</text:p>
          </table:table-cell>
          <table:table-cell table:formula="of:=1/([.A280]/1000)" office:value-type="float" office:value="3.63636363636364" calcext:value-type="float">
            <text:p>3.64</text:p>
          </table:table-cell>
          <table:table-cell table:formula="of:=[.$F$2]*[.B280]" office:value-type="float" office:value="0.0728277681818182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76" calcext:value-type="float">
            <text:p>276</text:p>
          </table:table-cell>
          <table:table-cell table:formula="of:=1/([.A281]/1000)" office:value-type="float" office:value="3.6231884057971" calcext:value-type="float">
            <text:p>3.62</text:p>
          </table:table-cell>
          <table:table-cell table:formula="of:=[.$F$2]*[.B281]" office:value-type="float" office:value="0.0725638994565217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77" calcext:value-type="float">
            <text:p>277</text:p>
          </table:table-cell>
          <table:table-cell table:formula="of:=1/([.A282]/1000)" office:value-type="float" office:value="3.6101083032491" calcext:value-type="float">
            <text:p>3.61</text:p>
          </table:table-cell>
          <table:table-cell table:formula="of:=[.$F$2]*[.B282]" office:value-type="float" office:value="0.0723019359205776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78" calcext:value-type="float">
            <text:p>278</text:p>
          </table:table-cell>
          <table:table-cell table:formula="of:=1/([.A283]/1000)" office:value-type="float" office:value="3.59712230215827" calcext:value-type="float">
            <text:p>3.60</text:p>
          </table:table-cell>
          <table:table-cell table:formula="of:=[.$F$2]*[.B283]" office:value-type="float" office:value="0.0720418570143885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79" calcext:value-type="float">
            <text:p>279</text:p>
          </table:table-cell>
          <table:table-cell table:formula="of:=1/([.A284]/1000)" office:value-type="float" office:value="3.584229390681" calcext:value-type="float">
            <text:p>3.58</text:p>
          </table:table-cell>
          <table:table-cell table:formula="of:=[.$F$2]*[.B284]" office:value-type="float" office:value="0.0717836424731182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80" calcext:value-type="float">
            <text:p>280</text:p>
          </table:table-cell>
          <table:table-cell table:formula="of:=1/([.A285]/1000)" office:value-type="float" office:value="3.57142857142857" calcext:value-type="float">
            <text:p>3.57</text:p>
          </table:table-cell>
          <table:table-cell table:formula="of:=[.$F$2]*[.B285]" office:value-type="float" office:value="0.0715272723214285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81" calcext:value-type="float">
            <text:p>281</text:p>
          </table:table-cell>
          <table:table-cell table:formula="of:=1/([.A286]/1000)" office:value-type="float" office:value="3.55871886120996" calcext:value-type="float">
            <text:p>3.56</text:p>
          </table:table-cell>
          <table:table-cell table:formula="of:=[.$F$2]*[.B286]" office:value-type="float" office:value="0.0712727268683274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82" calcext:value-type="float">
            <text:p>282</text:p>
          </table:table-cell>
          <table:table-cell table:formula="of:=1/([.A287]/1000)" office:value-type="float" office:value="3.54609929078014" calcext:value-type="float">
            <text:p>3.55</text:p>
          </table:table-cell>
          <table:table-cell table:formula="of:=[.$F$2]*[.B287]" office:value-type="float" office:value="0.0710199867021276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83" calcext:value-type="float">
            <text:p>283</text:p>
          </table:table-cell>
          <table:table-cell table:formula="of:=1/([.A288]/1000)" office:value-type="float" office:value="3.53356890459364" calcext:value-type="float">
            <text:p>3.53</text:p>
          </table:table-cell>
          <table:table-cell table:formula="of:=[.$F$2]*[.B288]" office:value-type="float" office:value="0.0707690326855124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84" calcext:value-type="float">
            <text:p>284</text:p>
          </table:table-cell>
          <table:table-cell table:formula="of:=1/([.A289]/1000)" office:value-type="float" office:value="3.52112676056338" calcext:value-type="float">
            <text:p>3.52</text:p>
          </table:table-cell>
          <table:table-cell table:formula="of:=[.$F$2]*[.B289]" office:value-type="float" office:value="0.0705198459507042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85" calcext:value-type="float">
            <text:p>285</text:p>
          </table:table-cell>
          <table:table-cell table:formula="of:=1/([.A290]/1000)" office:value-type="float" office:value="3.50877192982456" calcext:value-type="float">
            <text:p>3.51</text:p>
          </table:table-cell>
          <table:table-cell table:formula="of:=[.$F$2]*[.B290]" office:value-type="float" office:value="0.0702724078947368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86" calcext:value-type="float">
            <text:p>286</text:p>
          </table:table-cell>
          <table:table-cell table:formula="of:=1/([.A291]/1000)" office:value-type="float" office:value="3.4965034965035" calcext:value-type="float">
            <text:p>3.50</text:p>
          </table:table-cell>
          <table:table-cell table:formula="of:=[.$F$2]*[.B291]" office:value-type="float" office:value="0.0700267001748252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87" calcext:value-type="float">
            <text:p>287</text:p>
          </table:table-cell>
          <table:table-cell table:formula="of:=1/([.A292]/1000)" office:value-type="float" office:value="3.48432055749129" calcext:value-type="float">
            <text:p>3.48</text:p>
          </table:table-cell>
          <table:table-cell table:formula="of:=[.$F$2]*[.B292]" office:value-type="float" office:value="0.0697827047038327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88" calcext:value-type="float">
            <text:p>288</text:p>
          </table:table-cell>
          <table:table-cell table:formula="of:=1/([.A293]/1000)" office:value-type="float" office:value="3.47222222222222" calcext:value-type="float">
            <text:p>3.47</text:p>
          </table:table-cell>
          <table:table-cell table:formula="of:=[.$F$2]*[.B293]" office:value-type="float" office:value="0.0695404036458333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89" calcext:value-type="float">
            <text:p>289</text:p>
          </table:table-cell>
          <table:table-cell table:formula="of:=1/([.A294]/1000)" office:value-type="float" office:value="3.46020761245675" calcext:value-type="float">
            <text:p>3.46</text:p>
          </table:table-cell>
          <table:table-cell table:formula="of:=[.$F$2]*[.B294]" office:value-type="float" office:value="0.0692997794117647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90" calcext:value-type="float">
            <text:p>290</text:p>
          </table:table-cell>
          <table:table-cell table:formula="of:=1/([.A295]/1000)" office:value-type="float" office:value="3.44827586206897" calcext:value-type="float">
            <text:p>3.45</text:p>
          </table:table-cell>
          <table:table-cell table:formula="of:=[.$F$2]*[.B295]" office:value-type="float" office:value="0.0690608146551724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91" calcext:value-type="float">
            <text:p>291</text:p>
          </table:table-cell>
          <table:table-cell table:formula="of:=1/([.A296]/1000)" office:value-type="float" office:value="3.43642611683849" calcext:value-type="float">
            <text:p>3.44</text:p>
          </table:table-cell>
          <table:table-cell table:formula="of:=[.$F$2]*[.B296]" office:value-type="float" office:value="0.0688234922680412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92" calcext:value-type="float">
            <text:p>292</text:p>
          </table:table-cell>
          <table:table-cell table:formula="of:=1/([.A297]/1000)" office:value-type="float" office:value="3.42465753424658" calcext:value-type="float">
            <text:p>3.42</text:p>
          </table:table-cell>
          <table:table-cell table:formula="of:=[.$F$2]*[.B297]" office:value-type="float" office:value="0.0685877953767123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93" calcext:value-type="float">
            <text:p>293</text:p>
          </table:table-cell>
          <table:table-cell table:formula="of:=1/([.A298]/1000)" office:value-type="float" office:value="3.41296928327645" calcext:value-type="float">
            <text:p>3.41</text:p>
          </table:table-cell>
          <table:table-cell table:formula="of:=[.$F$2]*[.B298]" office:value-type="float" office:value="0.0683537073378839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94" calcext:value-type="float">
            <text:p>294</text:p>
          </table:table-cell>
          <table:table-cell table:formula="of:=1/([.A299]/1000)" office:value-type="float" office:value="3.40136054421769" calcext:value-type="float">
            <text:p>3.40</text:p>
          </table:table-cell>
          <table:table-cell table:formula="of:=[.$F$2]*[.B299]" office:value-type="float" office:value="0.0681212117346939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95" calcext:value-type="float">
            <text:p>295</text:p>
          </table:table-cell>
          <table:table-cell table:formula="of:=1/([.A300]/1000)" office:value-type="float" office:value="3.38983050847458" calcext:value-type="float">
            <text:p>3.39</text:p>
          </table:table-cell>
          <table:table-cell table:formula="of:=[.$F$2]*[.B300]" office:value-type="float" office:value="0.0678902923728813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96" calcext:value-type="float">
            <text:p>296</text:p>
          </table:table-cell>
          <table:table-cell table:formula="of:=1/([.A301]/1000)" office:value-type="float" office:value="3.37837837837838" calcext:value-type="float">
            <text:p>3.38</text:p>
          </table:table-cell>
          <table:table-cell table:formula="of:=[.$F$2]*[.B301]" office:value-type="float" office:value="0.067660933277027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97" calcext:value-type="float">
            <text:p>297</text:p>
          </table:table-cell>
          <table:table-cell table:formula="of:=1/([.A302]/1000)" office:value-type="float" office:value="3.36700336700337" calcext:value-type="float">
            <text:p>3.37</text:p>
          </table:table-cell>
          <table:table-cell table:formula="of:=[.$F$2]*[.B302]" office:value-type="float" office:value="0.0674331186868687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98" calcext:value-type="float">
            <text:p>298</text:p>
          </table:table-cell>
          <table:table-cell table:formula="of:=1/([.A303]/1000)" office:value-type="float" office:value="3.35570469798658" calcext:value-type="float">
            <text:p>3.36</text:p>
          </table:table-cell>
          <table:table-cell table:formula="of:=[.$F$2]*[.B303]" office:value-type="float" office:value="0.0672068330536913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299" calcext:value-type="float">
            <text:p>299</text:p>
          </table:table-cell>
          <table:table-cell table:formula="of:=1/([.A304]/1000)" office:value-type="float" office:value="3.34448160535117" calcext:value-type="float">
            <text:p>3.34</text:p>
          </table:table-cell>
          <table:table-cell table:formula="of:=[.$F$2]*[.B304]" office:value-type="float" office:value="0.0669820610367893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300" calcext:value-type="float">
            <text:p>300</text:p>
          </table:table-cell>
          <table:table-cell table:formula="of:=1/([.A305]/1000)" office:value-type="float" office:value="3.33333333333333" calcext:value-type="float">
            <text:p>3.33</text:p>
          </table:table-cell>
          <table:table-cell table:formula="of:=[.$F$2]*[.B305]" office:value-type="float" office:value="0.0667587875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301" calcext:value-type="float">
            <text:p>301</text:p>
          </table:table-cell>
          <table:table-cell table:formula="of:=1/([.A306]/1000)" office:value-type="float" office:value="3.32225913621262" calcext:value-type="float">
            <text:p>3.32</text:p>
          </table:table-cell>
          <table:table-cell table:formula="of:=[.$F$2]*[.B306]" office:value-type="float" office:value="0.0665369975083056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302" calcext:value-type="float">
            <text:p>302</text:p>
          </table:table-cell>
          <table:table-cell table:formula="of:=1/([.A307]/1000)" office:value-type="float" office:value="3.3112582781457" calcext:value-type="float">
            <text:p>3.31</text:p>
          </table:table-cell>
          <table:table-cell table:formula="of:=[.$F$2]*[.B307]" office:value-type="float" office:value="0.0663166763245033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303" calcext:value-type="float">
            <text:p>303</text:p>
          </table:table-cell>
          <table:table-cell table:formula="of:=1/([.A308]/1000)" office:value-type="float" office:value="3.3003300330033" calcext:value-type="float">
            <text:p>3.30</text:p>
          </table:table-cell>
          <table:table-cell table:formula="of:=[.$F$2]*[.B308]" office:value-type="float" office:value="0.0660978094059406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304" calcext:value-type="float">
            <text:p>304</text:p>
          </table:table-cell>
          <table:table-cell table:formula="of:=1/([.A309]/1000)" office:value-type="float" office:value="3.28947368421053" calcext:value-type="float">
            <text:p>3.29</text:p>
          </table:table-cell>
          <table:table-cell table:formula="of:=[.$F$2]*[.B309]" office:value-type="float" office:value="0.0658803824013158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305" calcext:value-type="float">
            <text:p>305</text:p>
          </table:table-cell>
          <table:table-cell table:formula="of:=1/([.A310]/1000)" office:value-type="float" office:value="3.27868852459016" calcext:value-type="float">
            <text:p>3.28</text:p>
          </table:table-cell>
          <table:table-cell table:formula="of:=[.$F$2]*[.B310]" office:value-type="float" office:value="0.065664381147541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306" calcext:value-type="float">
            <text:p>306</text:p>
          </table:table-cell>
          <table:table-cell table:formula="of:=1/([.A311]/1000)" office:value-type="float" office:value="3.26797385620915" calcext:value-type="float">
            <text:p>3.27</text:p>
          </table:table-cell>
          <table:table-cell table:formula="of:=[.$F$2]*[.B311]" office:value-type="float" office:value="0.0654497916666666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307" calcext:value-type="float">
            <text:p>307</text:p>
          </table:table-cell>
          <table:table-cell table:formula="of:=1/([.A312]/1000)" office:value-type="float" office:value="3.25732899022801" calcext:value-type="float">
            <text:p>3.26</text:p>
          </table:table-cell>
          <table:table-cell table:formula="of:=[.$F$2]*[.B312]" office:value-type="float" office:value="0.0652366001628664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308" calcext:value-type="float">
            <text:p>308</text:p>
          </table:table-cell>
          <table:table-cell table:formula="of:=1/([.A313]/1000)" office:value-type="float" office:value="3.24675324675325" calcext:value-type="float">
            <text:p>3.25</text:p>
          </table:table-cell>
          <table:table-cell table:formula="of:=[.$F$2]*[.B313]" office:value-type="float" office:value="0.0650247930194805" calcext:value-type="float">
            <text:p>0.07</text:p>
          </table:table-cell>
          <table:table-cell table:number-columns-repeated="1021"/>
        </table:table-row>
        <table:table-row table:style-name="ro4">
          <table:table-cell office:value-type="float" office:value="309" calcext:value-type="float">
            <text:p>309</text:p>
          </table:table-cell>
          <table:table-cell table:formula="of:=1/([.A314]/1000)" office:value-type="float" office:value="3.23624595469256" calcext:value-type="float">
            <text:p>3.24</text:p>
          </table:table-cell>
          <table:table-cell table:formula="of:=[.$F$2]*[.B314]" office:value-type="float" office:value="0.0648143567961165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10" calcext:value-type="float">
            <text:p>310</text:p>
          </table:table-cell>
          <table:table-cell table:formula="of:=1/([.A315]/1000)" office:value-type="float" office:value="3.2258064516129" calcext:value-type="float">
            <text:p>3.23</text:p>
          </table:table-cell>
          <table:table-cell table:formula="of:=[.$F$2]*[.B315]" office:value-type="float" office:value="0.064605278225806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11" calcext:value-type="float">
            <text:p>311</text:p>
          </table:table-cell>
          <table:table-cell table:formula="of:=1/([.A316]/1000)" office:value-type="float" office:value="3.21543408360129" calcext:value-type="float">
            <text:p>3.22</text:p>
          </table:table-cell>
          <table:table-cell table:formula="of:=[.$F$2]*[.B316]" office:value-type="float" office:value="0.0643975442122186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12" calcext:value-type="float">
            <text:p>312</text:p>
          </table:table-cell>
          <table:table-cell table:formula="of:=1/([.A317]/1000)" office:value-type="float" office:value="3.20512820512821" calcext:value-type="float">
            <text:p>3.21</text:p>
          </table:table-cell>
          <table:table-cell table:formula="of:=[.$F$2]*[.B317]" office:value-type="float" office:value="0.0641911418269231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13" calcext:value-type="float">
            <text:p>313</text:p>
          </table:table-cell>
          <table:table-cell table:formula="of:=1/([.A318]/1000)" office:value-type="float" office:value="3.19488817891374" calcext:value-type="float">
            <text:p>3.19</text:p>
          </table:table-cell>
          <table:table-cell table:formula="of:=[.$F$2]*[.B318]" office:value-type="float" office:value="0.0639860583067093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14" calcext:value-type="float">
            <text:p>314</text:p>
          </table:table-cell>
          <table:table-cell table:formula="of:=1/([.A319]/1000)" office:value-type="float" office:value="3.18471337579618" calcext:value-type="float">
            <text:p>3.18</text:p>
          </table:table-cell>
          <table:table-cell table:formula="of:=[.$F$2]*[.B319]" office:value-type="float" office:value="0.063782281050955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15" calcext:value-type="float">
            <text:p>315</text:p>
          </table:table-cell>
          <table:table-cell table:formula="of:=1/([.A320]/1000)" office:value-type="float" office:value="3.17460317460317" calcext:value-type="float">
            <text:p>3.17</text:p>
          </table:table-cell>
          <table:table-cell table:formula="of:=[.$F$2]*[.B320]" office:value-type="float" office:value="0.0635797976190476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16" calcext:value-type="float">
            <text:p>316</text:p>
          </table:table-cell>
          <table:table-cell table:formula="of:=1/([.A321]/1000)" office:value-type="float" office:value="3.16455696202532" calcext:value-type="float">
            <text:p>3.16</text:p>
          </table:table-cell>
          <table:table-cell table:formula="of:=[.$F$2]*[.B321]" office:value-type="float" office:value="0.0633785957278481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17" calcext:value-type="float">
            <text:p>317</text:p>
          </table:table-cell>
          <table:table-cell table:formula="of:=1/([.A322]/1000)" office:value-type="float" office:value="3.15457413249211" calcext:value-type="float">
            <text:p>3.15</text:p>
          </table:table-cell>
          <table:table-cell table:formula="of:=[.$F$2]*[.B322]" office:value-type="float" office:value="0.0631786632492113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18" calcext:value-type="float">
            <text:p>318</text:p>
          </table:table-cell>
          <table:table-cell table:formula="of:=1/([.A323]/1000)" office:value-type="float" office:value="3.14465408805031" calcext:value-type="float">
            <text:p>3.14</text:p>
          </table:table-cell>
          <table:table-cell table:formula="of:=[.$F$2]*[.B323]" office:value-type="float" office:value="0.0629799882075471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19" calcext:value-type="float">
            <text:p>319</text:p>
          </table:table-cell>
          <table:table-cell table:formula="of:=1/([.A324]/1000)" office:value-type="float" office:value="3.13479623824451" calcext:value-type="float">
            <text:p>3.13</text:p>
          </table:table-cell>
          <table:table-cell table:formula="of:=[.$F$2]*[.B324]" office:value-type="float" office:value="0.062782558777429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20" calcext:value-type="float">
            <text:p>320</text:p>
          </table:table-cell>
          <table:table-cell table:formula="of:=1/([.A325]/1000)" office:value-type="float" office:value="3.125" calcext:value-type="float">
            <text:p>3.13</text:p>
          </table:table-cell>
          <table:table-cell table:formula="of:=[.$F$2]*[.B325]" office:value-type="float" office:value="0.06258636328125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21" calcext:value-type="float">
            <text:p>321</text:p>
          </table:table-cell>
          <table:table-cell table:formula="of:=1/([.A326]/1000)" office:value-type="float" office:value="3.11526479750779" calcext:value-type="float">
            <text:p>3.12</text:p>
          </table:table-cell>
          <table:table-cell table:formula="of:=[.$F$2]*[.B326]" office:value-type="float" office:value="0.0623913901869159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22" calcext:value-type="float">
            <text:p>322</text:p>
          </table:table-cell>
          <table:table-cell table:formula="of:=1/([.A327]/1000)" office:value-type="float" office:value="3.1055900621118" calcext:value-type="float">
            <text:p>3.11</text:p>
          </table:table-cell>
          <table:table-cell table:formula="of:=[.$F$2]*[.B327]" office:value-type="float" office:value="0.0621976281055901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23" calcext:value-type="float">
            <text:p>323</text:p>
          </table:table-cell>
          <table:table-cell table:formula="of:=1/([.A328]/1000)" office:value-type="float" office:value="3.09597523219814" calcext:value-type="float">
            <text:p>3.10</text:p>
          </table:table-cell>
          <table:table-cell table:formula="of:=[.$F$2]*[.B328]" office:value-type="float" office:value="0.0620050657894737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24" calcext:value-type="float">
            <text:p>324</text:p>
          </table:table-cell>
          <table:table-cell table:formula="of:=1/([.A329]/1000)" office:value-type="float" office:value="3.08641975308642" calcext:value-type="float">
            <text:p>3.09</text:p>
          </table:table-cell>
          <table:table-cell table:formula="of:=[.$F$2]*[.B329]" office:value-type="float" office:value="0.0618136921296296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25" calcext:value-type="float">
            <text:p>325</text:p>
          </table:table-cell>
          <table:table-cell table:formula="of:=1/([.A330]/1000)" office:value-type="float" office:value="3.07692307692308" calcext:value-type="float">
            <text:p>3.08</text:p>
          </table:table-cell>
          <table:table-cell table:formula="of:=[.$F$2]*[.B330]" office:value-type="float" office:value="0.0616234961538461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26" calcext:value-type="float">
            <text:p>326</text:p>
          </table:table-cell>
          <table:table-cell table:formula="of:=1/([.A331]/1000)" office:value-type="float" office:value="3.06748466257669" calcext:value-type="float">
            <text:p>3.07</text:p>
          </table:table-cell>
          <table:table-cell table:formula="of:=[.$F$2]*[.B331]" office:value-type="float" office:value="0.0614344670245399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27" calcext:value-type="float">
            <text:p>327</text:p>
          </table:table-cell>
          <table:table-cell table:formula="of:=1/([.A332]/1000)" office:value-type="float" office:value="3.05810397553517" calcext:value-type="float">
            <text:p>3.06</text:p>
          </table:table-cell>
          <table:table-cell table:formula="of:=[.$F$2]*[.B332]" office:value-type="float" office:value="0.0612465940366972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28" calcext:value-type="float">
            <text:p>328</text:p>
          </table:table-cell>
          <table:table-cell table:formula="of:=1/([.A333]/1000)" office:value-type="float" office:value="3.04878048780488" calcext:value-type="float">
            <text:p>3.05</text:p>
          </table:table-cell>
          <table:table-cell table:formula="of:=[.$F$2]*[.B333]" office:value-type="float" office:value="0.0610598666158536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29" calcext:value-type="float">
            <text:p>329</text:p>
          </table:table-cell>
          <table:table-cell table:formula="of:=1/([.A334]/1000)" office:value-type="float" office:value="3.03951367781155" calcext:value-type="float">
            <text:p>3.04</text:p>
          </table:table-cell>
          <table:table-cell table:formula="of:=[.$F$2]*[.B334]" office:value-type="float" office:value="0.060874274316109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30" calcext:value-type="float">
            <text:p>330</text:p>
          </table:table-cell>
          <table:table-cell table:formula="of:=1/([.A335]/1000)" office:value-type="float" office:value="3.03030303030303" calcext:value-type="float">
            <text:p>3.03</text:p>
          </table:table-cell>
          <table:table-cell table:formula="of:=[.$F$2]*[.B335]" office:value-type="float" office:value="0.0606898068181818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31" calcext:value-type="float">
            <text:p>331</text:p>
          </table:table-cell>
          <table:table-cell table:formula="of:=1/([.A336]/1000)" office:value-type="float" office:value="3.02114803625378" calcext:value-type="float">
            <text:p>3.02</text:p>
          </table:table-cell>
          <table:table-cell table:formula="of:=[.$F$2]*[.B336]" office:value-type="float" office:value="0.060506453927492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32" calcext:value-type="float">
            <text:p>332</text:p>
          </table:table-cell>
          <table:table-cell table:formula="of:=1/([.A337]/1000)" office:value-type="float" office:value="3.01204819277108" calcext:value-type="float">
            <text:p>3.01</text:p>
          </table:table-cell>
          <table:table-cell table:formula="of:=[.$F$2]*[.B337]" office:value-type="float" office:value="0.0603242055722891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33" calcext:value-type="float">
            <text:p>333</text:p>
          </table:table-cell>
          <table:table-cell table:formula="of:=1/([.A338]/1000)" office:value-type="float" office:value="3.003003003003" calcext:value-type="float">
            <text:p>3.00</text:p>
          </table:table-cell>
          <table:table-cell table:formula="of:=[.$F$2]*[.B338]" office:value-type="float" office:value="0.0601430518018018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34" calcext:value-type="float">
            <text:p>334</text:p>
          </table:table-cell>
          <table:table-cell table:formula="of:=1/([.A339]/1000)" office:value-type="float" office:value="2.9940119760479" calcext:value-type="float">
            <text:p>2.99</text:p>
          </table:table-cell>
          <table:table-cell table:formula="of:=[.$F$2]*[.B339]" office:value-type="float" office:value="0.0599629827844311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35" calcext:value-type="float">
            <text:p>335</text:p>
          </table:table-cell>
          <table:table-cell table:formula="of:=1/([.A340]/1000)" office:value-type="float" office:value="2.98507462686567" calcext:value-type="float">
            <text:p>2.99</text:p>
          </table:table-cell>
          <table:table-cell table:formula="of:=[.$F$2]*[.B340]" office:value-type="float" office:value="0.0597839888059701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36" calcext:value-type="float">
            <text:p>336</text:p>
          </table:table-cell>
          <table:table-cell table:formula="of:=1/([.A341]/1000)" office:value-type="float" office:value="2.97619047619048" calcext:value-type="float">
            <text:p>2.98</text:p>
          </table:table-cell>
          <table:table-cell table:formula="of:=[.$F$2]*[.B341]" office:value-type="float" office:value="0.0596060602678571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37" calcext:value-type="float">
            <text:p>337</text:p>
          </table:table-cell>
          <table:table-cell table:formula="of:=1/([.A342]/1000)" office:value-type="float" office:value="2.9673590504451" calcext:value-type="float">
            <text:p>2.97</text:p>
          </table:table-cell>
          <table:table-cell table:formula="of:=[.$F$2]*[.B342]" office:value-type="float" office:value="0.0594291876854599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38" calcext:value-type="float">
            <text:p>338</text:p>
          </table:table-cell>
          <table:table-cell table:formula="of:=1/([.A343]/1000)" office:value-type="float" office:value="2.9585798816568" calcext:value-type="float">
            <text:p>2.96</text:p>
          </table:table-cell>
          <table:table-cell table:formula="of:=[.$F$2]*[.B343]" office:value-type="float" office:value="0.0592533616863905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39" calcext:value-type="float">
            <text:p>339</text:p>
          </table:table-cell>
          <table:table-cell table:formula="of:=1/([.A344]/1000)" office:value-type="float" office:value="2.94985250737463" calcext:value-type="float">
            <text:p>2.95</text:p>
          </table:table-cell>
          <table:table-cell table:formula="of:=[.$F$2]*[.B344]" office:value-type="float" office:value="0.0590785730088495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40" calcext:value-type="float">
            <text:p>340</text:p>
          </table:table-cell>
          <table:table-cell table:formula="of:=1/([.A345]/1000)" office:value-type="float" office:value="2.94117647058823" calcext:value-type="float">
            <text:p>2.94</text:p>
          </table:table-cell>
          <table:table-cell table:formula="of:=[.$F$2]*[.B345]" office:value-type="float" office:value="0.0589048125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41" calcext:value-type="float">
            <text:p>341</text:p>
          </table:table-cell>
          <table:table-cell table:formula="of:=1/([.A346]/1000)" office:value-type="float" office:value="2.93255131964809" calcext:value-type="float">
            <text:p>2.93</text:p>
          </table:table-cell>
          <table:table-cell table:formula="of:=[.$F$2]*[.B346]" office:value-type="float" office:value="0.0587320711143695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42" calcext:value-type="float">
            <text:p>342</text:p>
          </table:table-cell>
          <table:table-cell table:formula="of:=1/([.A347]/1000)" office:value-type="float" office:value="2.92397660818713" calcext:value-type="float">
            <text:p>2.92</text:p>
          </table:table-cell>
          <table:table-cell table:formula="of:=[.$F$2]*[.B347]" office:value-type="float" office:value="0.0585603399122807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43" calcext:value-type="float">
            <text:p>343</text:p>
          </table:table-cell>
          <table:table-cell table:formula="of:=1/([.A348]/1000)" office:value-type="float" office:value="2.91545189504373" calcext:value-type="float">
            <text:p>2.92</text:p>
          </table:table-cell>
          <table:table-cell table:formula="of:=[.$F$2]*[.B348]" office:value-type="float" office:value="0.058389610058309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44" calcext:value-type="float">
            <text:p>344</text:p>
          </table:table-cell>
          <table:table-cell table:formula="of:=1/([.A349]/1000)" office:value-type="float" office:value="2.90697674418605" calcext:value-type="float">
            <text:p>2.91</text:p>
          </table:table-cell>
          <table:table-cell table:formula="of:=[.$F$2]*[.B349]" office:value-type="float" office:value="0.058219872819767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45" calcext:value-type="float">
            <text:p>345</text:p>
          </table:table-cell>
          <table:table-cell table:formula="of:=1/([.A350]/1000)" office:value-type="float" office:value="2.89855072463768" calcext:value-type="float">
            <text:p>2.90</text:p>
          </table:table-cell>
          <table:table-cell table:formula="of:=[.$F$2]*[.B350]" office:value-type="float" office:value="0.058051119565217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46" calcext:value-type="float">
            <text:p>346</text:p>
          </table:table-cell>
          <table:table-cell table:formula="of:=1/([.A351]/1000)" office:value-type="float" office:value="2.89017341040462" calcext:value-type="float">
            <text:p>2.89</text:p>
          </table:table-cell>
          <table:table-cell table:formula="of:=[.$F$2]*[.B351]" office:value-type="float" office:value="0.0578833417630058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47" calcext:value-type="float">
            <text:p>347</text:p>
          </table:table-cell>
          <table:table-cell table:formula="of:=1/([.A352]/1000)" office:value-type="float" office:value="2.88184438040346" calcext:value-type="float">
            <text:p>2.88</text:p>
          </table:table-cell>
          <table:table-cell table:formula="of:=[.$F$2]*[.B352]" office:value-type="float" office:value="0.0577165309798271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48" calcext:value-type="float">
            <text:p>348</text:p>
          </table:table-cell>
          <table:table-cell table:formula="of:=1/([.A353]/1000)" office:value-type="float" office:value="2.8735632183908" calcext:value-type="float">
            <text:p>2.87</text:p>
          </table:table-cell>
          <table:table-cell table:formula="of:=[.$F$2]*[.B353]" office:value-type="float" office:value="0.0575506788793103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49" calcext:value-type="float">
            <text:p>349</text:p>
          </table:table-cell>
          <table:table-cell table:formula="of:=1/([.A354]/1000)" office:value-type="float" office:value="2.86532951289398" calcext:value-type="float">
            <text:p>2.87</text:p>
          </table:table-cell>
          <table:table-cell table:formula="of:=[.$F$2]*[.B354]" office:value-type="float" office:value="0.057385777220630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50" calcext:value-type="float">
            <text:p>350</text:p>
          </table:table-cell>
          <table:table-cell table:formula="of:=1/([.A355]/1000)" office:value-type="float" office:value="2.85714285714286" calcext:value-type="float">
            <text:p>2.86</text:p>
          </table:table-cell>
          <table:table-cell table:formula="of:=[.$F$2]*[.B355]" office:value-type="float" office:value="0.0572218178571429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51" calcext:value-type="float">
            <text:p>351</text:p>
          </table:table-cell>
          <table:table-cell table:formula="of:=1/([.A356]/1000)" office:value-type="float" office:value="2.84900284900285" calcext:value-type="float">
            <text:p>2.85</text:p>
          </table:table-cell>
          <table:table-cell table:formula="of:=[.$F$2]*[.B356]" office:value-type="float" office:value="0.0570587927350427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52" calcext:value-type="float">
            <text:p>352</text:p>
          </table:table-cell>
          <table:table-cell table:formula="of:=1/([.A357]/1000)" office:value-type="float" office:value="2.84090909090909" calcext:value-type="float">
            <text:p>2.84</text:p>
          </table:table-cell>
          <table:table-cell table:formula="of:=[.$F$2]*[.B357]" office:value-type="float" office:value="0.056896693892045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53" calcext:value-type="float">
            <text:p>353</text:p>
          </table:table-cell>
          <table:table-cell table:formula="of:=1/([.A358]/1000)" office:value-type="float" office:value="2.8328611898017" calcext:value-type="float">
            <text:p>2.83</text:p>
          </table:table-cell>
          <table:table-cell table:formula="of:=[.$F$2]*[.B358]" office:value-type="float" office:value="0.0567355134560906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54" calcext:value-type="float">
            <text:p>354</text:p>
          </table:table-cell>
          <table:table-cell table:formula="of:=1/([.A359]/1000)" office:value-type="float" office:value="2.82485875706215" calcext:value-type="float">
            <text:p>2.82</text:p>
          </table:table-cell>
          <table:table-cell table:formula="of:=[.$F$2]*[.B359]" office:value-type="float" office:value="0.0565752436440678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55" calcext:value-type="float">
            <text:p>355</text:p>
          </table:table-cell>
          <table:table-cell table:formula="of:=1/([.A360]/1000)" office:value-type="float" office:value="2.8169014084507" calcext:value-type="float">
            <text:p>2.82</text:p>
          </table:table-cell>
          <table:table-cell table:formula="of:=[.$F$2]*[.B360]" office:value-type="float" office:value="0.056415876760563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56" calcext:value-type="float">
            <text:p>356</text:p>
          </table:table-cell>
          <table:table-cell table:formula="of:=1/([.A361]/1000)" office:value-type="float" office:value="2.80898876404494" calcext:value-type="float">
            <text:p>2.81</text:p>
          </table:table-cell>
          <table:table-cell table:formula="of:=[.$F$2]*[.B361]" office:value-type="float" office:value="0.0562574051966292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57" calcext:value-type="float">
            <text:p>357</text:p>
          </table:table-cell>
          <table:table-cell table:formula="of:=1/([.A362]/1000)" office:value-type="float" office:value="2.80112044817927" calcext:value-type="float">
            <text:p>2.80</text:p>
          </table:table-cell>
          <table:table-cell table:formula="of:=[.$F$2]*[.B362]" office:value-type="float" office:value="0.0560998214285714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58" calcext:value-type="float">
            <text:p>358</text:p>
          </table:table-cell>
          <table:table-cell table:formula="of:=1/([.A363]/1000)" office:value-type="float" office:value="2.79329608938547" calcext:value-type="float">
            <text:p>2.79</text:p>
          </table:table-cell>
          <table:table-cell table:formula="of:=[.$F$2]*[.B363]" office:value-type="float" office:value="0.0559431180167598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59" calcext:value-type="float">
            <text:p>359</text:p>
          </table:table-cell>
          <table:table-cell table:formula="of:=1/([.A364]/1000)" office:value-type="float" office:value="2.78551532033426" calcext:value-type="float">
            <text:p>2.79</text:p>
          </table:table-cell>
          <table:table-cell table:formula="of:=[.$F$2]*[.B364]" office:value-type="float" office:value="0.0557872876044568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60" calcext:value-type="float">
            <text:p>360</text:p>
          </table:table-cell>
          <table:table-cell table:formula="of:=1/([.A365]/1000)" office:value-type="float" office:value="2.77777777777778" calcext:value-type="float">
            <text:p>2.78</text:p>
          </table:table-cell>
          <table:table-cell table:formula="of:=[.$F$2]*[.B365]" office:value-type="float" office:value="0.0556323229166667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61" calcext:value-type="float">
            <text:p>361</text:p>
          </table:table-cell>
          <table:table-cell table:formula="of:=1/([.A366]/1000)" office:value-type="float" office:value="2.77008310249307" calcext:value-type="float">
            <text:p>2.77</text:p>
          </table:table-cell>
          <table:table-cell table:formula="of:=[.$F$2]*[.B366]" office:value-type="float" office:value="0.0554782167590028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62" calcext:value-type="float">
            <text:p>362</text:p>
          </table:table-cell>
          <table:table-cell table:formula="of:=1/([.A367]/1000)" office:value-type="float" office:value="2.76243093922652" calcext:value-type="float">
            <text:p>2.76</text:p>
          </table:table-cell>
          <table:table-cell table:formula="of:=[.$F$2]*[.B367]" office:value-type="float" office:value="0.0553249620165746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63" calcext:value-type="float">
            <text:p>363</text:p>
          </table:table-cell>
          <table:table-cell table:formula="of:=1/([.A368]/1000)" office:value-type="float" office:value="2.75482093663912" calcext:value-type="float">
            <text:p>2.75</text:p>
          </table:table-cell>
          <table:table-cell table:formula="of:=[.$F$2]*[.B368]" office:value-type="float" office:value="0.0551725516528926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64" calcext:value-type="float">
            <text:p>364</text:p>
          </table:table-cell>
          <table:table-cell table:formula="of:=1/([.A369]/1000)" office:value-type="float" office:value="2.74725274725275" calcext:value-type="float">
            <text:p>2.75</text:p>
          </table:table-cell>
          <table:table-cell table:formula="of:=[.$F$2]*[.B369]" office:value-type="float" office:value="0.0550209787087912" calcext:value-type="float">
            <text:p>0.06</text:p>
          </table:table-cell>
          <table:table-cell table:number-columns-repeated="1021"/>
        </table:table-row>
        <table:table-row table:style-name="ro4">
          <table:table-cell office:value-type="float" office:value="365" calcext:value-type="float">
            <text:p>365</text:p>
          </table:table-cell>
          <table:table-cell table:formula="of:=1/([.A370]/1000)" office:value-type="float" office:value="2.73972602739726" calcext:value-type="float">
            <text:p>2.74</text:p>
          </table:table-cell>
          <table:table-cell table:formula="of:=[.$F$2]*[.B370]" office:value-type="float" office:value="0.0548702363013698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66" calcext:value-type="float">
            <text:p>366</text:p>
          </table:table-cell>
          <table:table-cell table:formula="of:=1/([.A371]/1000)" office:value-type="float" office:value="2.73224043715847" calcext:value-type="float">
            <text:p>2.73</text:p>
          </table:table-cell>
          <table:table-cell table:formula="of:=[.$F$2]*[.B371]" office:value-type="float" office:value="0.0547203176229508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67" calcext:value-type="float">
            <text:p>367</text:p>
          </table:table-cell>
          <table:table-cell table:formula="of:=1/([.A372]/1000)" office:value-type="float" office:value="2.72479564032698" calcext:value-type="float">
            <text:p>2.72</text:p>
          </table:table-cell>
          <table:table-cell table:formula="of:=[.$F$2]*[.B372]" office:value-type="float" office:value="0.0545712159400545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68" calcext:value-type="float">
            <text:p>368</text:p>
          </table:table-cell>
          <table:table-cell table:formula="of:=1/([.A373]/1000)" office:value-type="float" office:value="2.71739130434783" calcext:value-type="float">
            <text:p>2.72</text:p>
          </table:table-cell>
          <table:table-cell table:formula="of:=[.$F$2]*[.B373]" office:value-type="float" office:value="0.0544229245923913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69" calcext:value-type="float">
            <text:p>369</text:p>
          </table:table-cell>
          <table:table-cell table:formula="of:=1/([.A374]/1000)" office:value-type="float" office:value="2.710027100271" calcext:value-type="float">
            <text:p>2.71</text:p>
          </table:table-cell>
          <table:table-cell table:formula="of:=[.$F$2]*[.B374]" office:value-type="float" office:value="0.0542754369918699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70" calcext:value-type="float">
            <text:p>370</text:p>
          </table:table-cell>
          <table:table-cell table:formula="of:=1/([.A375]/1000)" office:value-type="float" office:value="2.7027027027027" calcext:value-type="float">
            <text:p>2.70</text:p>
          </table:table-cell>
          <table:table-cell table:formula="of:=[.$F$2]*[.B375]" office:value-type="float" office:value="0.0541287466216216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71" calcext:value-type="float">
            <text:p>371</text:p>
          </table:table-cell>
          <table:table-cell table:formula="of:=1/([.A376]/1000)" office:value-type="float" office:value="2.69541778975741" calcext:value-type="float">
            <text:p>2.70</text:p>
          </table:table-cell>
          <table:table-cell table:formula="of:=[.$F$2]*[.B376]" office:value-type="float" office:value="0.0539828470350404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72" calcext:value-type="float">
            <text:p>372</text:p>
          </table:table-cell>
          <table:table-cell table:formula="of:=1/([.A377]/1000)" office:value-type="float" office:value="2.68817204301075" calcext:value-type="float">
            <text:p>2.69</text:p>
          </table:table-cell>
          <table:table-cell table:formula="of:=[.$F$2]*[.B377]" office:value-type="float" office:value="0.0538377318548387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73" calcext:value-type="float">
            <text:p>373</text:p>
          </table:table-cell>
          <table:table-cell table:formula="of:=1/([.A378]/1000)" office:value-type="float" office:value="2.68096514745308" calcext:value-type="float">
            <text:p>2.68</text:p>
          </table:table-cell>
          <table:table-cell table:formula="of:=[.$F$2]*[.B378]" office:value-type="float" office:value="0.0536933947721179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74" calcext:value-type="float">
            <text:p>374</text:p>
          </table:table-cell>
          <table:table-cell table:formula="of:=1/([.A379]/1000)" office:value-type="float" office:value="2.67379679144385" calcext:value-type="float">
            <text:p>2.67</text:p>
          </table:table-cell>
          <table:table-cell table:formula="of:=[.$F$2]*[.B379]" office:value-type="float" office:value="0.0535498295454545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75" calcext:value-type="float">
            <text:p>375</text:p>
          </table:table-cell>
          <table:table-cell table:formula="of:=1/([.A380]/1000)" office:value-type="float" office:value="2.66666666666667" calcext:value-type="float">
            <text:p>2.67</text:p>
          </table:table-cell>
          <table:table-cell table:formula="of:=[.$F$2]*[.B380]" office:value-type="float" office:value="0.05340703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76" calcext:value-type="float">
            <text:p>376</text:p>
          </table:table-cell>
          <table:table-cell table:formula="of:=1/([.A381]/1000)" office:value-type="float" office:value="2.65957446808511" calcext:value-type="float">
            <text:p>2.66</text:p>
          </table:table-cell>
          <table:table-cell table:formula="of:=[.$F$2]*[.B381]" office:value-type="float" office:value="0.0532649900265957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77" calcext:value-type="float">
            <text:p>377</text:p>
          </table:table-cell>
          <table:table-cell table:formula="of:=1/([.A382]/1000)" office:value-type="float" office:value="2.6525198938992" calcext:value-type="float">
            <text:p>2.65</text:p>
          </table:table-cell>
          <table:table-cell table:formula="of:=[.$F$2]*[.B382]" office:value-type="float" office:value="0.0531237035809018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78" calcext:value-type="float">
            <text:p>378</text:p>
          </table:table-cell>
          <table:table-cell table:formula="of:=1/([.A383]/1000)" office:value-type="float" office:value="2.64550264550265" calcext:value-type="float">
            <text:p>2.65</text:p>
          </table:table-cell>
          <table:table-cell table:formula="of:=[.$F$2]*[.B383]" office:value-type="float" office:value="0.0529831646825397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79" calcext:value-type="float">
            <text:p>379</text:p>
          </table:table-cell>
          <table:table-cell table:formula="of:=1/([.A384]/1000)" office:value-type="float" office:value="2.63852242744063" calcext:value-type="float">
            <text:p>2.64</text:p>
          </table:table-cell>
          <table:table-cell table:formula="of:=[.$F$2]*[.B384]" office:value-type="float" office:value="0.052843367414248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80" calcext:value-type="float">
            <text:p>380</text:p>
          </table:table-cell>
          <table:table-cell table:formula="of:=1/([.A385]/1000)" office:value-type="float" office:value="2.63157894736842" calcext:value-type="float">
            <text:p>2.63</text:p>
          </table:table-cell>
          <table:table-cell table:formula="of:=[.$F$2]*[.B385]" office:value-type="float" office:value="0.0527043059210526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81" calcext:value-type="float">
            <text:p>381</text:p>
          </table:table-cell>
          <table:table-cell table:formula="of:=1/([.A386]/1000)" office:value-type="float" office:value="2.6246719160105" calcext:value-type="float">
            <text:p>2.62</text:p>
          </table:table-cell>
          <table:table-cell table:formula="of:=[.$F$2]*[.B386]" office:value-type="float" office:value="0.0525659744094488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82" calcext:value-type="float">
            <text:p>382</text:p>
          </table:table-cell>
          <table:table-cell table:formula="of:=1/([.A387]/1000)" office:value-type="float" office:value="2.61780104712042" calcext:value-type="float">
            <text:p>2.62</text:p>
          </table:table-cell>
          <table:table-cell table:formula="of:=[.$F$2]*[.B387]" office:value-type="float" office:value="0.0524283671465968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83" calcext:value-type="float">
            <text:p>383</text:p>
          </table:table-cell>
          <table:table-cell table:formula="of:=1/([.A388]/1000)" office:value-type="float" office:value="2.61096605744125" calcext:value-type="float">
            <text:p>2.61</text:p>
          </table:table-cell>
          <table:table-cell table:formula="of:=[.$F$2]*[.B388]" office:value-type="float" office:value="0.05229147845953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84" calcext:value-type="float">
            <text:p>384</text:p>
          </table:table-cell>
          <table:table-cell table:formula="of:=1/([.A389]/1000)" office:value-type="float" office:value="2.60416666666667" calcext:value-type="float">
            <text:p>2.60</text:p>
          </table:table-cell>
          <table:table-cell table:formula="of:=[.$F$2]*[.B389]" office:value-type="float" office:value="0.052155302734375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85" calcext:value-type="float">
            <text:p>385</text:p>
          </table:table-cell>
          <table:table-cell table:formula="of:=1/([.A390]/1000)" office:value-type="float" office:value="2.5974025974026" calcext:value-type="float">
            <text:p>2.60</text:p>
          </table:table-cell>
          <table:table-cell table:formula="of:=[.$F$2]*[.B390]" office:value-type="float" office:value="0.0520198344155844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86" calcext:value-type="float">
            <text:p>386</text:p>
          </table:table-cell>
          <table:table-cell table:formula="of:=1/([.A391]/1000)" office:value-type="float" office:value="2.59067357512953" calcext:value-type="float">
            <text:p>2.59</text:p>
          </table:table-cell>
          <table:table-cell table:formula="of:=[.$F$2]*[.B391]" office:value-type="float" office:value="0.0518850680051813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87" calcext:value-type="float">
            <text:p>387</text:p>
          </table:table-cell>
          <table:table-cell table:formula="of:=1/([.A392]/1000)" office:value-type="float" office:value="2.58397932816537" calcext:value-type="float">
            <text:p>2.58</text:p>
          </table:table-cell>
          <table:table-cell table:formula="of:=[.$F$2]*[.B392]" office:value-type="float" office:value="0.0517509980620155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88" calcext:value-type="float">
            <text:p>388</text:p>
          </table:table-cell>
          <table:table-cell table:formula="of:=1/([.A393]/1000)" office:value-type="float" office:value="2.57731958762887" calcext:value-type="float">
            <text:p>2.58</text:p>
          </table:table-cell>
          <table:table-cell table:formula="of:=[.$F$2]*[.B393]" office:value-type="float" office:value="0.0516176192010309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89" calcext:value-type="float">
            <text:p>389</text:p>
          </table:table-cell>
          <table:table-cell table:formula="of:=1/([.A394]/1000)" office:value-type="float" office:value="2.5706940874036" calcext:value-type="float">
            <text:p>2.57</text:p>
          </table:table-cell>
          <table:table-cell table:formula="of:=[.$F$2]*[.B394]" office:value-type="float" office:value="0.051484926092545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90" calcext:value-type="float">
            <text:p>390</text:p>
          </table:table-cell>
          <table:table-cell table:formula="of:=1/([.A395]/1000)" office:value-type="float" office:value="2.56410256410256" calcext:value-type="float">
            <text:p>2.56</text:p>
          </table:table-cell>
          <table:table-cell table:formula="of:=[.$F$2]*[.B395]" office:value-type="float" office:value="0.0513529134615384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91" calcext:value-type="float">
            <text:p>391</text:p>
          </table:table-cell>
          <table:table-cell table:formula="of:=1/([.A396]/1000)" office:value-type="float" office:value="2.55754475703325" calcext:value-type="float">
            <text:p>2.56</text:p>
          </table:table-cell>
          <table:table-cell table:formula="of:=[.$F$2]*[.B396]" office:value-type="float" office:value="0.0512215760869565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92" calcext:value-type="float">
            <text:p>392</text:p>
          </table:table-cell>
          <table:table-cell table:formula="of:=1/([.A397]/1000)" office:value-type="float" office:value="2.55102040816327" calcext:value-type="float">
            <text:p>2.55</text:p>
          </table:table-cell>
          <table:table-cell table:formula="of:=[.$F$2]*[.B397]" office:value-type="float" office:value="0.0510909088010204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93" calcext:value-type="float">
            <text:p>393</text:p>
          </table:table-cell>
          <table:table-cell table:formula="of:=1/([.A398]/1000)" office:value-type="float" office:value="2.54452926208651" calcext:value-type="float">
            <text:p>2.54</text:p>
          </table:table-cell>
          <table:table-cell table:formula="of:=[.$F$2]*[.B398]" office:value-type="float" office:value="0.0509609064885496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94" calcext:value-type="float">
            <text:p>394</text:p>
          </table:table-cell>
          <table:table-cell table:formula="of:=1/([.A399]/1000)" office:value-type="float" office:value="2.53807106598985" calcext:value-type="float">
            <text:p>2.54</text:p>
          </table:table-cell>
          <table:table-cell table:formula="of:=[.$F$2]*[.B399]" office:value-type="float" office:value="0.0508315640862944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95" calcext:value-type="float">
            <text:p>395</text:p>
          </table:table-cell>
          <table:table-cell table:formula="of:=1/([.A400]/1000)" office:value-type="float" office:value="2.53164556962025" calcext:value-type="float">
            <text:p>2.53</text:p>
          </table:table-cell>
          <table:table-cell table:formula="of:=[.$F$2]*[.B400]" office:value-type="float" office:value="0.0507028765822785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96" calcext:value-type="float">
            <text:p>396</text:p>
          </table:table-cell>
          <table:table-cell table:formula="of:=1/([.A401]/1000)" office:value-type="float" office:value="2.52525252525252" calcext:value-type="float">
            <text:p>2.53</text:p>
          </table:table-cell>
          <table:table-cell table:formula="of:=[.$F$2]*[.B401]" office:value-type="float" office:value="0.0505748390151515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97" calcext:value-type="float">
            <text:p>397</text:p>
          </table:table-cell>
          <table:table-cell table:formula="of:=1/([.A402]/1000)" office:value-type="float" office:value="2.51889168765743" calcext:value-type="float">
            <text:p>2.52</text:p>
          </table:table-cell>
          <table:table-cell table:formula="of:=[.$F$2]*[.B402]" office:value-type="float" office:value="0.0504474464735516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98" calcext:value-type="float">
            <text:p>398</text:p>
          </table:table-cell>
          <table:table-cell table:formula="of:=1/([.A403]/1000)" office:value-type="float" office:value="2.51256281407035" calcext:value-type="float">
            <text:p>2.51</text:p>
          </table:table-cell>
          <table:table-cell table:formula="of:=[.$F$2]*[.B403]" office:value-type="float" office:value="0.0503206940954774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399" calcext:value-type="float">
            <text:p>399</text:p>
          </table:table-cell>
          <table:table-cell table:formula="of:=1/([.A404]/1000)" office:value-type="float" office:value="2.5062656641604" calcext:value-type="float">
            <text:p>2.51</text:p>
          </table:table-cell>
          <table:table-cell table:formula="of:=[.$F$2]*[.B404]" office:value-type="float" office:value="0.0501945770676692" calcext:value-type="float">
            <text:p>0.05</text:p>
          </table:table-cell>
          <table:table-cell table:number-columns-repeated="1021"/>
        </table:table-row>
        <table:table-row table:style-name="ro4">
          <table:table-cell office:value-type="float" office:value="400" calcext:value-type="float">
            <text:p>400</text:p>
          </table:table-cell>
          <table:table-cell table:formula="of:=1/([.A405]/1000)" office:value-type="float" office:value="2.5" calcext:value-type="float">
            <text:p>2.50</text:p>
          </table:table-cell>
          <table:table-cell table:formula="of:=[.$F$2]*[.B405]" office:value-type="float" office:value="0.050069090625" calcext:value-type="float">
            <text:p>0.05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14:03:01.0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Moorhead</meta:initial-creator>
    <meta:creation-date>2017-09-25T11:41:51.56</meta:creation-date>
    <meta:generator>LibreOffice/5.4.4.2$Windows_X86_64 LibreOffice_project/2524958677847fb3bb44820e40380acbe820f960</meta:generator>
    <dc:date>2018-10-02T14:03:07.886000000</dc:date>
    <meta:editing-duration>PT2H29M6S</meta:editing-duration>
    <meta:editing-cycles>6</meta:editing-cycles>
    <meta:document-statistic meta:table-count="3" meta:cell-count="12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1cm" xlink:href=".." xlink:type="simple" chart:class="chart:line" chart:style-name="ch1">
        <chart:plot-area chart:style-name="ch2" table:cell-range-address="Sheet1.B6:Sheet1.B405" svg:x="1.331cm" svg:y="0.179cm" svg:width="14.351cm" svg:height="7.642cm">
          <chartooo:coordinate-region svg:x="2.614cm" svg:y="0.3cm" svg:width="12.841cm" svg:height="6.519cm"/>
          <chart:axis chart:dimension="x" chart:name="primary-x" chart:style-name="ch3">
            <chart:title svg:x="6.464cm" svg:y="8cm" chart:style-name="ch4">
              <text:p>Delay Between Pulses (ms)</text:p>
            </chart:title>
          </chart:axis>
          <chart:axis chart:dimension="y" chart:name="primary-y" chart:style-name="ch5">
            <chart:title svg:x="0.451cm" svg:y="5.433cm" chart:style-name="ch6">
              <text:p>Pulses Per Second</text:p>
            </chart:title>
          </chart:axis>
          <chart:series chart:style-name="ch7" chart:values-cell-range-address="Sheet1.B6:Sheet1.B405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B6:Sheet1.B4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.857142857143">
                <text:p>142.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8235294117647">
                <text:p>58.8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6315789473684">
                <text:p>52.63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6190476190476">
                <text:p>47.6190476190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.4782608695652">
                <text:p>43.478260869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4615384615385">
                <text:p>38.4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037037037037">
                <text:p>37.0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7142857142857">
                <text:p>35.71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4827586206897">
                <text:p>34.48275862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258064516129">
                <text:p>32.25806451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030303030303">
                <text:p>30.303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4117647058823">
                <text:p>29.4117647058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027027027027">
                <text:p>27.0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157894736842">
                <text:p>26.3157894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.6410256410256">
                <text:p>25.6410256410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390243902439">
                <text:p>24.3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8095238095238">
                <text:p>23.8095238095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2558139534884">
                <text:p>23.2558139534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7272727272727">
                <text:p>22.7272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7391304347826">
                <text:p>21.7391304347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2765957446808">
                <text:p>21.2765957446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8333333333333">
                <text:p>20.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4081632653061">
                <text:p>20.4081632653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2307692307692">
                <text:p>19.2307692307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8679245283019">
                <text:p>18.8679245283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5185185185185">
                <text:p>18.5185185185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1818181818182">
                <text:p>18.1818181818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8571428571429">
                <text:p>17.8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438596491228">
                <text:p>17.5438596491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2413793103448">
                <text:p>17.241379310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9491525423729">
                <text:p>16.9491525423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934426229508">
                <text:p>16.3934426229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1290322580645">
                <text:p>16.1290322580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8730158730159">
                <text:p>15.87301587301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1515151515152">
                <text:p>15.1515151515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7058823529412">
                <text:p>14.7058823529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4927536231884">
                <text:p>14.49275362318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845070422535">
                <text:p>14.0845070422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8888888888889">
                <text:p>13.8888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6986301369863">
                <text:p>13.6986301369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5135135135135">
                <text:p>13.5135135135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1578947368421">
                <text:p>13.1578947368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987012987013">
                <text:p>12.987012987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205128205128">
                <text:p>12.8205128205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582278481013">
                <text:p>12.6582278481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3456790123457">
                <text:p>12.34567901234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1951219512195">
                <text:p>12.1951219512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0481927710843">
                <text:p>12.0481927710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9047619047619">
                <text:p>11.9047619047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7647058823529">
                <text:p>11.7647058823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6279069767442">
                <text:p>11.62790697674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942528735632">
                <text:p>11.4942528735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3636363636364">
                <text:p>11.36363636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2359550561798">
                <text:p>11.23595505617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989010989011">
                <text:p>10.9890109890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8695652173913">
                <text:p>10.869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752688172043">
                <text:p>10.752688172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6382978723404">
                <text:p>10.6382978723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3092783505155">
                <text:p>10.3092783505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2040816326531">
                <text:p>10.2040816326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1010101010101">
                <text:p>10.10101010101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009900990099">
                <text:p>9.90099009900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70873786407767">
                <text:p>9.708737864077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52380952380952">
                <text:p>9.52380952380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3396226415094">
                <text:p>9.433962264150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34579439252336">
                <text:p>9.34579439252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25925925925926">
                <text:p>9.259259259259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1743119266055">
                <text:p>9.17431192660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00900900900901">
                <text:p>9.009009009009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92857142857143">
                <text:p>8.92857142857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4955752212389">
                <text:p>8.849557522123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7719298245614">
                <text:p>8.77192982456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69565217391304">
                <text:p>8.695652173913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62068965517241">
                <text:p>8.620689655172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54700854700855">
                <text:p>8.547008547008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47457627118644">
                <text:p>8.47457627118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40336134453782">
                <text:p>8.403361344537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26446280991736">
                <text:p>8.264462809917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19672131147541">
                <text:p>8.196721311475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13008130081301">
                <text:p>8.130081300813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06451612903226">
                <text:p>8.06451612903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93650793650794">
                <text:p>7.936507936507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740157480315">
                <text:p>7.87401574803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8125">
                <text:p>7.8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75193798449612">
                <text:p>7.75193798449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63358778625954">
                <text:p>7.633587786259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7575757575758">
                <text:p>7.575757575757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5187969924812">
                <text:p>7.51879699248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46268656716418">
                <text:p>7.462686567164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40740740740741">
                <text:p>7.407407407407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35294117647059">
                <text:p>7.35294117647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2992700729927">
                <text:p>7.2992700729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2463768115942">
                <text:p>7.24637681159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9424460431655">
                <text:p>7.194244604316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09219858156028">
                <text:p>7.09219858156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225352112676">
                <text:p>7.04225352112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99300699300699">
                <text:p>6.993006993006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4444444444444">
                <text:p>6.944444444444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89655172413793">
                <text:p>6.89655172413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84931506849315">
                <text:p>6.849315068493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0272108843537">
                <text:p>6.802721088435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5675675675676">
                <text:p>6.756756756756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1140939597315">
                <text:p>6.71140939597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2251655629139">
                <text:p>6.622516556291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57894736842105">
                <text:p>6.57894736842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5359477124183">
                <text:p>6.53594771241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49350649350649">
                <text:p>6.493506493506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45161290322581">
                <text:p>6.451612903225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41025641025641">
                <text:p>6.410256410256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36942675159236">
                <text:p>6.369426751592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32911392405063">
                <text:p>6.329113924050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28930817610063">
                <text:p>6.289308176100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2111801242236">
                <text:p>6.21118012422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7283950617284">
                <text:p>6.172839506172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3496932515337">
                <text:p>6.134969325153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06060606060606">
                <text:p>6.060606060606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02409638554217">
                <text:p>6.024096385542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98802395209581">
                <text:p>5.98802395209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95238095238095">
                <text:p>5.952380952380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91715976331361">
                <text:p>5.917159763313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84795321637427">
                <text:p>5.84795321637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81395348837209">
                <text:p>5.813953488372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8034682080925">
                <text:p>5.780346820809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74712643678161">
                <text:p>5.747126436781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68181818181818">
                <text:p>5.681818181818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64971751412429">
                <text:p>5.649717514124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61797752808989">
                <text:p>5.617977528089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58659217877095">
                <text:p>5.586592178770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52486187845304">
                <text:p>5.524861878453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49450549450549">
                <text:p>5.494505494505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46448087431694">
                <text:p>5.464480874316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3478260869565">
                <text:p>5.434782608695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40540540540541">
                <text:p>5.405405405405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37634408602151">
                <text:p>5.376344086021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3475935828877">
                <text:p>5.34759358288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31914893617021">
                <text:p>5.31914893617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29100529100529">
                <text:p>5.291005291005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26315789473684">
                <text:p>5.263157894736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23560209424084">
                <text:p>5.235602094240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20833333333333">
                <text:p>5.208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18134715025907">
                <text:p>5.181347150259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15463917525773">
                <text:p>5.15463917525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12820512820513">
                <text:p>5.128205128205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10204081632653">
                <text:p>5.102040816326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0761421319797">
                <text:p>5.07614213197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05050505050505">
                <text:p>5.050505050505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0251256281407">
                <text:p>5.02512562814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7512437810945">
                <text:p>4.975124378109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95049504950495">
                <text:p>4.950495049504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92610837438424">
                <text:p>4.926108374384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90196078431373">
                <text:p>4.901960784313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87804878048781">
                <text:p>4.878048780487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85436893203884">
                <text:p>4.854368932038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83091787439614">
                <text:p>4.830917874396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8468899521531">
                <text:p>4.784688995215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739336492891">
                <text:p>4.739336492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71698113207547">
                <text:p>4.716981132075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69483568075117">
                <text:p>4.694835680751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67289719626168">
                <text:p>4.672897196261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65116279069768">
                <text:p>4.651162790697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62962962962963">
                <text:p>4.62962962962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0829493087558">
                <text:p>4.608294930875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58715596330275">
                <text:p>4.587155963302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5662100456621">
                <text:p>4.56621004566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52488687782805">
                <text:p>4.524886877828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50450450450451">
                <text:p>4.504504504504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8430493273543">
                <text:p>4.484304932735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6428571428571">
                <text:p>4.464285714285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2477876106195">
                <text:p>4.424778761061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40528634361233">
                <text:p>4.405286343612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3859649122807">
                <text:p>4.38596491228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36681222707424">
                <text:p>4.366812227074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32900432900433">
                <text:p>4.329004329004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31034482758621">
                <text:p>4.310344827586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29184549356223">
                <text:p>4.291845493562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27350427350427">
                <text:p>4.273504273504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25531914893617">
                <text:p>4.255319148936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23728813559322">
                <text:p>4.23728813559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21940928270042">
                <text:p>4.219409282700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0168067226891">
                <text:p>4.201680672268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18410041841004">
                <text:p>4.184100418410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149377593361">
                <text:p>4.1493775933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13223140495868">
                <text:p>4.132231404958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11522633744856">
                <text:p>4.115226337448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0983606557377">
                <text:p>4.09836065573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08163265306122">
                <text:p>4.081632653061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0650406504065">
                <text:p>4.06504065040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04858299595142">
                <text:p>4.048582995951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03225806451613">
                <text:p>4.032258064516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01606425702811">
                <text:p>4.016064257028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98406374501992">
                <text:p>3.984063745019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5256916996047">
                <text:p>3.952569169960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3700787401575">
                <text:p>3.937007874015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2156862745098">
                <text:p>3.921568627450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0625">
                <text:p>3.90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89105058365759">
                <text:p>3.891050583657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87596899224806">
                <text:p>3.875968992248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86100386100386">
                <text:p>3.861003861003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83141762452107">
                <text:p>3.831417624521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81679389312977">
                <text:p>3.816793893129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80228136882129">
                <text:p>3.802281368821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78787878787879">
                <text:p>3.787878787878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77358490566038">
                <text:p>3.773584905660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7593984962406">
                <text:p>3.75939849624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74531835205992">
                <text:p>3.745318352059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3134328358209">
                <text:p>3.731343283582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71747211895911">
                <text:p>3.717472118959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7037037037037">
                <text:p>3.70370370370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690036900369">
                <text:p>3.6900369003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67647058823529">
                <text:p>3.676470588235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66300366300366">
                <text:p>3.663003663003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64963503649635">
                <text:p>3.649635036496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6231884057971">
                <text:p>3.62318840579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6101083032491">
                <text:p>3.61010830324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59712230215827">
                <text:p>3.597122302158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584229390681">
                <text:p>3.5842293906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55871886120996">
                <text:p>3.558718861209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4609929078014">
                <text:p>3.546099290780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53356890459364">
                <text:p>3.533568904593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52112676056338">
                <text:p>3.521126760563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50877192982456">
                <text:p>3.508771929824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4965034965035">
                <text:p>3.49650349650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48432055749129">
                <text:p>3.484320557491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47222222222222">
                <text:p>3.472222222222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46020761245675">
                <text:p>3.460207612456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43642611683849">
                <text:p>3.436426116838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42465753424658">
                <text:p>3.424657534246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296928327645">
                <text:p>3.41296928327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40136054421769">
                <text:p>3.401360544217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38983050847458">
                <text:p>3.38983050847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36700336700337">
                <text:p>3.367003367003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35570469798658">
                <text:p>3.355704697986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34448160535117">
                <text:p>3.344481605351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32225913621262">
                <text:p>3.322259136212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3112582781457">
                <text:p>3.31125827814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3003300330033">
                <text:p>3.30033003300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28947368421053">
                <text:p>3.289473684210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27868852459016">
                <text:p>3.278688524590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26797385620915">
                <text:p>3.267973856209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25732899022801">
                <text:p>3.257328990228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24675324675325">
                <text:p>3.246753246753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23624595469256">
                <text:p>3.236245954692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21543408360129">
                <text:p>3.215434083601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20512820512821">
                <text:p>3.205128205128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9488817891374">
                <text:p>3.194888178913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8471337579618">
                <text:p>3.184713375796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7460317460317">
                <text:p>3.174603174603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455696202532">
                <text:p>3.164556962025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5457413249211">
                <text:p>3.154574132492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4465408805031">
                <text:p>3.144654088050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3479623824451">
                <text:p>3.134796238244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1526479750779">
                <text:p>3.115264797507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1055900621118">
                <text:p>3.10559006211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09597523219814">
                <text:p>3.095975232198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08641975308642">
                <text:p>3.086419753086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07692307692308">
                <text:p>3.076923076923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06748466257669">
                <text:p>3.067484662576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05810397553517">
                <text:p>3.058103975535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04878048780488">
                <text:p>3.048780487804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03951367781155">
                <text:p>3.039513677811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03030303030303">
                <text:p>3.030303030303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02114803625378">
                <text:p>3.021148036253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01204819277108">
                <text:p>3.012048192771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003003003003">
                <text:p>3.0030030030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9940119760479">
                <text:p>2.99401197604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97619047619048">
                <text:p>2.976190476190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9673590504451">
                <text:p>2.96735905044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9585798816568">
                <text:p>2.95857988165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94985250737463">
                <text:p>2.949852507374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94117647058823">
                <text:p>2.941176470588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93255131964809">
                <text:p>2.932551319648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92397660818713">
                <text:p>2.923976608187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91545189504373">
                <text:p>2.915451895043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90697674418605">
                <text:p>2.906976744186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89855072463768">
                <text:p>2.898550724637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89017341040462">
                <text:p>2.890173410404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88184438040346">
                <text:p>2.881844380403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8735632183908">
                <text:p>2.87356321839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86532951289398">
                <text:p>2.865329512893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84900284900285">
                <text:p>2.849002849002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84090909090909">
                <text:p>2.840909090909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8328611898017">
                <text:p>2.83286118980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82485875706215">
                <text:p>2.824858757062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8169014084507">
                <text:p>2.81690140845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80898876404494">
                <text:p>2.808988764044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80112044817927">
                <text:p>2.801120448179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79329608938547">
                <text:p>2.793296089385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78551532033426">
                <text:p>2.785515320334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77008310249307">
                <text:p>2.770083102493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76243093922652">
                <text:p>2.762430939226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75482093663912">
                <text:p>2.754820936639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74725274725275">
                <text:p>2.747252747252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73972602739726">
                <text:p>2.739726027397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73224043715847">
                <text:p>2.732240437158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72479564032698">
                <text:p>2.724795640326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71739130434783">
                <text:p>2.717391304347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710027100271">
                <text:p>2.7100271002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7027027027027">
                <text:p>2.70270270270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69541778975741">
                <text:p>2.695417789757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68817204301075">
                <text:p>2.688172043010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68096514745308">
                <text:p>2.680965147453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67379679144385">
                <text:p>2.673796791443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65957446808511">
                <text:p>2.659574468085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525198938992">
                <text:p>2.65251989389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64550264550265">
                <text:p>2.645502645502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63852242744063">
                <text:p>2.638522427440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6246719160105">
                <text:p>2.62467191601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61780104712042">
                <text:p>2.617801047120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61096605744125">
                <text:p>2.61096605744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60416666666667">
                <text:p>2.604166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5974025974026">
                <text:p>2.59740259740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9067357512953">
                <text:p>2.590673575129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8397932816537">
                <text:p>2.583979328165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57731958762887">
                <text:p>2.577319587628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5706940874036">
                <text:p>2.57069408740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56410256410256">
                <text:p>2.564102564102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55754475703325">
                <text:p>2.557544757033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54452926208651">
                <text:p>2.544529262086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53807106598985">
                <text:p>2.538071065989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53164556962025">
                <text:p>2.531645569620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52525252525252">
                <text:p>2.525252525252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51889168765743">
                <text:p>2.518891687657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51256281407035">
                <text:p>2.512562814070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5062656641604">
                <text:p>2.50626566416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plot-area chart:style-name="ch2" table:cell-range-address="Sheet1.C6:Sheet1.C405" svg:x="1.331cm" svg:y="0.179cm" svg:width="14.352cm" svg:height="7.641cm">
          <chartooo:coordinate-region svg:x="2.429cm" svg:y="0.3cm" svg:width="13.254cm" svg:height="6.518cm"/>
          <chart:axis chart:dimension="x" chart:name="primary-x" chart:style-name="ch3">
            <chart:title svg:x="6.465cm" svg:y="7.999cm" chart:style-name="ch4">
              <text:p>Delay Between Pulses (ms)</text:p>
            </chart:title>
          </chart:axis>
          <chart:axis chart:dimension="y" chart:name="primary-y" chart:style-name="ch5">
            <chart:title svg:x="0.451cm" svg:y="5.882cm" chart:style-name="ch6">
              <text:p>Distance Travelled (cm/s)</text:p>
            </chart:title>
            <chart:grid chart:style-name="ch7" chart:class="major"/>
          </chart:axis>
          <chart:series chart:style-name="ch8" chart:values-cell-range-address="Sheet1.C6:Sheet1.C405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2763625">
                <text:p>20.02763625</text:p>
                <draw:g>
                  <svg:desc>Sheet1.C6:Sheet1.C4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13818125">
                <text:p>10.01381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7587875">
                <text:p>6.67587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69090625">
                <text:p>5.00690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552725">
                <text:p>4.00552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37939375">
                <text:p>3.33793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6109089285714">
                <text:p>2.86109089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345453125">
                <text:p>2.503454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2529291666667">
                <text:p>2.22529291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02763625">
                <text:p>2.002763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2069420454545">
                <text:p>1.82069420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89696875">
                <text:p>1.668969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058740384615">
                <text:p>1.54058740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3054544642857">
                <text:p>1.430545446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517575">
                <text:p>1.33517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1727265625">
                <text:p>1.2517272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7809625">
                <text:p>1.17809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264645833333">
                <text:p>1.112646458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408611842105">
                <text:p>1.05408611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13818125">
                <text:p>1.001381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3696964285714">
                <text:p>0.95369696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0347102272727">
                <text:p>0.9103471022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0766793478261">
                <text:p>0.870766793478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448484375">
                <text:p>0.834484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110545">
                <text:p>0.80110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70293701923077">
                <text:p>0.770293701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41764305555555">
                <text:p>0.741764305555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15272723214286">
                <text:p>0.7152727232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0608146551724">
                <text:p>0.690608146551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7587875">
                <text:p>0.667587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6052782258064">
                <text:p>0.646052782258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58636328125">
                <text:p>0.625863632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6898068181818">
                <text:p>0.606898068181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9048125">
                <text:p>0.58904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2218178571428">
                <text:p>0.5722181785714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56323229166667">
                <text:p>0.5563232291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1287466216216">
                <text:p>0.541287466216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7043059210526">
                <text:p>0.527043059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3529134615385">
                <text:p>0.513529134615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069090625">
                <text:p>0.5006909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88478932926829">
                <text:p>0.48847893292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6848482142857">
                <text:p>0.476848482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65758982558139">
                <text:p>0.465758982558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55173551136364">
                <text:p>0.45517355113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5058583333333">
                <text:p>0.44505858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538339673913">
                <text:p>0.43538339673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6119920212766">
                <text:p>0.426119920212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7242421875">
                <text:p>0.41724242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8727270408163">
                <text:p>0.4087272704081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0552725">
                <text:p>0.400552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269875">
                <text:p>0.39269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146850961538">
                <text:p>0.385146850961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7879929245283">
                <text:p>0.377879929245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0882152777778">
                <text:p>0.370882152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4138840909091">
                <text:p>0.364138840909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7636361607143">
                <text:p>0.35763636160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1362039473684">
                <text:p>0.351362039473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5304073275862">
                <text:p>0.345304073275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9451461864407">
                <text:p>0.3394514618644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37939375">
                <text:p>0.333793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8321905737705">
                <text:p>0.328321905737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3026391129032">
                <text:p>0.323026391129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7898988095238">
                <text:p>0.317898988095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293181640625">
                <text:p>0.3129318164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117480769231">
                <text:p>0.308117480769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3449034090909">
                <text:p>0.303449034090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8919944029851">
                <text:p>0.298919944029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45240625">
                <text:p>0.294524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0255597826087">
                <text:p>0.290255597826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6109089285714">
                <text:p>0.286109089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2079383802817">
                <text:p>0.2820793838028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8161614583333">
                <text:p>0.27816161458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74351181506849">
                <text:p>0.2743511815068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0643733108108">
                <text:p>0.270643733108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703515">
                <text:p>0.26703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3521529605263">
                <text:p>0.263521529605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0099172077922">
                <text:p>0.2600991720779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6764567307692">
                <text:p>0.2567645673076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3514382911392">
                <text:p>0.2535143829113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0345453125">
                <text:p>0.25034545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7254768518518">
                <text:p>0.247254768518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4239466463415">
                <text:p>0.244239466463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1296822289156">
                <text:p>0.241296822289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8424241071428">
                <text:p>0.2384242410714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561925">
                <text:p>0.23561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287949127907">
                <text:p>0.23287949127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0202715517241">
                <text:p>0.230202715517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7586775568182">
                <text:p>0.227586775568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5029620786517">
                <text:p>0.225029620786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2529291666667">
                <text:p>0.222529291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0083914835165">
                <text:p>0.2200839148351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17691698369565">
                <text:p>0.2176916983695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5350927419355">
                <text:p>0.215350927419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3059960106383">
                <text:p>0.2130599601063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1081722368421">
                <text:p>0.21081722368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86212109375">
                <text:p>0.208621210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6470476804124">
                <text:p>0.2064704768041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4363635204082">
                <text:p>0.204363635204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2299356060606">
                <text:p>0.202299356060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02763625">
                <text:p>0.2002763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8293428217822">
                <text:p>0.1982934282178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6349375">
                <text:p>0.196349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4443070388349">
                <text:p>0.1944430703883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2573425480769">
                <text:p>0.1925734254807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0739392857143">
                <text:p>0.19073939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8939964622641">
                <text:p>0.1889399646226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7174170560748">
                <text:p>0.1871741705607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85441076388889">
                <text:p>0.1854410763888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83739782110092">
                <text:p>0.1837397821100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2069420454545">
                <text:p>0.1820694204545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0429155405405">
                <text:p>0.1804291554054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8818180803571">
                <text:p>0.178818180803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7235719026549">
                <text:p>0.1772357190265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5681019736842">
                <text:p>0.1756810197368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4153358695652">
                <text:p>0.174153358695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72652036637931">
                <text:p>0.1726520366379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71176378205128">
                <text:p>0.171176378205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9725730932203">
                <text:p>0.1697257309322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8299464285714">
                <text:p>0.1682994642857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689696875">
                <text:p>0.16689696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5517654958678">
                <text:p>0.1655176549586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4160952868852">
                <text:p>0.1641609528688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282631097561">
                <text:p>0.162826310975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1513195564516">
                <text:p>0.1615131955645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022109">
                <text:p>0.160221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58949494047619">
                <text:p>0.1589494940476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7697923228346">
                <text:p>0.1576979232283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6465908203125">
                <text:p>0.1564659082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55252994186046">
                <text:p>0.1552529941860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54058740384615">
                <text:p>0.154058740384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52882719465649">
                <text:p>0.152882719465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51724517045454">
                <text:p>0.1517245170454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50583731203007">
                <text:p>0.150583731203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9459972014925">
                <text:p>0.1494599720149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8352861111111">
                <text:p>0.148352861111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726203125">
                <text:p>0.1472620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6187125912409">
                <text:p>0.146187125912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5127798913043">
                <text:p>0.145127798913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4083714028777">
                <text:p>0.1440837140287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3054544642857">
                <text:p>0.1430545446428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2039973404255">
                <text:p>0.1420399734042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039691901408">
                <text:p>0.141039691901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005340034965">
                <text:p>0.140053400349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9080807291667">
                <text:p>0.139080807291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8121629310345">
                <text:p>0.1381216293103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37175590753425">
                <text:p>0.137175590753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36242423469388">
                <text:p>0.1362424234693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35321866554054">
                <text:p>0.1353218665540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34413666107383">
                <text:p>0.1344136661073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33517575">
                <text:p>0.1335175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2633352649007">
                <text:p>0.1326333526490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31760764802632">
                <text:p>0.131760764802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0899583333333">
                <text:p>0.13089958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0049586038961">
                <text:p>0.1300495860389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9210556451613">
                <text:p>0.1292105564516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28382283653846">
                <text:p>0.1283822836538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7564562101911">
                <text:p>0.1275645621019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26757191455696">
                <text:p>0.1267571914556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25959976415094">
                <text:p>0.1259599764150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251727265625">
                <text:p>0.125172726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2439525621118">
                <text:p>0.124395256211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3627384259259">
                <text:p>0.1236273842592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286893404908">
                <text:p>0.122868934049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22119733231707">
                <text:p>0.1221197332317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21379613636364">
                <text:p>0.1213796136363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20648411144578">
                <text:p>0.1206484111445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9925965568862">
                <text:p>0.1199259655688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9212120535714">
                <text:p>0.119212120535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18506723372781">
                <text:p>0.1185067233727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7809625">
                <text:p>0.117809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7120679824561">
                <text:p>0.1171206798245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6439745639535">
                <text:p>0.1164397456395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15766683526012">
                <text:p>0.1157666835260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15101357758621">
                <text:p>0.1151013577586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14443635714286">
                <text:p>0.1144436357142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13793387784091">
                <text:p>0.1137933877840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13150487288136">
                <text:p>0.1131504872881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12514810393258">
                <text:p>0.1125148103932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1188623603352">
                <text:p>0.111886236033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11264645833333">
                <text:p>0.1112646458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10649924033149">
                <text:p>0.1106499240331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0041957417582">
                <text:p>0.1100419574175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09440635245902">
                <text:p>0.1094406352459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08845849184783">
                <text:p>0.1088458491847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08257493243243">
                <text:p>0.1082574932432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07675463709677">
                <text:p>0.1076754637096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07099659090909">
                <text:p>0.1070996590909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06529980053191">
                <text:p>0.1065299800531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05966329365079">
                <text:p>0.1059663293650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5408611842105">
                <text:p>0.1054086118421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4856734293194">
                <text:p>0.1048567342931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0431060546875">
                <text:p>0.10431060546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3770136010363">
                <text:p>0.1037701360103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3235238402062">
                <text:p>0.1032352384020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2705826923077">
                <text:p>0.1027058269230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2181817602041">
                <text:p>0.1021818176020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1663128172589">
                <text:p>0.1016631281725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01149678030303">
                <text:p>0.1011496780303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0641388190955">
                <text:p>0.1006413881909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013818125">
                <text:p>0.10013818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996399813432836">
                <text:p>0.09963998134328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991467141089109">
                <text:p>0.0991467141089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86583066502463">
                <text:p>0.09865830665024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81746875">
                <text:p>0.0981746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76957865853658">
                <text:p>0.09769578658536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972215351941748">
                <text:p>0.09722153519417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96751865942029">
                <text:p>0.0967518659420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962867127403846">
                <text:p>0.09628671274038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58260107655502">
                <text:p>0.09582601076555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53696964285714">
                <text:p>0.09536969642857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49177073459715">
                <text:p>0.09491770734597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944699823113207">
                <text:p>0.09446998231132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940264612676056">
                <text:p>0.09402646126760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35870852803738">
                <text:p>0.09358708528037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931517965116279">
                <text:p>0.09315179651162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927205381944444">
                <text:p>0.0927205381944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922932546082949">
                <text:p>0.09229325460829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918698910550459">
                <text:p>0.09186989105504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14503938356164">
                <text:p>0.09145039383561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10347102272727">
                <text:p>0.09103471022727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06227884615384">
                <text:p>0.09062278846153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02145777027027">
                <text:p>0.09021457770270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98100280269058">
                <text:p>0.08981002802690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94090904017857">
                <text:p>0.08940909040178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90117166666667">
                <text:p>0.08901171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86178595132743">
                <text:p>0.08861785951327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882274724669603">
                <text:p>0.08822747246696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7840509868421">
                <text:p>0.0878405098684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74569268558952">
                <text:p>0.08745692685589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70766793478261">
                <text:p>0.08707667934782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6699724025974">
                <text:p>0.0866997240259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63260183189655">
                <text:p>0.08632601831896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59555203862661">
                <text:p>0.08595552038626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55881891025641">
                <text:p>0.08558818910256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52239840425532">
                <text:p>0.08522398404255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48628654661017">
                <text:p>0.08486286546610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45047943037974">
                <text:p>0.08450479430379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41497321428571">
                <text:p>0.08414973214285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37976412133891">
                <text:p>0.0837976412133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3448484375">
                <text:p>0.083448484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31022251037344">
                <text:p>0.08310222510373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27588274793388">
                <text:p>0.08275882747933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24182561728395">
                <text:p>0.08241825617283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20804764344262">
                <text:p>0.08208047643442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17454540816326">
                <text:p>0.08174545408163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14131554878049">
                <text:p>0.08141315548780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10835475708502">
                <text:p>0.08108354757085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0756597782258">
                <text:p>0.0807565977822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04322740963855">
                <text:p>0.08043227409638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0110545">
                <text:p>0.0801105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797913794820717">
                <text:p>0.07979137948207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94747470238095">
                <text:p>0.07947474702380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791606175889328">
                <text:p>0.07916061758893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88489616141732">
                <text:p>0.07884896161417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853975">
                <text:p>0.078539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82329541015625">
                <text:p>0.078232954101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79285457198443">
                <text:p>0.07792854571984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776264970930232">
                <text:p>0.07762649709302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73267808880309">
                <text:p>0.07732678088803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770293701923077">
                <text:p>0.07702937019230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67342385057471">
                <text:p>0.07673423850574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64413597328244">
                <text:p>0.0764413597328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61507081749049">
                <text:p>0.07615070817490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58622585227273">
                <text:p>0.07586225852272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55759858490566">
                <text:p>0.07557598584905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52918656015037">
                <text:p>0.07529186560150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50098735955056">
                <text:p>0.07500987359550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47299860074627">
                <text:p>0.07472998600746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44521793680297">
                <text:p>0.07445217936802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41764305555555">
                <text:p>0.07417643055555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39027167896679">
                <text:p>0.07390271678966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73631015625">
                <text:p>0.073631015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733613049450549">
                <text:p>0.07336130494505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30935629562044">
                <text:p>0.07309356295620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28277681818182">
                <text:p>0.07282776818181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25638994565217">
                <text:p>0.07256389945652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723019359205776">
                <text:p>0.07230193592057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20418570143885">
                <text:p>0.07204185701438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17836424731182">
                <text:p>0.07178364247311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15272723214285">
                <text:p>0.07152727232142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12727268683274">
                <text:p>0.07127272686832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10199867021276">
                <text:p>0.07101998670212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07690326855124">
                <text:p>0.07076903268551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705198459507042">
                <text:p>0.07051984595070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02724078947368">
                <text:p>0.07027240789473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00267001748252">
                <text:p>0.07002670017482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97827047038327">
                <text:p>0.06978270470383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695404036458333">
                <text:p>0.0695404036458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692997794117647">
                <text:p>0.06929977941176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690608146551724">
                <text:p>0.06906081465517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688234922680412">
                <text:p>0.06882349226804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685877953767123">
                <text:p>0.06858779537671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683537073378839">
                <text:p>0.06835370733788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681212117346939">
                <text:p>0.06812121173469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678902923728813">
                <text:p>0.06789029237288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67660933277027">
                <text:p>0.0676609332770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674331186868687">
                <text:p>0.06743311868686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672068330536913">
                <text:p>0.06720683305369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669820610367893">
                <text:p>0.06698206103678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667587875">
                <text:p>0.0667587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665369975083056">
                <text:p>0.06653699750830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663166763245033">
                <text:p>0.06631667632450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60978094059406">
                <text:p>0.06609780940594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658803824013158">
                <text:p>0.06588038240131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65664381147541">
                <text:p>0.0656643811475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654497916666666">
                <text:p>0.06544979166666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652366001628664">
                <text:p>0.0652366001628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650247930194805">
                <text:p>0.06502479301948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648143567961165">
                <text:p>0.06481435679611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646052782258064">
                <text:p>0.06460527822580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43975442122186">
                <text:p>0.06439754421221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641911418269231">
                <text:p>0.06419114182692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39860583067093">
                <text:p>0.06398605830670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637822810509554">
                <text:p>0.06378228105095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635797976190476">
                <text:p>0.06357979761904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633785957278481">
                <text:p>0.06337859572784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631786632492113">
                <text:p>0.06317866324921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629799882075471">
                <text:p>0.06297998820754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627825587774294">
                <text:p>0.06278255877742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6258636328125">
                <text:p>0.0625863632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623913901869159">
                <text:p>0.06239139018691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621976281055901">
                <text:p>0.06219762810559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620050657894737">
                <text:p>0.06200506578947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618136921296296">
                <text:p>0.06181369212962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616234961538461">
                <text:p>0.06162349615384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614344670245399">
                <text:p>0.06143446702453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612465940366972">
                <text:p>0.06124659403669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610598666158536">
                <text:p>0.06105986661585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608742743161094">
                <text:p>0.06087427431610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06898068181818">
                <text:p>0.06068980681818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05064539274924">
                <text:p>0.06050645392749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603242055722891">
                <text:p>0.06032420557228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01430518018018">
                <text:p>0.06014305180180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99629827844311">
                <text:p>0.05996298278443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97839888059701">
                <text:p>0.05978398880597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596060602678571">
                <text:p>0.05960606026785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94291876854599">
                <text:p>0.05942918768545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592533616863905">
                <text:p>0.05925336168639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90785730088495">
                <text:p>0.05907857300884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589048125">
                <text:p>0.0589048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587320711143695">
                <text:p>0.05873207111436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85603399122807">
                <text:p>0.05856033991228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8389610058309">
                <text:p>0.0583896100583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82198728197674">
                <text:p>0.05821987281976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80511195652174">
                <text:p>0.05805111956521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78833417630058">
                <text:p>0.05788334176300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77165309798271">
                <text:p>0.05771653097982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575506788793103">
                <text:p>0.05755067887931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73857772206304">
                <text:p>0.05738577722063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572218178571429">
                <text:p>0.05722181785714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570587927350427">
                <text:p>0.05705879273504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68966938920454">
                <text:p>0.0568966938920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67355134560906">
                <text:p>0.05673551345609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65752436440678">
                <text:p>0.05657524364406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64158767605634">
                <text:p>0.05641587676056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562574051966292">
                <text:p>0.0562574051966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60998214285714">
                <text:p>0.05609982142857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59431180167598">
                <text:p>0.05594311801675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57872876044568">
                <text:p>0.05578728760445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556323229166667">
                <text:p>0.05563232291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54782167590028">
                <text:p>0.05547821675900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553249620165746">
                <text:p>0.05532496201657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51725516528926">
                <text:p>0.05517255165289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50209787087912">
                <text:p>0.05502097870879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548702363013698">
                <text:p>0.05487023630136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47203176229508">
                <text:p>0.05472031762295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45712159400545">
                <text:p>0.05457121594005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44229245923913">
                <text:p>0.05442292459239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42754369918699">
                <text:p>0.05427543699186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41287466216216">
                <text:p>0.05412874662162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39828470350404">
                <text:p>0.05398284703504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38377318548387">
                <text:p>0.05383773185483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36933947721179">
                <text:p>0.05369339477211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35498295454545">
                <text:p>0.05354982954545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5340703">
                <text:p>0.053407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32649900265957">
                <text:p>0.05326499002659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531237035809018">
                <text:p>0.05312370358090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29831646825397">
                <text:p>0.05298316468253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52843367414248">
                <text:p>0.0528433674142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527043059210526">
                <text:p>0.0527043059210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25659744094488">
                <text:p>0.05256597440944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24283671465968">
                <text:p>0.05242836714659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229147845953">
                <text:p>0.052291478459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52155302734375">
                <text:p>0.052155302734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520198344155844">
                <text:p>0.05201983441558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18850680051813">
                <text:p>0.05188506800518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517509980620155">
                <text:p>0.05175099806201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16176192010309">
                <text:p>0.05161761920103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51484926092545">
                <text:p>0.0514849260925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513529134615384">
                <text:p>0.05135291346153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12215760869565">
                <text:p>0.05122157608695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510909088010204">
                <text:p>0.05109090880102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509609064885496">
                <text:p>0.05096090648854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508315640862944">
                <text:p>0.05083156408629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507028765822785">
                <text:p>0.05070287658227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05748390151515">
                <text:p>0.05057483901515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04474464735516">
                <text:p>0.05044744647355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03206940954774">
                <text:p>0.05032069409547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01945770676692">
                <text:p>0.05019457706766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50069090625">
                <text:p>0.05006909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